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T2_3" style:family="text"/>
    <style:style style:name="T2_4" style:family="text">
      <style:text-properties fo:color="#1155cc" style:text-underline-style="solid" style:text-underline-color="font-color"/>
    </style:style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T2_7" style:family="text"/>
    <style:style style:name="T2_8" style:family="text">
      <style:text-properties fo:color="#1155cc" style:text-underline-style="solid" style:text-underline-color="font-color"/>
    </style:style>
    <style:style style:name="T2_9" style:family="text"/>
    <style:style style:name="T2_10" style:family="text">
      <style:text-properties fo:color="#1155cc" style:text-underline-style="solid" style:text-underline-color="font-color"/>
    </style:style>
    <style:style style:name="T2_11" style:family="text"/>
    <style:style style:name="T2_12" style:family="text">
      <style:text-properties fo:color="#1155cc" style:text-underline-style="solid" style:text-underline-color="font-color"/>
    </style:style>
    <style:style style:name="T2_13" style:family="text"/>
    <style:style style:name="T2_14" style:family="text">
      <style:text-properties fo:color="#1155cc" style:text-underline-style="solid" style:text-underline-color="font-color"/>
    </style:style>
    <style:style style:name="T2_15" style:family="text"/>
    <style:style style:name="T2_16" style:family="text">
      <style:text-properties fo:color="#1155cc" style:text-underline-style="solid" style:text-underline-color="font-color"/>
    </style:style>
    <style:style style:name="T2_17" style:family="text"/>
    <style:style style:name="T2_18" style:family="text">
      <style:text-properties fo:color="#1155cc" style:text-underline-style="solid" style:text-underline-color="font-color"/>
    </style:style>
    <style:style style:name="T2_19" style:family="text"/>
    <style:style style:name="T2_20" style:family="text">
      <style:text-properties fo:color="#1155cc" style:text-underline-style="solid" style:text-underline-color="font-color"/>
    </style:style>
    <style:style style:name="T2_21" style:family="text"/>
    <style:style style:name="T2_22" style:family="text">
      <style:text-properties fo:color="#1155cc" style:text-underline-style="solid" style:text-underline-color="font-color"/>
    </style:style>
    <style:style style:name="T2_23" style:family="text"/>
    <style:style style:name="T2_24" style:family="text">
      <style:text-properties fo:color="#1155cc" style:text-underline-style="solid" style:text-underline-color="font-color"/>
    </style:style>
    <style:style style:name="T2_25" style:family="text"/>
    <style:style style:name="T2_26" style:family="text">
      <style:text-properties fo:color="#1155cc" style:text-underline-style="solid" style:text-underline-color="font-color"/>
    </style:style>
    <style:style style:name="T2_27" style:family="text"/>
    <style:style style:name="T2_28" style:family="text">
      <style:text-properties fo:color="#1155cc" style:text-underline-style="solid" style:text-underline-color="font-color"/>
    </style:style>
    <style:style style:name="T2_29" style:family="text"/>
    <style:style style:name="T2_30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line-height="115%" fo:margin-top="0cm" fo:margin-bottom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T3_27" style:family="text"/>
    <style:style style:name="T3_28" style:family="text">
      <style:text-properties fo:color="#1155cc" style:text-underline-style="solid" style:text-underline-color="font-color"/>
    </style:style>
    <style:style style:name="T3_29" style:family="text"/>
    <style:style style:name="T3_30" style:family="text">
      <style:text-properties fo:color="#1155cc" style:text-underline-style="solid" style:text-underline-color="font-color"/>
    </style:style>
    <style:style style:name="T3_31" style:family="text"/>
    <style:style style:name="T3_32" style:family="text">
      <style:text-properties fo:color="#1155cc" style:text-underline-style="solid" style:text-underline-color="font-color"/>
    </style:style>
    <style:style style:name="T3_33" style:family="text"/>
    <style:style style:name="T3_34" style:family="text">
      <style:text-properties fo:color="#1155cc" style:text-underline-style="solid" style:text-underline-color="font-color"/>
    </style:style>
    <style:style style:name="T3_35" style:family="text"/>
    <style:style style:name="T3_36" style:family="text">
      <style:text-properties fo:color="#1155cc" style:text-underline-style="solid" style:text-underline-color="font-color"/>
    </style:style>
    <style:style style:name="T3_37" style:family="text"/>
    <style:style style:name="T3_38" style:family="text">
      <style:text-properties fo:color="#1155cc" style:text-underline-style="solid" style:text-underline-color="font-color"/>
    </style:style>
    <style:style style:name="T3_39" style:family="text"/>
    <style:style style:name="T3_40" style:family="text">
      <style:text-properties fo:color="#1155cc" style:text-underline-style="solid" style:text-underline-color="font-color"/>
    </style:style>
    <style:style style:name="T3_41" style:family="text"/>
    <style:style style:name="T3_42" style:family="text">
      <style:text-properties fo:color="#1155cc" style:text-underline-style="solid" style:text-underline-color="font-color"/>
    </style:style>
    <style:style style:name="T3_43" style:family="text"/>
    <style:style style:name="T3_44" style:family="text">
      <style:text-properties fo:color="#1155cc" style:text-underline-style="solid" style:text-underline-color="font-color"/>
    </style:style>
    <style:style style:name="T3_45" style:family="text"/>
    <style:style style:name="T3_46" style:family="text">
      <style:text-properties fo:color="#1155cc" style:text-underline-style="solid" style:text-underline-color="font-color"/>
    </style:style>
    <style:style style:name="T3_47" style:family="text"/>
    <style:style style:name="T3_48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 fo:font-weight="bold" style:font-weight-asian="bold" style:font-weight-complex="bold"/>
    </style:style>
    <style:style style:name="T5_2" style:family="text">
      <style:text-properties fo:font-size="12pt" style:font-size-asian="12pt" style:font-size-complex="12pt" fo:font-weight="bold" style:font-weight-asian="bold" style:font-weight-complex="bold"/>
    </style:style>
    <style:style style:name="T5_3" style:family="text">
      <style:text-properties fo:font-size="12pt" style:font-size-asian="12pt" style:font-size-complex="12pt" fo:font-weight="bold" style:font-weight-asian="bold" style:font-weight-complex="bold"/>
    </style:style>
    <style:style style:name="T5_4" style:family="text">
      <style:text-properties fo:font-size="12pt" style:font-size-asian="12pt" style:font-size-complex="12pt" fo:font-weight="bold" style:font-weight-asian="bold" style:font-weight-complex="bold"/>
    </style:style>
    <style:style style:name="T5_5" style:family="text">
      <style:text-properties fo:font-size="12pt" style:font-size-asian="12pt" style:font-size-complex="12pt" fo:font-weight="bold" style:font-weight-asian="bold" style:font-weight-complex="bold"/>
    </style:style>
    <style:style style:name="T5_6" style:family="text">
      <style:text-properties fo:font-size="12pt" style:font-size-asian="12pt" style:font-size-complex="12pt" fo:font-weight="bold" style:font-weight-asian="bold" style:font-weight-complex="bold"/>
    </style:style>
    <style:style style:name="T5_7" style:family="text">
      <style:text-properties fo:font-size="12pt" style:font-size-asian="12pt" style:font-size-complex="12pt" fo:font-weight="bold" style:font-weight-asian="bold" style:font-weight-complex="bold"/>
    </style:style>
    <style:style style:name="T5_8" style:family="text">
      <style:text-properties fo:font-size="12pt" style:font-size-asian="12pt" style:font-size-complex="12pt" fo:font-weight="bold" style:font-weight-asian="bold" style:font-weight-complex="bold"/>
    </style:style>
    <style:style style:name="T5_9" style:family="text">
      <style:text-properties fo:font-size="12pt" style:font-size-asian="12pt" style:font-size-complex="12pt" fo:font-weight="bold" style:font-weight-asian="bold" style:font-weight-complex="bold"/>
    </style:style>
    <style:style style:name="T5_10" style:family="text">
      <style:text-properties fo:font-size="12pt" style:font-size-asian="12pt" style:font-size-complex="12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T6_19" style:family="text"/>
    <style:style style:name="T6_20" style:family="text">
      <style:text-properties fo:color="#1155cc" style:text-underline-style="solid" style:text-underline-color="font-color"/>
    </style:style>
    <style:style style:name="T6_21" style:family="text"/>
    <style:style style:name="T6_22" style:family="text">
      <style:text-properties fo:color="#1155cc" style:text-underline-style="solid" style:text-underline-color="font-color"/>
    </style:style>
    <style:style style:name="T6_23" style:family="text"/>
    <style:style style:name="T6_24" style:family="text">
      <style:text-properties fo:color="#1155cc" style:text-underline-style="solid" style:text-underline-color="font-color"/>
    </style:style>
    <style:style style:name="T6_25" style:family="text"/>
    <style:style style:name="T6_26" style:family="text">
      <style:text-properties fo:color="#1155cc" style:text-underline-style="solid" style:text-underline-color="font-color"/>
    </style:style>
    <style:style style:name="T6_27" style:family="text"/>
    <style:style style:name="T6_28" style:family="text">
      <style:text-properties fo:color="#1155cc" style:text-underline-style="solid" style:text-underline-color="font-color"/>
    </style:style>
    <style:style style:name="T6_29" style:family="text"/>
    <style:style style:name="T6_30" style:family="text">
      <style:text-properties fo:color="#1155cc" style:text-underline-style="solid" style:text-underline-color="font-color"/>
    </style:style>
    <style:style style:name="T6_31" style:family="text"/>
    <style:style style:name="T6_32" style:family="text">
      <style:text-properties fo:color="#1155cc" style:text-underline-style="solid" style:text-underline-color="font-color"/>
    </style:style>
    <style:style style:name="T6_33" style:family="text"/>
    <style:style style:name="T6_34" style:family="text">
      <style:text-properties fo:color="#1155cc" style:text-underline-style="solid" style:text-underline-color="font-color"/>
    </style:style>
    <style:style style:name="T6_35" style:family="text"/>
    <style:style style:name="T6_36" style:family="text">
      <style:text-properties fo:color="#1155cc" style:text-underline-style="solid" style:text-underline-color="font-color"/>
    </style:style>
    <style:style style:name="T6_37" style:family="text"/>
    <style:style style:name="T6_38" style:family="text">
      <style:text-properties fo:color="#1155cc" style:text-underline-style="solid" style:text-underline-color="font-color"/>
    </style:style>
    <style:style style:name="T6_39" style:family="text"/>
    <style:style style:name="T6_40" style:family="text">
      <style:text-properties fo:color="#1155cc" style:text-underline-style="solid" style:text-underline-color="font-color"/>
    </style:style>
    <style:style style:name="T6_41" style:family="text"/>
    <style:style style:name="T6_42" style:family="text">
      <style:text-properties fo:color="#1155cc" style:text-underline-style="solid" style:text-underline-color="font-color"/>
    </style:style>
    <style:style style:name="T6_43" style:family="text"/>
    <style:style style:name="T6_44" style:family="text">
      <style:text-properties fo:color="#1155cc" style:text-underline-style="solid" style:text-underline-color="font-color"/>
    </style:style>
    <style:style style:name="T6_45" style:family="text"/>
    <style:style style:name="T6_46" style:family="text">
      <style:text-properties fo:color="#1155cc" style:text-underline-style="solid" style:text-underline-color="font-color"/>
    </style:style>
    <style:style style:name="T6_47" style:family="text"/>
    <style:style style:name="T6_48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T7_15" style:family="text"/>
    <style:style style:name="T7_16" style:family="text">
      <style:text-properties fo:color="#1155cc" style:text-underline-style="solid" style:text-underline-color="font-color"/>
    </style:style>
    <style:style style:name="T7_17" style:family="text"/>
    <style:style style:name="T7_18" style:family="text">
      <style:text-properties fo:color="#1155cc" style:text-underline-style="solid" style:text-underline-color="font-color"/>
    </style:style>
    <style:style style:name="T7_19" style:family="text"/>
    <style:style style:name="T7_20" style:family="text">
      <style:text-properties fo:color="#1155cc" style:text-underline-style="solid" style:text-underline-color="font-color"/>
    </style:style>
    <style:style style:name="T7_21" style:family="text"/>
    <style:style style:name="T7_22" style:family="text">
      <style:text-properties fo:color="#1155cc" style:text-underline-style="solid" style:text-underline-color="font-color"/>
    </style:style>
    <style:style style:name="T7_23" style:family="text"/>
    <style:style style:name="T7_24" style:family="text">
      <style:text-properties fo:color="#1155cc" style:text-underline-style="solid" style:text-underline-color="font-color"/>
    </style:style>
    <style:style style:name="T7_25" style:family="text"/>
    <style:style style:name="T7_26" style:family="text">
      <style:text-properties fo:color="#1155cc" style:text-underline-style="solid" style:text-underline-color="font-color"/>
    </style:style>
    <style:style style:name="T7_27" style:family="text"/>
    <style:style style:name="T7_28" style:family="text">
      <style:text-properties fo:color="#1155cc" style:text-underline-style="solid" style:text-underline-color="font-color"/>
    </style:style>
    <style:style style:name="T7_29" style:family="text"/>
    <style:style style:name="T7_30" style:family="text">
      <style:text-properties fo:color="#1155cc" style:text-underline-style="solid" style:text-underline-color="font-color"/>
    </style:style>
    <style:style style:name="T7_31" style:family="text"/>
    <style:style style:name="T7_32" style:family="text">
      <style:text-properties fo:color="#1155cc" style:text-underline-style="solid" style:text-underline-color="font-color"/>
    </style:style>
    <style:style style:name="T7_33" style:family="text"/>
    <style:style style:name="T7_34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T8_15" style:family="text"/>
    <style:style style:name="T8_16" style:family="text">
      <style:text-properties fo:color="#1155cc" style:text-underline-style="solid" style:text-underline-color="font-color"/>
    </style:style>
    <style:style style:name="T8_17" style:family="text"/>
    <style:style style:name="T8_18" style:family="text">
      <style:text-properties fo:color="#1155cc" style:text-underline-style="solid" style:text-underline-color="font-color"/>
    </style:style>
    <style:style style:name="T8_19" style:family="text"/>
    <style:style style:name="T8_20" style:family="text">
      <style:text-properties fo:color="#1155cc" style:text-underline-style="solid" style:text-underline-color="font-color"/>
    </style:style>
    <style:style style:name="T8_21" style:family="text"/>
    <style:style style:name="T8_22" style:family="text">
      <style:text-properties fo:color="#1155cc" style:text-underline-style="solid" style:text-underline-color="font-color"/>
    </style:style>
    <style:style style:name="T8_23" style:family="text"/>
    <style:style style:name="T8_24" style:family="text">
      <style:text-properties fo:color="#1155cc" style:text-underline-style="solid" style:text-underline-color="font-color"/>
    </style:style>
    <style:style style:name="T8_25" style:family="text"/>
    <style:style style:name="T8_26" style:family="text">
      <style:text-properties fo:color="#1155cc" style:text-underline-style="solid" style:text-underline-color="font-color"/>
    </style:style>
    <style:style style:name="T8_27" style:family="text"/>
    <style:style style:name="T8_28" style:family="text">
      <style:text-properties fo:color="#1155cc" style:text-underline-style="solid" style:text-underline-color="font-color"/>
    </style:style>
    <style:style style:name="T8_29" style:family="text"/>
    <style:style style:name="T8_30" style:family="text">
      <style:text-properties fo:color="#1155cc" style:text-underline-style="solid" style:text-underline-color="font-color"/>
    </style:style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P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2pt" style:font-size-asian="12pt" style:font-size-complex="12pt" fo:font-weight="bold" style:font-weight-asian="bold" style:font-weight-complex="bold"/>
    </style:style>
    <style:style style:name="T10_2" style:family="text">
      <style:text-properties fo:font-size="12pt" style:font-size-asian="12pt" style:font-size-complex="12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color="#0b5394" fo:font-weight="bold" style:font-weight-asian="bold" style:font-weight-complex="bold"/>
    </style:style>
    <style:style style:name="T12_2" style:family="text">
      <style:text-properties fo:color="#0b5394" fo:font-weight="bold" style:font-weight-asian="bold" style:font-weight-complex="bold"/>
    </style:style>
    <style:style style:name="T12_3" style:family="text">
      <style:text-properties fo:color="#0b5394" fo:font-weight="bold" style:font-weight-asian="bold" style:font-weight-complex="bold"/>
    </style:style>
    <style:style style:name="T12_4" style:family="text">
      <style:text-properties fo:color="#0b5394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color="#0b5394"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color="#b45f06" style:text-underline-style="solid" style:text-underline-color="font-color"/>
    </style:style>
    <style:style style:name="T14_2" style:family="text">
      <style:text-properties fo:color="#b45f06" style:text-underline-style="solid" style:text-underline-color="font-color"/>
    </style:style>
    <style:style style:name="T14_3" style:family="text">
      <style:text-properties fo:color="#b45f06" style:text-underline-style="solid" style:text-underline-color="font-color"/>
    </style:style>
    <style:style style:name="T14_4" style:family="text">
      <style:text-properties fo:color="#b45f06" style:text-underline-style="solid" style:text-underline-color="font-color"/>
    </style:style>
    <style:style style:name="T14_5" style:family="text">
      <style:text-properties fo:color="#b45f06" style:text-underline-style="solid" style:text-underline-color="font-color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color="#666666"/>
    </style:style>
    <style:style style:name="T18_2" style:family="text">
      <style:text-properties fo:color="#666666"/>
    </style:style>
    <style:style style:name="T18_3" style:family="text">
      <style:text-properties fo:color="#666666"/>
    </style:style>
    <style:style style:name="T18_4" style:family="text">
      <style:text-properties fo:color="#666666"/>
    </style:style>
    <style:style style:name="T18_5" style:family="text">
      <style:text-properties fo:color="#666666"/>
    </style:style>
    <style:style style:name="T18_6" style:family="text">
      <style:text-properties fo:color="#666666"/>
    </style:style>
    <style:style style:name="T18_7" style:family="text">
      <style:text-properties fo:color="#666666"/>
    </style:style>
    <style:style style:name="T18_8" style:family="text">
      <style:text-properties fo:color="#666666"/>
    </style:style>
    <style:style style:name="T18_9" style:family="text">
      <style:text-properties fo:color="#666666"/>
    </style:style>
    <style:style style:name="T18_10" style:family="text">
      <style:text-properties fo:color="#666666"/>
    </style:style>
    <style:style style:name="T18_11" style:family="text">
      <style:text-properties fo:color="#666666"/>
    </style:style>
    <style:style style:name="T18_12" style:family="text">
      <style:text-properties fo:color="#666666"/>
    </style:style>
    <style:style style:name="T18_13" style:family="text">
      <style:text-properties fo:color="#666666"/>
    </style:style>
    <style:style style:name="T18_14" style:family="text">
      <style:text-properties fo:color="#666666"/>
    </style:style>
    <style:style style:name="P1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color="#666666" fo:font-size="9pt" style:font-size-asian="9pt" style:font-size-complex="9pt"/>
    </style:style>
    <style:style style:name="T22_2" style:family="text">
      <style:text-properties fo:color="#666666" fo:font-size="9pt" style:font-size-asian="9pt" style:font-size-complex="9pt"/>
    </style:style>
    <style:style style:name="T22_3" style:family="text">
      <style:text-properties fo:color="#666666" fo:font-size="9pt" style:font-size-asian="9pt" style:font-size-complex="9pt"/>
    </style:style>
    <style:style style:name="T22_4" style:family="text">
      <style:text-properties fo:color="#666666" fo:font-size="9pt" style:font-size-asian="9pt" style:font-size-complex="9pt"/>
    </style:style>
    <style:style style:name="T22_5" style:family="text">
      <style:text-properties fo:color="#666666" fo:font-size="9pt" style:font-size-asian="9pt" style:font-size-complex="9pt"/>
    </style:style>
    <style:style style:name="T22_6" style:family="text">
      <style:text-properties fo:color="#666666" fo:font-size="9pt" style:font-size-asian="9pt" style:font-size-complex="9pt"/>
    </style:style>
    <style:style style:name="T22_7" style:family="text">
      <style:text-properties fo:color="#666666" fo:font-size="9pt" style:font-size-asian="9pt" style:font-size-complex="9pt"/>
    </style:style>
    <style:style style:name="T22_8" style:family="text">
      <style:text-properties fo:color="#666666" fo:font-size="9pt" style:font-size-asian="9pt" style:font-size-complex="9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color="#666666" fo:font-size="9pt" style:font-size-asian="9pt" style:font-size-complex="9pt"/>
    </style:style>
    <style:style style:name="T23_2" style:family="text">
      <style:text-properties fo:color="#666666" fo:font-size="9pt" style:font-size-asian="9pt" style:font-size-complex="9pt"/>
    </style:style>
    <style:style style:name="T23_3" style:family="text">
      <style:text-properties fo:color="#666666" fo:font-size="9pt" style:font-size-asian="9pt" style:font-size-complex="9pt"/>
    </style:style>
    <style:style style:name="T23_4" style:family="text">
      <style:text-properties fo:color="#666666" fo:font-size="9pt" style:font-size-asian="9pt" style:font-size-complex="9pt"/>
    </style:style>
    <style:style style:name="T23_5" style:family="text">
      <style:text-properties fo:color="#666666" fo:font-size="9pt" style:font-size-asian="9pt" style:font-size-complex="9pt"/>
    </style:style>
    <style:style style:name="T23_6" style:family="text">
      <style:text-properties fo:color="#666666" fo:font-size="9pt" style:font-size-asian="9pt" style:font-size-complex="9pt"/>
    </style:style>
    <style:style style:name="T23_7" style:family="text">
      <style:text-properties fo:color="#666666" fo:font-size="9pt" style:font-size-asian="9pt" style:font-size-complex="9pt"/>
    </style:style>
    <style:style style:name="T23_8" style:family="text">
      <style:text-properties fo:color="#666666" fo:font-size="9pt" style:font-size-asian="9pt" style:font-size-complex="9pt"/>
    </style:style>
    <style:style style:name="T23_9" style:family="text">
      <style:text-properties fo:color="#666666" fo:font-size="9pt" style:font-size-asian="9pt" style:font-size-complex="9pt"/>
    </style:style>
    <style:style style:name="T23_10" style:family="text">
      <style:text-properties fo:color="#666666" fo:font-size="9pt" style:font-size-asian="9pt" style:font-size-complex="9pt"/>
    </style:style>
    <style:style style:name="T23_11" style:family="text">
      <style:text-properties fo:color="#666666" fo:font-size="9pt" style:font-size-asian="9pt" style:font-size-complex="9pt"/>
    </style:style>
    <style:style style:name="T23_12" style:family="text">
      <style:text-properties fo:color="#666666" fo:font-size="9pt" style:font-size-asian="9pt" style:font-size-complex="9pt"/>
    </style:style>
    <style:style style:name="T23_13" style:family="text">
      <style:text-properties fo:color="#666666" fo:font-size="9pt" style:font-size-asian="9pt" style:font-size-complex="9pt"/>
    </style:style>
    <style:style style:name="T23_14" style:family="text">
      <style:text-properties fo:color="#666666" fo:font-size="9pt" style:font-size-asian="9pt" style:font-size-complex="9pt"/>
    </style:style>
    <style:style style:name="T23_15" style:family="text">
      <style:text-properties fo:color="#666666" fo:font-size="9pt" style:font-size-asian="9pt" style:font-size-complex="9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color="#666666" fo:font-size="9pt" style:font-size-asian="9pt" style:font-size-complex="9pt"/>
    </style:style>
    <style:style style:name="T24_2" style:family="text">
      <style:text-properties fo:color="#666666" fo:font-size="9pt" style:font-size-asian="9pt" style:font-size-complex="9pt"/>
    </style:style>
    <style:style style:name="T24_3" style:family="text">
      <style:text-properties fo:color="#666666" fo:font-size="9pt" style:font-size-asian="9pt" style:font-size-complex="9pt"/>
    </style:style>
    <style:style style:name="T24_4" style:family="text">
      <style:text-properties fo:color="#666666" fo:font-size="9pt" style:font-size-asian="9pt" style:font-size-complex="9pt"/>
    </style:style>
    <style:style style:name="T24_5" style:family="text">
      <style:text-properties fo:color="#666666" fo:font-size="9pt" style:font-size-asian="9pt" style:font-size-complex="9pt"/>
    </style:style>
    <style:style style:name="T24_6" style:family="text">
      <style:text-properties fo:color="#666666" fo:font-size="9pt" style:font-size-asian="9pt" style:font-size-complex="9pt"/>
    </style:style>
    <style:style style:name="T24_7" style:family="text">
      <style:text-properties fo:color="#666666" fo:font-size="9pt" style:font-size-asian="9pt" style:font-size-complex="9pt"/>
    </style:style>
    <style:style style:name="T24_8" style:family="text">
      <style:text-properties fo:color="#666666" fo:font-size="9pt" style:font-size-asian="9pt" style:font-size-complex="9pt"/>
    </style:style>
    <style:style style:name="T24_9" style:family="text">
      <style:text-properties fo:color="#666666" fo:font-size="9pt" style:font-size-asian="9pt" style:font-size-complex="9pt"/>
    </style:style>
    <style:style style:name="T24_10" style:family="text">
      <style:text-properties fo:color="#666666" fo:font-size="9pt" style:font-size-asian="9pt" style:font-size-complex="9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color="#666666" fo:font-size="9pt" style:font-size-asian="9pt" style:font-size-complex="9pt"/>
    </style:style>
    <style:style style:name="P26" style:family="paragraph" style:parent-style-name="Standard">
      <style:paragraph-properties fo:break-before="auto" fo:line-height="115%" style:writing-mode="lr-tb"/>
      <style:text-properties fo:color="#666666" fo:font-size="9pt" style:font-size-asian="9pt" style:font-size-complex="9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color="#666666" fo:font-size="9pt" style:font-size-asian="9pt" style:font-size-complex="9pt"/>
    </style:style>
    <style:style style:name="T27_2" style:family="text">
      <style:text-properties fo:color="#666666" fo:font-size="9pt" style:font-size-asian="9pt" style:font-size-complex="9pt"/>
    </style:style>
    <style:style style:name="T27_3" style:family="text">
      <style:text-properties fo:color="#666666" fo:font-size="9pt" style:font-size-asian="9pt" style:font-size-complex="9pt"/>
    </style:style>
    <style:style style:name="T27_4" style:family="text">
      <style:text-properties fo:color="#666666" fo:font-size="9pt" style:font-size-asian="9pt" style:font-size-complex="9pt"/>
    </style:style>
    <style:style style:name="T27_5" style:family="text">
      <style:text-properties fo:color="#666666" fo:font-size="9pt" style:font-size-asian="9pt" style:font-size-complex="9pt"/>
    </style:style>
    <style:style style:name="T27_6" style:family="text">
      <style:text-properties fo:color="#666666" fo:font-size="9pt" style:font-size-asian="9pt" style:font-size-complex="9pt"/>
    </style:style>
    <style:style style:name="T27_7" style:family="text">
      <style:text-properties fo:color="#666666" fo:font-size="9pt" style:font-size-asian="9pt" style:font-size-complex="9pt"/>
    </style:style>
    <style:style style:name="T27_8" style:family="text">
      <style:text-properties fo:color="#666666" fo:font-size="9pt" style:font-size-asian="9pt" style:font-size-complex="9pt"/>
    </style:style>
    <style:style style:name="T27_9" style:family="text">
      <style:text-properties fo:color="#666666" fo:font-size="9pt" style:font-size-asian="9pt" style:font-size-complex="9pt"/>
    </style:style>
    <style:style style:name="T27_10" style:family="text">
      <style:text-properties fo:color="#666666" fo:font-size="9pt" style:font-size-asian="9pt" style:font-size-complex="9pt"/>
    </style:style>
    <style:style style:name="T27_11" style:family="text">
      <style:text-properties fo:color="#666666" fo:font-size="9pt" style:font-size-asian="9pt" style:font-size-complex="9pt"/>
    </style:style>
    <style:style style:name="T27_12" style:family="text">
      <style:text-properties fo:color="#666666" fo:font-size="9pt" style:font-size-asian="9pt" style:font-size-complex="9pt"/>
    </style:style>
    <style:style style:name="T27_13" style:family="text">
      <style:text-properties fo:color="#666666" fo:font-size="9pt" style:font-size-asian="9pt" style:font-size-complex="9pt"/>
    </style:style>
    <style:style style:name="T27_14" style:family="text">
      <style:text-properties fo:color="#666666" fo:font-size="9pt" style:font-size-asian="9pt" style:font-size-complex="9pt"/>
    </style:style>
    <style:style style:name="T27_15" style:family="text">
      <style:text-properties fo:color="#666666" fo:font-size="9pt" style:font-size-asian="9pt" style:font-size-complex="9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color="#666666" fo:font-size="9pt" style:font-size-asian="9pt" style:font-size-complex="9pt"/>
    </style:style>
    <style:style style:name="T28_2" style:family="text">
      <style:text-properties fo:color="#666666" fo:font-size="9pt" style:font-size-asian="9pt" style:font-size-complex="9pt"/>
    </style:style>
    <style:style style:name="T28_3" style:family="text">
      <style:text-properties fo:color="#666666" fo:font-size="9pt" style:font-size-asian="9pt" style:font-size-complex="9pt"/>
    </style:style>
    <style:style style:name="T28_4" style:family="text">
      <style:text-properties fo:color="#666666" fo:font-size="9pt" style:font-size-asian="9pt" style:font-size-complex="9pt"/>
    </style:style>
    <style:style style:name="T28_5" style:family="text">
      <style:text-properties fo:color="#666666" fo:font-size="9pt" style:font-size-asian="9pt" style:font-size-complex="9pt"/>
    </style:style>
    <style:style style:name="T28_6" style:family="text">
      <style:text-properties fo:color="#666666" fo:font-size="9pt" style:font-size-asian="9pt" style:font-size-complex="9pt"/>
    </style:style>
    <style:style style:name="T28_7" style:family="text">
      <style:text-properties fo:color="#666666" fo:font-size="9pt" style:font-size-asian="9pt" style:font-size-complex="9pt"/>
    </style:style>
    <style:style style:name="T28_8" style:family="text">
      <style:text-properties fo:color="#666666" fo:font-size="9pt" style:font-size-asian="9pt" style:font-size-complex="9pt"/>
    </style:style>
    <style:style style:name="T28_9" style:family="text">
      <style:text-properties fo:color="#666666" fo:font-size="9pt" style:font-size-asian="9pt" style:font-size-complex="9pt"/>
    </style:style>
    <style:style style:name="T28_10" style:family="text">
      <style:text-properties fo:color="#666666" fo:font-size="9pt" style:font-size-asian="9pt" style:font-size-complex="9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color="#666666" fo:font-size="9pt" style:font-size-asian="9pt" style:font-size-complex="9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color="#666666" fo:font-size="9pt" style:font-size-asian="9pt" style:font-size-complex="9pt"/>
    </style:style>
    <style:style style:name="T30_2" style:family="text">
      <style:text-properties fo:color="#666666" fo:font-size="9pt" style:font-size-asian="9pt" style:font-size-complex="9pt"/>
    </style:style>
    <style:style style:name="T30_3" style:family="text">
      <style:text-properties fo:color="#666666" fo:font-size="9pt" style:font-size-asian="9pt" style:font-size-complex="9pt"/>
    </style:style>
    <style:style style:name="T30_4" style:family="text">
      <style:text-properties fo:color="#666666" fo:font-size="9pt" style:font-size-asian="9pt" style:font-size-complex="9pt"/>
    </style:style>
    <style:style style:name="T30_5" style:family="text">
      <style:text-properties fo:color="#666666" fo:font-size="9pt" style:font-size-asian="9pt" style:font-size-complex="9pt"/>
    </style:style>
    <style:style style:name="P31" style:family="paragraph" style:parent-style-name="Standard">
      <style:paragraph-properties fo:break-before="auto" fo:line-height="115%" style:writing-mode="lr-tb"/>
      <style:text-properties fo:color="#666666" fo:font-size="9pt" style:font-size-asian="9pt" style:font-size-complex="9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color="#666666" fo:font-size="9pt" style:font-size-asian="9pt" style:font-size-complex="9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color="#666666" fo:font-size="9pt" style:font-size-asian="9pt" style:font-size-complex="9pt"/>
    </style:style>
    <style:style style:name="T33_2" style:family="text">
      <style:text-properties fo:color="#666666" fo:font-size="9pt" style:font-size-asian="9pt" style:font-size-complex="9pt"/>
    </style:style>
    <style:style style:name="T33_3" style:family="text">
      <style:text-properties fo:color="#666666" fo:font-size="9pt" style:font-size-asian="9pt" style:font-size-complex="9pt"/>
    </style:style>
    <style:style style:name="T33_4" style:family="text">
      <style:text-properties fo:color="#666666" fo:font-size="9pt" style:font-size-asian="9pt" style:font-size-complex="9pt"/>
    </style:style>
    <style:style style:name="T33_5" style:family="text">
      <style:text-properties fo:color="#666666" fo:font-size="9pt" style:font-size-asian="9pt" style:font-size-complex="9pt"/>
    </style:style>
    <style:style style:name="T33_6" style:family="text">
      <style:text-properties fo:color="#666666" fo:font-size="9pt" style:font-size-asian="9pt" style:font-size-complex="9pt"/>
    </style:style>
    <style:style style:name="T33_7" style:family="text">
      <style:text-properties fo:color="#666666" fo:font-size="9pt" style:font-size-asian="9pt" style:font-size-complex="9pt"/>
    </style:style>
    <style:style style:name="T33_8" style:family="text">
      <style:text-properties fo:color="#666666" fo:font-size="9pt" style:font-size-asian="9pt" style:font-size-complex="9pt"/>
    </style:style>
    <style:style style:name="T33_9" style:family="text">
      <style:text-properties fo:color="#666666" fo:font-size="9pt" style:font-size-asian="9pt" style:font-size-complex="9pt"/>
    </style:style>
    <style:style style:name="T33_10" style:family="text">
      <style:text-properties fo:color="#666666" fo:font-size="9pt" style:font-size-asian="9pt" style:font-size-complex="9pt"/>
    </style:style>
    <style:style style:name="T33_11" style:family="text">
      <style:text-properties fo:color="#666666" fo:font-size="9pt" style:font-size-asian="9pt" style:font-size-complex="9pt"/>
    </style:style>
    <style:style style:name="T33_12" style:family="text">
      <style:text-properties fo:color="#666666" fo:font-size="9pt" style:font-size-asian="9pt" style:font-size-complex="9pt"/>
    </style:style>
    <style:style style:name="T33_13" style:family="text">
      <style:text-properties fo:color="#666666" fo:font-size="9pt" style:font-size-asian="9pt" style:font-size-complex="9pt"/>
    </style:style>
    <style:style style:name="T33_14" style:family="text">
      <style:text-properties fo:color="#666666" fo:font-size="9pt" style:font-size-asian="9pt" style:font-size-complex="9pt"/>
    </style:style>
    <style:style style:name="T33_15" style:family="text">
      <style:text-properties fo:color="#666666" fo:font-size="9pt" style:font-size-asian="9pt" style:font-size-complex="9pt"/>
    </style:style>
    <style:style style:name="T33_16" style:family="text">
      <style:text-properties fo:color="#666666" fo:font-size="9pt" style:font-size-asian="9pt" style:font-size-complex="9pt"/>
    </style:style>
    <style:style style:name="T33_17" style:family="text">
      <style:text-properties fo:color="#666666" fo:font-size="9pt" style:font-size-asian="9pt" style:font-size-complex="9pt"/>
    </style:style>
    <style:style style:name="T33_18" style:family="text">
      <style:text-properties fo:color="#666666" fo:font-size="9pt" style:font-size-asian="9pt" style:font-size-complex="9pt"/>
    </style:style>
    <style:style style:name="T33_19" style:family="text">
      <style:text-properties fo:color="#666666" fo:font-size="9pt" style:font-size-asian="9pt" style:font-size-complex="9pt"/>
    </style:style>
    <style:style style:name="T33_20" style:family="text">
      <style:text-properties fo:color="#666666" fo:font-size="9pt" style:font-size-asian="9pt" style:font-size-complex="9pt"/>
    </style:style>
    <style:style style:name="T33_21" style:family="text">
      <style:text-properties fo:color="#666666" fo:font-size="9pt" style:font-size-asian="9pt" style:font-size-complex="9pt"/>
    </style:style>
    <style:style style:name="T33_22" style:family="text">
      <style:text-properties fo:color="#666666" fo:font-size="9pt" style:font-size-asian="9pt" style:font-size-complex="9pt"/>
    </style:style>
    <style:style style:name="T33_23" style:family="text">
      <style:text-properties fo:color="#666666" fo:font-size="9pt" style:font-size-asian="9pt" style:font-size-complex="9pt"/>
    </style:style>
    <style:style style:name="T33_24" style:family="text">
      <style:text-properties fo:color="#666666" fo:font-size="9pt" style:font-size-asian="9pt" style:font-size-complex="9pt"/>
    </style:style>
    <style:style style:name="T33_25" style:family="text">
      <style:text-properties fo:color="#666666" fo:font-size="9pt" style:font-size-asian="9pt" style:font-size-complex="9pt"/>
    </style:style>
    <style:style style:name="T33_26" style:family="text">
      <style:text-properties fo:color="#666666" fo:font-size="9pt" style:font-size-asian="9pt" style:font-size-complex="9pt"/>
    </style:style>
    <style:style style:name="T33_27" style:family="text">
      <style:text-properties fo:color="#666666" fo:font-size="9pt" style:font-size-asian="9pt" style:font-size-complex="9pt"/>
    </style:style>
    <style:style style:name="T33_28" style:family="text">
      <style:text-properties fo:color="#666666" fo:font-size="9pt" style:font-size-asian="9pt" style:font-size-complex="9pt"/>
    </style:style>
    <style:style style:name="T33_29" style:family="text">
      <style:text-properties fo:color="#666666" fo:font-size="9pt" style:font-size-asian="9pt" style:font-size-complex="9pt"/>
    </style:style>
    <style:style style:name="T33_30" style:family="text">
      <style:text-properties fo:color="#666666" fo:font-size="9pt" style:font-size-asian="9pt" style:font-size-complex="9pt"/>
    </style:style>
    <style:style style:name="T33_31" style:family="text">
      <style:text-properties fo:color="#666666" fo:font-size="9pt" style:font-size-asian="9pt" style:font-size-complex="9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color="#666666" fo:font-size="9pt" style:font-size-asian="9pt" style:font-size-complex="9pt"/>
    </style:style>
    <style:style style:name="T34_2" style:family="text">
      <style:text-properties fo:color="#666666" fo:font-size="9pt" style:font-size-asian="9pt" style:font-size-complex="9pt"/>
    </style:style>
    <style:style style:name="T34_3" style:family="text">
      <style:text-properties fo:color="#666666" fo:font-size="9pt" style:font-size-asian="9pt" style:font-size-complex="9pt"/>
    </style:style>
    <style:style style:name="T34_4" style:family="text">
      <style:text-properties fo:color="#666666" fo:font-size="9pt" style:font-size-asian="9pt" style:font-size-complex="9pt"/>
    </style:style>
    <style:style style:name="T34_5" style:family="text">
      <style:text-properties fo:color="#666666" fo:font-size="9pt" style:font-size-asian="9pt" style:font-size-complex="9pt"/>
    </style:style>
    <style:style style:name="T34_6" style:family="text">
      <style:text-properties fo:color="#666666" fo:font-size="9pt" style:font-size-asian="9pt" style:font-size-complex="9pt"/>
    </style:style>
    <style:style style:name="T34_7" style:family="text">
      <style:text-properties fo:color="#666666" fo:font-size="9pt" style:font-size-asian="9pt" style:font-size-complex="9pt"/>
    </style:style>
    <style:style style:name="T34_8" style:family="text">
      <style:text-properties fo:color="#666666" fo:font-size="9pt" style:font-size-asian="9pt" style:font-size-complex="9pt"/>
    </style:style>
    <style:style style:name="T34_9" style:family="text">
      <style:text-properties fo:color="#666666" fo:font-size="9pt" style:font-size-asian="9pt" style:font-size-complex="9pt"/>
    </style:style>
    <style:style style:name="T34_10" style:family="text">
      <style:text-properties fo:color="#666666" fo:font-size="9pt" style:font-size-asian="9pt" style:font-size-complex="9pt"/>
    </style:style>
    <style:style style:name="T34_11" style:family="text">
      <style:text-properties fo:color="#666666" fo:font-size="9pt" style:font-size-asian="9pt" style:font-size-complex="9pt"/>
    </style:style>
    <style:style style:name="T34_12" style:family="text">
      <style:text-properties fo:color="#666666" fo:font-size="9pt" style:font-size-asian="9pt" style:font-size-complex="9pt"/>
    </style:style>
    <style:style style:name="T34_13" style:family="text">
      <style:text-properties fo:color="#666666" fo:font-size="9pt" style:font-size-asian="9pt" style:font-size-complex="9pt"/>
    </style:style>
    <style:style style:name="T34_14" style:family="text">
      <style:text-properties fo:color="#666666" fo:font-size="9pt" style:font-size-asian="9pt" style:font-size-complex="9pt"/>
    </style:style>
    <style:style style:name="T34_15" style:family="text">
      <style:text-properties fo:color="#666666" fo:font-size="9pt" style:font-size-asian="9pt" style:font-size-complex="9pt"/>
    </style:style>
    <style:style style:name="T34_16" style:family="text">
      <style:text-properties fo:color="#666666" fo:font-size="9pt" style:font-size-asian="9pt" style:font-size-complex="9pt"/>
    </style:style>
    <style:style style:name="T34_17" style:family="text">
      <style:text-properties fo:color="#666666" fo:font-size="9pt" style:font-size-asian="9pt" style:font-size-complex="9pt"/>
    </style:style>
    <style:style style:name="T34_18" style:family="text">
      <style:text-properties fo:color="#666666" fo:font-size="9pt" style:font-size-asian="9pt" style:font-size-complex="9pt"/>
    </style:style>
    <style:style style:name="T34_19" style:family="text">
      <style:text-properties fo:color="#666666" fo:font-size="9pt" style:font-size-asian="9pt" style:font-size-complex="9pt"/>
    </style:style>
    <style:style style:name="T34_20" style:family="text">
      <style:text-properties fo:color="#666666" fo:font-size="9pt" style:font-size-asian="9pt" style:font-size-complex="9pt"/>
    </style:style>
    <style:style style:name="T34_21" style:family="text">
      <style:text-properties fo:color="#666666" fo:font-size="9pt" style:font-size-asian="9pt" style:font-size-complex="9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color="#666666" fo:font-size="9pt" style:font-size-asian="9pt" style:font-size-complex="9pt"/>
    </style:style>
    <style:style style:name="T35_2" style:family="text">
      <style:text-properties fo:color="#666666" fo:font-size="9pt" style:font-size-asian="9pt" style:font-size-complex="9pt"/>
    </style:style>
    <style:style style:name="T35_3" style:family="text">
      <style:text-properties fo:color="#666666" fo:font-size="9pt" style:font-size-asian="9pt" style:font-size-complex="9pt"/>
    </style:style>
    <style:style style:name="T35_4" style:family="text">
      <style:text-properties fo:color="#666666" fo:font-size="9pt" style:font-size-asian="9pt" style:font-size-complex="9pt"/>
    </style:style>
    <style:style style:name="T35_5" style:family="text">
      <style:text-properties fo:color="#666666" fo:font-size="9pt" style:font-size-asian="9pt" style:font-size-complex="9pt"/>
    </style:style>
    <style:style style:name="T35_6" style:family="text">
      <style:text-properties fo:color="#666666" fo:font-size="9pt" style:font-size-asian="9pt" style:font-size-complex="9pt"/>
    </style:style>
    <style:style style:name="T35_7" style:family="text">
      <style:text-properties fo:color="#666666" fo:font-size="9pt" style:font-size-asian="9pt" style:font-size-complex="9pt"/>
    </style:style>
    <style:style style:name="T35_8" style:family="text">
      <style:text-properties fo:color="#666666" fo:font-size="9pt" style:font-size-asian="9pt" style:font-size-complex="9pt"/>
    </style:style>
    <style:style style:name="T35_9" style:family="text">
      <style:text-properties fo:color="#666666" fo:font-size="9pt" style:font-size-asian="9pt" style:font-size-complex="9pt"/>
    </style:style>
    <style:style style:name="T35_10" style:family="text">
      <style:text-properties fo:color="#666666" fo:font-size="9pt" style:font-size-asian="9pt" style:font-size-complex="9pt"/>
    </style:style>
    <style:style style:name="T35_11" style:family="text">
      <style:text-properties fo:color="#666666" fo:font-size="9pt" style:font-size-asian="9pt" style:font-size-complex="9pt"/>
    </style:style>
    <style:style style:name="T35_12" style:family="text">
      <style:text-properties fo:color="#666666" fo:font-size="9pt" style:font-size-asian="9pt" style:font-size-complex="9pt"/>
    </style:style>
    <style:style style:name="T35_13" style:family="text">
      <style:text-properties fo:color="#666666" fo:font-size="9pt" style:font-size-asian="9pt" style:font-size-complex="9pt"/>
    </style:style>
    <style:style style:name="T35_14" style:family="text">
      <style:text-properties fo:color="#666666" fo:font-size="9pt" style:font-size-asian="9pt" style:font-size-complex="9pt"/>
    </style:style>
    <style:style style:name="T35_15" style:family="text">
      <style:text-properties fo:color="#666666" fo:font-size="9pt" style:font-size-asian="9pt" style:font-size-complex="9pt"/>
    </style:style>
    <style:style style:name="T35_16" style:family="text">
      <style:text-properties fo:color="#666666" fo:font-size="9pt" style:font-size-asian="9pt" style:font-size-complex="9pt"/>
    </style:style>
    <style:style style:name="T35_17" style:family="text">
      <style:text-properties fo:color="#666666" fo:font-size="9pt" style:font-size-asian="9pt" style:font-size-complex="9pt"/>
    </style:style>
    <style:style style:name="T35_18" style:family="text">
      <style:text-properties fo:color="#666666" fo:font-size="9pt" style:font-size-asian="9pt" style:font-size-complex="9pt"/>
    </style:style>
    <style:style style:name="T35_19" style:family="text">
      <style:text-properties fo:color="#666666" fo:font-size="9pt" style:font-size-asian="9pt" style:font-size-complex="9pt"/>
    </style:style>
    <style:style style:name="T35_20" style:family="text">
      <style:text-properties fo:color="#666666" fo:font-size="9pt" style:font-size-asian="9pt" style:font-size-complex="9pt"/>
    </style:style>
    <style:style style:name="T35_21" style:family="text">
      <style:text-properties fo:color="#666666" fo:font-size="9pt" style:font-size-asian="9pt" style:font-size-complex="9pt"/>
    </style:style>
    <style:style style:name="T35_22" style:family="text">
      <style:text-properties fo:color="#666666" fo:font-size="9pt" style:font-size-asian="9pt" style:font-size-complex="9pt"/>
    </style:style>
    <style:style style:name="T35_23" style:family="text">
      <style:text-properties fo:color="#666666" fo:font-size="9pt" style:font-size-asian="9pt" style:font-size-complex="9pt"/>
    </style:style>
    <style:style style:name="T35_24" style:family="text">
      <style:text-properties fo:color="#666666" fo:font-size="9pt" style:font-size-asian="9pt" style:font-size-complex="9pt"/>
    </style:style>
    <style:style style:name="T35_25" style:family="text">
      <style:text-properties fo:color="#666666" fo:font-size="9pt" style:font-size-asian="9pt" style:font-size-complex="9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color="#666666" fo:font-size="9pt" style:font-size-asian="9pt" style:font-size-complex="9pt"/>
    </style:style>
    <style:style style:name="T36_2" style:family="text">
      <style:text-properties fo:color="#666666" fo:font-size="9pt" style:font-size-asian="9pt" style:font-size-complex="9pt"/>
    </style:style>
    <style:style style:name="T36_3" style:family="text">
      <style:text-properties fo:color="#666666" fo:font-size="9pt" style:font-size-asian="9pt" style:font-size-complex="9pt"/>
    </style:style>
    <style:style style:name="T36_4" style:family="text">
      <style:text-properties fo:color="#666666" fo:font-size="9pt" style:font-size-asian="9pt" style:font-size-complex="9pt"/>
    </style:style>
    <style:style style:name="T36_5" style:family="text">
      <style:text-properties fo:color="#666666" fo:font-size="9pt" style:font-size-asian="9pt" style:font-size-complex="9pt"/>
    </style:style>
    <style:style style:name="T36_6" style:family="text">
      <style:text-properties fo:color="#666666" fo:font-size="9pt" style:font-size-asian="9pt" style:font-size-complex="9pt"/>
    </style:style>
    <style:style style:name="T36_7" style:family="text">
      <style:text-properties fo:color="#666666" fo:font-size="9pt" style:font-size-asian="9pt" style:font-size-complex="9pt"/>
    </style:style>
    <style:style style:name="T36_8" style:family="text">
      <style:text-properties fo:color="#666666" fo:font-size="9pt" style:font-size-asian="9pt" style:font-size-complex="9pt"/>
    </style:style>
    <style:style style:name="T36_9" style:family="text">
      <style:text-properties fo:color="#666666" fo:font-size="9pt" style:font-size-asian="9pt" style:font-size-complex="9pt"/>
    </style:style>
    <style:style style:name="T36_10" style:family="text">
      <style:text-properties fo:color="#666666" fo:font-size="9pt" style:font-size-asian="9pt" style:font-size-complex="9pt"/>
    </style:style>
    <style:style style:name="T36_11" style:family="text">
      <style:text-properties fo:color="#666666" fo:font-size="9pt" style:font-size-asian="9pt" style:font-size-complex="9pt"/>
    </style:style>
    <style:style style:name="T36_12" style:family="text">
      <style:text-properties fo:color="#666666" fo:font-size="9pt" style:font-size-asian="9pt" style:font-size-complex="9pt"/>
    </style:style>
    <style:style style:name="T36_13" style:family="text">
      <style:text-properties fo:color="#666666" fo:font-size="9pt" style:font-size-asian="9pt" style:font-size-complex="9pt"/>
    </style:style>
    <style:style style:name="T36_14" style:family="text">
      <style:text-properties fo:color="#666666" fo:font-size="9pt" style:font-size-asian="9pt" style:font-size-complex="9pt"/>
    </style:style>
    <style:style style:name="T36_15" style:family="text">
      <style:text-properties fo:color="#666666" fo:font-size="9pt" style:font-size-asian="9pt" style:font-size-complex="9pt"/>
    </style:style>
    <style:style style:name="T36_16" style:family="text">
      <style:text-properties fo:color="#666666" fo:font-size="9pt" style:font-size-asian="9pt" style:font-size-complex="9pt"/>
    </style:style>
    <style:style style:name="T36_17" style:family="text">
      <style:text-properties fo:color="#666666" fo:font-size="9pt" style:font-size-asian="9pt" style:font-size-complex="9pt"/>
    </style:style>
    <style:style style:name="T36_18" style:family="text">
      <style:text-properties fo:color="#666666" fo:font-size="9pt" style:font-size-asian="9pt" style:font-size-complex="9pt"/>
    </style:style>
    <style:style style:name="T36_19" style:family="text">
      <style:text-properties fo:color="#666666" fo:font-size="9pt" style:font-size-asian="9pt" style:font-size-complex="9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color="#666666" fo:font-size="9pt" style:font-size-asian="9pt" style:font-size-complex="9pt"/>
    </style:style>
    <style:style style:name="T37_2" style:family="text">
      <style:text-properties fo:color="#666666" fo:font-size="9pt" style:font-size-asian="9pt" style:font-size-complex="9pt"/>
    </style:style>
    <style:style style:name="T37_3" style:family="text">
      <style:text-properties fo:color="#666666" fo:font-size="9pt" style:font-size-asian="9pt" style:font-size-complex="9pt"/>
    </style:style>
    <style:style style:name="T37_4" style:family="text">
      <style:text-properties fo:color="#666666" fo:font-size="9pt" style:font-size-asian="9pt" style:font-size-complex="9pt"/>
    </style:style>
    <style:style style:name="T37_5" style:family="text">
      <style:text-properties fo:color="#666666" fo:font-size="9pt" style:font-size-asian="9pt" style:font-size-complex="9pt"/>
    </style:style>
    <style:style style:name="T37_6" style:family="text">
      <style:text-properties fo:color="#666666" fo:font-size="9pt" style:font-size-asian="9pt" style:font-size-complex="9pt"/>
    </style:style>
    <style:style style:name="T37_7" style:family="text">
      <style:text-properties fo:color="#666666" fo:font-size="9pt" style:font-size-asian="9pt" style:font-size-complex="9pt"/>
    </style:style>
    <style:style style:name="T37_8" style:family="text">
      <style:text-properties fo:color="#666666" fo:font-size="9pt" style:font-size-asian="9pt" style:font-size-complex="9pt"/>
    </style:style>
    <style:style style:name="T37_9" style:family="text">
      <style:text-properties fo:color="#666666" fo:font-size="9pt" style:font-size-asian="9pt" style:font-size-complex="9pt"/>
    </style:style>
    <style:style style:name="T37_10" style:family="text">
      <style:text-properties fo:color="#666666" fo:font-size="9pt" style:font-size-asian="9pt" style:font-size-complex="9pt"/>
    </style:style>
    <style:style style:name="T37_11" style:family="text">
      <style:text-properties fo:color="#666666" fo:font-size="9pt" style:font-size-asian="9pt" style:font-size-complex="9pt"/>
    </style:style>
    <style:style style:name="T37_12" style:family="text">
      <style:text-properties fo:color="#666666" fo:font-size="9pt" style:font-size-asian="9pt" style:font-size-complex="9pt"/>
    </style:style>
    <style:style style:name="T37_13" style:family="text">
      <style:text-properties fo:color="#666666" fo:font-size="9pt" style:font-size-asian="9pt" style:font-size-complex="9pt"/>
    </style:style>
    <style:style style:name="T37_14" style:family="text">
      <style:text-properties fo:color="#666666" fo:font-size="9pt" style:font-size-asian="9pt" style:font-size-complex="9pt"/>
    </style:style>
    <style:style style:name="T37_15" style:family="text">
      <style:text-properties fo:color="#666666" fo:font-size="9pt" style:font-size-asian="9pt" style:font-size-complex="9pt"/>
    </style:style>
    <style:style style:name="T37_16" style:family="text">
      <style:text-properties fo:color="#666666" fo:font-size="9pt" style:font-size-asian="9pt" style:font-size-complex="9pt"/>
    </style:style>
    <style:style style:name="T37_17" style:family="text">
      <style:text-properties fo:color="#666666" fo:font-size="9pt" style:font-size-asian="9pt" style:font-size-complex="9pt"/>
    </style:style>
    <style:style style:name="T37_18" style:family="text">
      <style:text-properties fo:color="#666666" fo:font-size="9pt" style:font-size-asian="9pt" style:font-size-complex="9pt"/>
    </style:style>
    <style:style style:name="T37_19" style:family="text">
      <style:text-properties fo:color="#666666" fo:font-size="9pt" style:font-size-asian="9pt" style:font-size-complex="9pt"/>
    </style:style>
    <style:style style:name="T37_20" style:family="text">
      <style:text-properties fo:color="#666666" fo:font-size="9pt" style:font-size-asian="9pt" style:font-size-complex="9pt"/>
    </style:style>
    <style:style style:name="T37_21" style:family="text">
      <style:text-properties fo:color="#666666" fo:font-size="9pt" style:font-size-asian="9pt" style:font-size-complex="9pt"/>
    </style:style>
    <style:style style:name="T37_22" style:family="text">
      <style:text-properties fo:color="#666666" fo:font-size="9pt" style:font-size-asian="9pt" style:font-size-complex="9pt"/>
    </style:style>
    <style:style style:name="T37_23" style:family="text">
      <style:text-properties fo:color="#666666" fo:font-size="9pt" style:font-size-asian="9pt" style:font-size-complex="9pt"/>
    </style:style>
    <style:style style:name="T37_24" style:family="text">
      <style:text-properties fo:color="#666666" fo:font-size="9pt" style:font-size-asian="9pt" style:font-size-complex="9pt"/>
    </style:style>
    <style:style style:name="T37_25" style:family="text">
      <style:text-properties fo:color="#666666" fo:font-size="9pt" style:font-size-asian="9pt" style:font-size-complex="9pt"/>
    </style:style>
    <style:style style:name="T37_26" style:family="text">
      <style:text-properties fo:color="#666666" fo:font-size="9pt" style:font-size-asian="9pt" style:font-size-complex="9pt"/>
    </style:style>
    <style:style style:name="T37_27" style:family="text">
      <style:text-properties fo:color="#666666" fo:font-size="9pt" style:font-size-asian="9pt" style:font-size-complex="9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color="#666666" fo:font-size="9pt" style:font-size-asian="9pt" style:font-size-complex="9pt"/>
    </style:style>
    <style:style style:name="T38_2" style:family="text">
      <style:text-properties fo:color="#666666" fo:font-size="9pt" style:font-size-asian="9pt" style:font-size-complex="9pt"/>
    </style:style>
    <style:style style:name="T38_3" style:family="text">
      <style:text-properties fo:color="#666666" fo:font-size="9pt" style:font-size-asian="9pt" style:font-size-complex="9pt"/>
    </style:style>
    <style:style style:name="T38_4" style:family="text">
      <style:text-properties fo:color="#666666" fo:font-size="9pt" style:font-size-asian="9pt" style:font-size-complex="9pt"/>
    </style:style>
    <style:style style:name="T38_5" style:family="text">
      <style:text-properties fo:color="#666666" fo:font-size="9pt" style:font-size-asian="9pt" style:font-size-complex="9pt"/>
    </style:style>
    <style:style style:name="T38_6" style:family="text">
      <style:text-properties fo:color="#666666" fo:font-size="9pt" style:font-size-asian="9pt" style:font-size-complex="9pt"/>
    </style:style>
    <style:style style:name="T38_7" style:family="text">
      <style:text-properties fo:color="#666666" fo:font-size="9pt" style:font-size-asian="9pt" style:font-size-complex="9pt"/>
    </style:style>
    <style:style style:name="T38_8" style:family="text">
      <style:text-properties fo:color="#666666" fo:font-size="9pt" style:font-size-asian="9pt" style:font-size-complex="9pt"/>
    </style:style>
    <style:style style:name="T38_9" style:family="text">
      <style:text-properties fo:color="#666666" fo:font-size="9pt" style:font-size-asian="9pt" style:font-size-complex="9pt"/>
    </style:style>
    <style:style style:name="T38_10" style:family="text">
      <style:text-properties fo:color="#666666" fo:font-size="9pt" style:font-size-asian="9pt" style:font-size-complex="9pt"/>
    </style:style>
    <style:style style:name="T38_11" style:family="text">
      <style:text-properties fo:color="#666666" fo:font-size="9pt" style:font-size-asian="9pt" style:font-size-complex="9pt"/>
    </style:style>
    <style:style style:name="T38_12" style:family="text">
      <style:text-properties fo:color="#666666" fo:font-size="9pt" style:font-size-asian="9pt" style:font-size-complex="9pt"/>
    </style:style>
    <style:style style:name="T38_13" style:family="text">
      <style:text-properties fo:color="#666666" fo:font-size="9pt" style:font-size-asian="9pt" style:font-size-complex="9pt"/>
    </style:style>
    <style:style style:name="T38_14" style:family="text">
      <style:text-properties fo:color="#666666" fo:font-size="9pt" style:font-size-asian="9pt" style:font-size-complex="9pt"/>
    </style:style>
    <style:style style:name="T38_15" style:family="text">
      <style:text-properties fo:color="#666666" fo:font-size="9pt" style:font-size-asian="9pt" style:font-size-complex="9pt"/>
    </style:style>
    <style:style style:name="T38_16" style:family="text">
      <style:text-properties fo:color="#666666" fo:font-size="9pt" style:font-size-asian="9pt" style:font-size-complex="9pt"/>
    </style:style>
    <style:style style:name="T38_17" style:family="text">
      <style:text-properties fo:color="#666666" fo:font-size="9pt" style:font-size-asian="9pt" style:font-size-complex="9pt"/>
    </style:style>
    <style:style style:name="T38_18" style:family="text">
      <style:text-properties fo:color="#666666" fo:font-size="9pt" style:font-size-asian="9pt" style:font-size-complex="9pt"/>
    </style:style>
    <style:style style:name="T38_19" style:family="text">
      <style:text-properties fo:color="#666666" fo:font-size="9pt" style:font-size-asian="9pt" style:font-size-complex="9pt"/>
    </style:style>
    <style:style style:name="T38_20" style:family="text">
      <style:text-properties fo:color="#666666" fo:font-size="9pt" style:font-size-asian="9pt" style:font-size-complex="9pt"/>
    </style:style>
    <style:style style:name="T38_21" style:family="text">
      <style:text-properties fo:color="#666666" fo:font-size="9pt" style:font-size-asian="9pt" style:font-size-complex="9pt"/>
    </style:style>
    <style:style style:name="T38_22" style:family="text">
      <style:text-properties fo:color="#666666" fo:font-size="9pt" style:font-size-asian="9pt" style:font-size-complex="9pt"/>
    </style:style>
    <style:style style:name="T38_23" style:family="text">
      <style:text-properties fo:color="#666666" fo:font-size="9pt" style:font-size-asian="9pt" style:font-size-complex="9pt"/>
    </style:style>
    <style:style style:name="T38_24" style:family="text">
      <style:text-properties fo:color="#666666" fo:font-size="9pt" style:font-size-asian="9pt" style:font-size-complex="9pt"/>
    </style:style>
    <style:style style:name="T38_25" style:family="text">
      <style:text-properties fo:color="#666666" fo:font-size="9pt" style:font-size-asian="9pt" style:font-size-complex="9pt"/>
    </style:style>
    <style:style style:name="T38_26" style:family="text">
      <style:text-properties fo:color="#666666" fo:font-size="9pt" style:font-size-asian="9pt" style:font-size-complex="9pt"/>
    </style:style>
    <style:style style:name="T38_27" style:family="text">
      <style:text-properties fo:color="#666666" fo:font-size="9pt" style:font-size-asian="9pt" style:font-size-complex="9pt"/>
    </style:style>
    <style:style style:name="T38_28" style:family="text">
      <style:text-properties fo:color="#666666" fo:font-size="9pt" style:font-size-asian="9pt" style:font-size-complex="9pt"/>
    </style:style>
    <style:style style:name="T38_29" style:family="text">
      <style:text-properties fo:color="#666666" fo:font-size="9pt" style:font-size-asian="9pt" style:font-size-complex="9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color="#666666" fo:font-size="9pt" style:font-size-asian="9pt" style:font-size-complex="9pt"/>
    </style:style>
    <style:style style:name="P4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color="#666666"/>
    </style:style>
    <style:style style:name="T42_2" style:family="text">
      <style:text-properties fo:color="#666666"/>
    </style:style>
    <style:style style:name="T42_3" style:family="text">
      <style:text-properties fo:color="#666666"/>
    </style:style>
    <style:style style:name="T42_4" style:family="text">
      <style:text-properties fo:color="#666666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color="#666666"/>
    </style:style>
    <style:style style:name="T44_2" style:family="text">
      <style:text-properties fo:color="#666666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color="#666666"/>
    </style:style>
    <style:style style:name="T45_2" style:family="text">
      <style:text-properties fo:color="#666666"/>
    </style:style>
    <style:style style:name="T45_3" style:family="text">
      <style:text-properties fo:color="#666666"/>
    </style:style>
    <style:style style:name="T45_4" style:family="text">
      <style:text-properties fo:color="#666666"/>
    </style:style>
    <style:style style:name="T45_5" style:family="text">
      <style:text-properties fo:color="#666666"/>
    </style:style>
    <style:style style:name="T45_6" style:family="text">
      <style:text-properties fo:color="#666666"/>
    </style:style>
    <style:style style:name="T45_7" style:family="text">
      <style:text-properties fo:color="#666666"/>
    </style:style>
    <style:style style:name="T45_8" style:family="text">
      <style:text-properties fo:color="#666666"/>
    </style:style>
    <style:style style:name="T45_9" style:family="text">
      <style:text-properties fo:color="#666666"/>
    </style:style>
    <style:style style:name="T45_10" style:family="text">
      <style:text-properties fo:color="#666666"/>
    </style:style>
    <style:style style:name="T45_11" style:family="text">
      <style:text-properties fo:color="#666666"/>
    </style:style>
    <style:style style:name="T45_12" style:family="text">
      <style:text-properties fo:color="#666666"/>
    </style:style>
    <style:style style:name="T45_13" style:family="text">
      <style:text-properties fo:color="#666666"/>
    </style:style>
    <style:style style:name="T45_14" style:family="text">
      <style:text-properties fo:color="#666666"/>
    </style:style>
    <style:style style:name="P4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>
      <style:text-properties fo:color="#1155cc" style:text-underline-style="solid" style:text-underline-color="font-color"/>
    </style:style>
    <style:style style:name="T49_13" style:family="text"/>
    <style:style style:name="T49_14" style:family="text">
      <style:text-properties fo:color="#1155cc" style:text-underline-style="solid" style:text-underline-color="font-color"/>
    </style:style>
    <style:style style:name="T49_15" style:family="text"/>
    <style:style style:name="T49_16" style:family="text">
      <style:text-properties fo:color="#1155cc" style:text-underline-style="solid" style:text-underline-color="font-color"/>
    </style:style>
    <style:style style:name="T49_17" style:family="text"/>
    <style:style style:name="T49_18" style:family="text">
      <style:text-properties fo:color="#1155cc" style:text-underline-style="solid" style:text-underline-color="font-color"/>
    </style:style>
    <style:style style:name="T49_19" style:family="text"/>
    <style:style style:name="T49_20" style:family="text">
      <style:text-properties fo:color="#1155cc" style:text-underline-style="solid" style:text-underline-color="font-color"/>
    </style:style>
    <style:style style:name="T49_21" style:family="text"/>
    <style:style style:name="T49_22" style:family="text">
      <style:text-properties fo:color="#1155cc" style:text-underline-style="solid" style:text-underline-color="font-color"/>
    </style:style>
    <style:style style:name="T49_23" style:family="text"/>
    <style:style style:name="T49_24" style:family="text">
      <style:text-properties fo:color="#1155cc" style:text-underline-style="solid" style:text-underline-color="font-color"/>
    </style:style>
    <style:style style:name="T49_25" style:family="text"/>
    <style:style style:name="T49_26" style:family="text">
      <style:text-properties fo:color="#1155cc" style:text-underline-style="solid" style:text-underline-color="font-color"/>
    </style:style>
    <style:style style:name="T49_27" style:family="text"/>
    <style:style style:name="T49_28" style:family="text">
      <style:text-properties fo:color="#1155cc" style:text-underline-style="solid" style:text-underline-color="font-color"/>
    </style:style>
    <style:style style:name="T49_29" style:family="text"/>
    <style:style style:name="T49_30" style:family="text">
      <style:text-properties fo:color="#1155cc" style:text-underline-style="solid" style:text-underline-color="font-color"/>
    </style:style>
    <style:style style:name="T49_31" style:family="text"/>
    <style:style style:name="T49_32" style:family="text">
      <style:text-properties fo:color="#1155cc" style:text-underline-style="solid" style:text-underline-color="font-color"/>
    </style:style>
    <style:style style:name="T49_33" style:family="text"/>
    <style:style style:name="T49_34" style:family="text">
      <style:text-properties fo:color="#1155cc" style:text-underline-style="solid" style:text-underline-color="font-color"/>
    </style:style>
    <style:style style:name="T49_35" style:family="text"/>
    <style:style style:name="T49_36" style:family="text">
      <style:text-properties fo:color="#1155cc" style:text-underline-style="solid" style:text-underline-color="font-color"/>
    </style:style>
    <style:style style:name="T49_37" style:family="text"/>
    <style:style style:name="T49_38" style:family="text">
      <style:text-properties fo:color="#1155cc" style:text-underline-style="solid" style:text-underline-color="font-color"/>
    </style:style>
    <style:style style:name="T49_39" style:family="text"/>
    <style:style style:name="T49_40" style:family="text">
      <style:text-properties fo:color="#1155cc" style:text-underline-style="solid" style:text-underline-color="font-color"/>
    </style:style>
    <style:style style:name="T49_41" style:family="text"/>
    <style:style style:name="T49_42" style:family="text">
      <style:text-properties fo:color="#1155cc" style:text-underline-style="solid" style:text-underline-color="font-color"/>
    </style:style>
    <style:style style:name="T49_43" style:family="text"/>
    <style:style style:name="T49_44" style:family="text">
      <style:text-properties fo:color="#1155cc" style:text-underline-style="solid" style:text-underline-color="font-color"/>
    </style:style>
    <style:style style:name="T49_45" style:family="text"/>
    <style:style style:name="T49_46" style:family="text">
      <style:text-properties fo:color="#1155cc" style:text-underline-style="solid" style:text-underline-color="font-color"/>
    </style:style>
    <style:style style:name="T49_47" style:family="text"/>
    <style:style style:name="T49_48" style:family="text">
      <style:text-properties fo:color="#1155cc" style:text-underline-style="solid" style:text-underline-color="font-color"/>
    </style:style>
    <style:style style:name="T49_49" style:family="text"/>
    <style:style style:name="T49_50" style:family="text">
      <style:text-properties fo:color="#1155cc" style:text-underline-style="solid" style:text-underline-color="font-color"/>
    </style:style>
    <style:style style:name="T49_51" style:family="text"/>
    <style:style style:name="T49_52" style:family="text">
      <style:text-properties fo:color="#1155cc" style:text-underline-style="solid" style:text-underline-color="font-color"/>
    </style:style>
    <style:style style:name="T49_53" style:family="text"/>
    <style:style style:name="T49_54" style:family="text">
      <style:text-properties fo:color="#1155cc" style:text-underline-style="solid" style:text-underline-color="font-color"/>
    </style:style>
    <style:style style:name="T49_55" style:family="text"/>
    <style:style style:name="T49_56" style:family="text">
      <style:text-properties fo:color="#1155cc" style:text-underline-style="solid" style:text-underline-color="font-color"/>
    </style:style>
    <style:style style:name="T49_57" style:family="text"/>
    <style:style style:name="T49_58" style:family="text">
      <style:text-properties fo:color="#1155cc" style:text-underline-style="solid" style:text-underline-color="font-color"/>
    </style:style>
    <style:style style:name="T49_59" style:family="text"/>
    <style:style style:name="T49_60" style:family="text">
      <style:text-properties fo:color="#1155cc" style:text-underline-style="solid" style:text-underline-color="font-color"/>
    </style:style>
    <style:style style:name="T49_61" style:family="text"/>
    <style:style style:name="T49_62" style:family="text">
      <style:text-properties fo:color="#1155cc" style:text-underline-style="solid" style:text-underline-color="font-color"/>
    </style:style>
    <style:style style:name="T49_63" style:family="text"/>
    <style:style style:name="T49_64" style:family="text">
      <style:text-properties fo:color="#1155cc" style:text-underline-style="solid" style:text-underline-color="font-color"/>
    </style:style>
    <style:style style:name="T49_65" style:family="text"/>
    <style:style style:name="T49_66" style:family="text">
      <style:text-properties fo:color="#1155cc" style:text-underline-style="solid" style:text-underline-color="font-color"/>
    </style:style>
    <style:style style:name="T49_67" style:family="text"/>
    <style:style style:name="T49_68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color="#666666" fo:font-size="10pt" style:font-size-asian="10pt" style:font-size-complex="10pt"/>
    </style:style>
    <style:style style:name="T53_2" style:family="text">
      <style:text-properties fo:color="#666666" fo:font-size="10pt" style:font-size-asian="10pt" style:font-size-complex="10pt"/>
    </style:style>
    <style:style style:name="T53_3" style:family="text">
      <style:text-properties fo:color="#666666" fo:font-size="10pt" style:font-size-asian="10pt" style:font-size-complex="10pt"/>
    </style:style>
    <style:style style:name="T53_4" style:family="text">
      <style:text-properties fo:color="#666666" fo:font-size="10pt" style:font-size-asian="10pt" style:font-size-complex="10pt"/>
    </style:style>
    <style:style style:name="T53_5" style:family="text">
      <style:text-properties fo:color="#666666" fo:font-size="10pt" style:font-size-asian="10pt" style:font-size-complex="10pt"/>
    </style:style>
    <style:style style:name="T53_6" style:family="text">
      <style:text-properties fo:color="#666666" fo:font-size="10pt" style:font-size-asian="10pt" style:font-size-complex="10pt"/>
    </style:style>
    <style:style style:name="T53_7" style:family="text">
      <style:text-properties fo:color="#666666" fo:font-size="10pt" style:font-size-asian="10pt" style:font-size-complex="10pt"/>
    </style:style>
    <style:style style:name="T53_8" style:family="text">
      <style:text-properties fo:color="#666666" fo:font-size="10pt" style:font-size-asian="10pt" style:font-size-complex="10pt"/>
    </style:style>
    <style:style style:name="T53_9" style:family="text">
      <style:text-properties fo:color="#666666" fo:font-size="10pt" style:font-size-asian="10pt" style:font-size-complex="10pt"/>
    </style:style>
    <style:style style:name="T53_10" style:family="text">
      <style:text-properties fo:color="#666666" fo:font-size="10pt" style:font-size-asian="10pt" style:font-size-complex="10pt"/>
    </style:style>
    <style:style style:name="T53_11" style:family="text">
      <style:text-properties fo:color="#666666" fo:font-size="10pt" style:font-size-asian="10pt" style:font-size-complex="10pt"/>
    </style:style>
    <style:style style:name="T53_12" style:family="text">
      <style:text-properties fo:color="#666666" fo:font-size="10pt" style:font-size-asian="10pt" style:font-size-complex="10pt"/>
    </style:style>
    <style:style style:name="T53_13" style:family="text">
      <style:text-properties fo:color="#666666" fo:font-size="10pt" style:font-size-asian="10pt" style:font-size-complex="10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color="#666666" fo:font-size="10pt" style:font-size-asian="10pt" style:font-size-complex="10pt"/>
    </style:style>
    <style:style style:name="T54_2" style:family="text">
      <style:text-properties fo:color="#666666" fo:font-size="10pt" style:font-size-asian="10pt" style:font-size-complex="10pt"/>
    </style:style>
    <style:style style:name="T54_3" style:family="text">
      <style:text-properties fo:color="#666666" fo:font-size="10pt" style:font-size-asian="10pt" style:font-size-complex="10pt"/>
    </style:style>
    <style:style style:name="T54_4" style:family="text">
      <style:text-properties fo:color="#666666" fo:font-size="10pt" style:font-size-asian="10pt" style:font-size-complex="10pt"/>
    </style:style>
    <style:style style:name="T54_5" style:family="text">
      <style:text-properties fo:color="#666666" fo:font-size="10pt" style:font-size-asian="10pt" style:font-size-complex="10pt"/>
    </style:style>
    <style:style style:name="T54_6" style:family="text">
      <style:text-properties fo:color="#666666" fo:font-size="10pt" style:font-size-asian="10pt" style:font-size-complex="10pt"/>
    </style:style>
    <style:style style:name="P55" style:family="paragraph" style:parent-style-name="Standard">
      <style:paragraph-properties fo:break-before="auto" fo:line-height="115%" style:writing-mode="lr-tb"/>
      <style:text-properties fo:color="#666666" fo:font-size="10pt" style:font-size-asian="10pt" style:font-size-complex="10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color="#666666" fo:font-size="10pt" style:font-size-asian="10pt" style:font-size-complex="10pt"/>
    </style:style>
    <style:style style:name="T56_2" style:family="text">
      <style:text-properties fo:color="#666666" fo:font-size="10pt" style:font-size-asian="10pt" style:font-size-complex="10pt"/>
    </style:style>
    <style:style style:name="T56_3" style:family="text">
      <style:text-properties fo:color="#666666" fo:font-size="10pt" style:font-size-asian="10pt" style:font-size-complex="10pt"/>
    </style:style>
    <style:style style:name="T56_4" style:family="text">
      <style:text-properties fo:color="#666666" fo:font-size="10pt" style:font-size-asian="10pt" style:font-size-complex="10pt"/>
    </style:style>
    <style:style style:name="T56_5" style:family="text">
      <style:text-properties fo:color="#666666" fo:font-size="10pt" style:font-size-asian="10pt" style:font-size-complex="10pt"/>
    </style:style>
    <style:style style:name="T56_6" style:family="text">
      <style:text-properties fo:color="#666666" fo:font-size="10pt" style:font-size-asian="10pt" style:font-size-complex="10pt"/>
    </style:style>
    <style:style style:name="T56_7" style:family="text">
      <style:text-properties fo:color="#666666" fo:font-size="10pt" style:font-size-asian="10pt" style:font-size-complex="10pt"/>
    </style:style>
    <style:style style:name="T56_8" style:family="text">
      <style:text-properties fo:color="#666666" fo:font-size="10pt" style:font-size-asian="10pt" style:font-size-complex="10pt"/>
    </style:style>
    <style:style style:name="T56_9" style:family="text">
      <style:text-properties fo:color="#666666" fo:font-size="10pt" style:font-size-asian="10pt" style:font-size-complex="10pt"/>
    </style:style>
    <style:style style:name="T56_10" style:family="text">
      <style:text-properties fo:color="#666666" fo:font-size="10pt" style:font-size-asian="10pt" style:font-size-complex="10pt"/>
    </style:style>
    <style:style style:name="T56_11" style:family="text">
      <style:text-properties fo:color="#666666" fo:font-size="10pt" style:font-size-asian="10pt" style:font-size-complex="10pt"/>
    </style:style>
    <style:style style:name="T56_12" style:family="text">
      <style:text-properties fo:color="#666666" fo:font-size="10pt" style:font-size-asian="10pt" style:font-size-complex="10pt"/>
    </style:style>
    <style:style style:name="T56_13" style:family="text">
      <style:text-properties fo:color="#666666" fo:font-size="10pt" style:font-size-asian="10pt" style:font-size-complex="10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color="#666666" fo:font-size="10pt" style:font-size-asian="10pt" style:font-size-complex="10pt"/>
    </style:style>
    <style:style style:name="T57_2" style:family="text">
      <style:text-properties fo:color="#666666" fo:font-size="10pt" style:font-size-asian="10pt" style:font-size-complex="10pt"/>
    </style:style>
    <style:style style:name="T57_3" style:family="text">
      <style:text-properties fo:color="#666666" fo:font-size="10pt" style:font-size-asian="10pt" style:font-size-complex="10pt"/>
    </style:style>
    <style:style style:name="T57_4" style:family="text">
      <style:text-properties fo:color="#666666" fo:font-size="10pt" style:font-size-asian="10pt" style:font-size-complex="10pt"/>
    </style:style>
    <style:style style:name="T57_5" style:family="text">
      <style:text-properties fo:color="#666666" fo:font-size="10pt" style:font-size-asian="10pt" style:font-size-complex="10pt"/>
    </style:style>
    <style:style style:name="T57_6" style:family="text">
      <style:text-properties fo:color="#666666" fo:font-size="10pt" style:font-size-asian="10pt" style:font-size-complex="10pt"/>
    </style:style>
    <style:style style:name="T57_7" style:family="text">
      <style:text-properties fo:color="#666666" fo:font-size="10pt" style:font-size-asian="10pt" style:font-size-complex="10pt"/>
    </style:style>
    <style:style style:name="T57_8" style:family="text">
      <style:text-properties fo:color="#666666" fo:font-size="10pt" style:font-size-asian="10pt" style:font-size-complex="10pt"/>
    </style:style>
    <style:style style:name="T57_9" style:family="text">
      <style:text-properties fo:color="#666666" fo:font-size="10pt" style:font-size-asian="10pt" style:font-size-complex="10pt"/>
    </style:style>
    <style:style style:name="T57_10" style:family="text">
      <style:text-properties fo:color="#666666" fo:font-size="10pt" style:font-size-asian="10pt" style:font-size-complex="10pt"/>
    </style:style>
    <style:style style:name="T57_11" style:family="text">
      <style:text-properties fo:color="#666666" fo:font-size="10pt" style:font-size-asian="10pt" style:font-size-complex="10pt"/>
    </style:style>
    <style:style style:name="T57_12" style:family="text">
      <style:text-properties fo:color="#666666" fo:font-size="10pt" style:font-size-asian="10pt" style:font-size-complex="10pt"/>
    </style:style>
    <style:style style:name="T57_13" style:family="text">
      <style:text-properties fo:color="#666666" fo:font-size="10pt" style:font-size-asian="10pt" style:font-size-complex="10pt"/>
    </style:style>
    <style:style style:name="T57_14" style:family="text">
      <style:text-properties fo:color="#666666" fo:font-size="10pt" style:font-size-asian="10pt" style:font-size-complex="10pt"/>
    </style:style>
    <style:style style:name="T57_15" style:family="text">
      <style:text-properties fo:color="#666666" fo:font-size="10pt" style:font-size-asian="10pt" style:font-size-complex="10pt"/>
    </style:style>
    <style:style style:name="T57_16" style:family="text">
      <style:text-properties fo:color="#666666" fo:font-size="10pt" style:font-size-asian="10pt" style:font-size-complex="10pt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>
      <style:text-properties fo:color="#999999"/>
    </style:style>
    <style:style style:name="T59_13" style:family="text">
      <style:text-properties fo:color="#999999"/>
    </style:style>
    <style:style style:name="T59_14" style:family="text">
      <style:text-properties fo:color="#999999"/>
    </style:style>
    <style:style style:name="T59_15" style:family="text">
      <style:text-properties fo:color="#999999"/>
    </style:style>
    <style:style style:name="T59_16" style:family="text">
      <style:text-properties fo:color="#999999"/>
    </style:style>
    <style:style style:name="T59_17" style:family="text">
      <style:text-properties fo:color="#999999"/>
    </style:style>
    <style:style style:name="T59_18" style:family="text">
      <style:text-properties fo:color="#999999"/>
    </style:style>
    <style:style style:name="T59_19" style:family="text">
      <style:text-properties fo:color="#999999"/>
    </style:style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color="#666666"/>
    </style:style>
    <style:style style:name="T62_2" style:family="text">
      <style:text-properties fo:color="#666666"/>
    </style:style>
    <style:style style:name="T62_3" style:family="text">
      <style:text-properties fo:color="#666666"/>
    </style:style>
    <style:style style:name="T62_4" style:family="text">
      <style:text-properties fo:color="#666666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color="#666666"/>
    </style:style>
    <style:style style:name="T63_2" style:family="text">
      <style:text-properties fo:color="#666666"/>
    </style:style>
    <style:style style:name="T63_3" style:family="text">
      <style:text-properties fo:color="#666666"/>
    </style:style>
    <style:style style:name="P64" style:family="paragraph" style:parent-style-name="Standard">
      <style:paragraph-properties fo:break-before="auto" fo:line-height="115%" style:writing-mode="lr-tb"/>
      <style:text-properties fo:color="#666666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P66" style:family="paragraph" style:parent-style-name="Standard">
      <style:paragraph-properties fo:break-before="auto" fo:line-height="115%" style:writing-mode="lr-tb"/>
      <style:text-properties fo:color="#666666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color="#666666" fo:font-size="10pt" style:font-size-asian="10pt" style:font-size-complex="10pt"/>
    </style:style>
    <style:style style:name="T68_2" style:family="text">
      <style:text-properties fo:color="#666666" fo:font-size="10pt" style:font-size-asian="10pt" style:font-size-complex="10pt"/>
    </style:style>
    <style:style style:name="T68_3" style:family="text">
      <style:text-properties fo:color="#666666" fo:font-size="10pt" style:font-size-asian="10pt" style:font-size-complex="10pt"/>
    </style:style>
    <style:style style:name="T68_4" style:family="text">
      <style:text-properties fo:color="#666666" fo:font-size="10pt" style:font-size-asian="10pt" style:font-size-complex="10pt"/>
    </style:style>
    <style:style style:name="T68_5" style:family="text">
      <style:text-properties fo:color="#666666" fo:font-size="10pt" style:font-size-asian="10pt" style:font-size-complex="10pt"/>
    </style:style>
    <style:style style:name="T68_6" style:family="text">
      <style:text-properties fo:color="#666666" fo:font-size="10pt" style:font-size-asian="10pt" style:font-size-complex="10pt"/>
    </style:style>
    <style:style style:name="T68_7" style:family="text">
      <style:text-properties fo:color="#666666" fo:font-size="10pt" style:font-size-asian="10pt" style:font-size-complex="10pt"/>
    </style:style>
    <style:style style:name="T68_8" style:family="text">
      <style:text-properties fo:color="#666666" fo:font-size="10pt" style:font-size-asian="10pt" style:font-size-complex="10pt"/>
    </style:style>
    <style:style style:name="T68_9" style:family="text">
      <style:text-properties fo:color="#666666" fo:font-size="10pt" style:font-size-asian="10pt" style:font-size-complex="10pt"/>
    </style:style>
    <style:style style:name="T68_10" style:family="text">
      <style:text-properties fo:color="#666666" fo:font-size="10pt" style:font-size-asian="10pt" style:font-size-complex="10pt"/>
    </style:style>
    <style:style style:name="T68_11" style:family="text">
      <style:text-properties fo:color="#666666" fo:font-size="10pt" style:font-size-asian="10pt" style:font-size-complex="10pt"/>
    </style:style>
    <style:style style:name="T68_12" style:family="text">
      <style:text-properties fo:color="#666666" fo:font-size="10pt" style:font-size-asian="10pt" style:font-size-complex="10pt"/>
    </style:style>
    <style:style style:name="T68_13" style:family="text">
      <style:text-properties fo:color="#666666" fo:font-size="10pt" style:font-size-asian="10pt" style:font-size-complex="10pt"/>
    </style:style>
    <style:style style:name="T68_14" style:family="text">
      <style:text-properties fo:color="#666666" fo:font-size="10pt" style:font-size-asian="10pt" style:font-size-complex="10pt"/>
    </style:style>
    <style:style style:name="T68_15" style:family="text">
      <style:text-properties fo:color="#666666" fo:font-size="10pt" style:font-size-asian="10pt" style:font-size-complex="10pt"/>
    </style:style>
    <style:style style:name="T68_16" style:family="text">
      <style:text-properties fo:color="#666666" fo:font-size="10pt" style:font-size-asian="10pt" style:font-size-complex="10pt"/>
    </style:style>
    <style:style style:name="T68_17" style:family="text">
      <style:text-properties fo:color="#666666" fo:font-size="10pt" style:font-size-asian="10pt" style:font-size-complex="10pt"/>
    </style:style>
    <style:style style:name="T68_18" style:family="text">
      <style:text-properties fo:color="#666666" fo:font-size="10pt" style:font-size-asian="10pt" style:font-size-complex="10pt"/>
    </style:style>
    <style:style style:name="T68_19" style:family="text">
      <style:text-properties fo:color="#666666" fo:font-size="10pt" style:font-size-asian="10pt" style:font-size-complex="10pt"/>
    </style:style>
    <style:style style:name="T68_20" style:family="text">
      <style:text-properties fo:color="#666666" fo:font-size="10pt" style:font-size-asian="10pt" style:font-size-complex="10pt"/>
    </style:style>
    <style:style style:name="T68_21" style:family="text">
      <style:text-properties fo:color="#666666" fo:font-size="10pt" style:font-size-asian="10pt" style:font-size-complex="10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color="#666666" fo:font-size="10pt" style:font-size-asian="10pt" style:font-size-complex="10pt"/>
    </style:style>
    <style:style style:name="T69_2" style:family="text">
      <style:text-properties fo:color="#666666" fo:font-size="10pt" style:font-size-asian="10pt" style:font-size-complex="10pt"/>
    </style:style>
    <style:style style:name="T69_3" style:family="text">
      <style:text-properties fo:color="#666666" fo:font-size="10pt" style:font-size-asian="10pt" style:font-size-complex="10pt"/>
    </style:style>
    <style:style style:name="T69_4" style:family="text">
      <style:text-properties fo:color="#666666" fo:font-size="10pt" style:font-size-asian="10pt" style:font-size-complex="10pt"/>
    </style:style>
    <style:style style:name="T69_5" style:family="text">
      <style:text-properties fo:color="#666666" fo:font-size="10pt" style:font-size-asian="10pt" style:font-size-complex="10pt"/>
    </style:style>
    <style:style style:name="T69_6" style:family="text">
      <style:text-properties fo:color="#666666" fo:font-size="10pt" style:font-size-asian="10pt" style:font-size-complex="10pt"/>
    </style:style>
    <style:style style:name="T69_7" style:family="text">
      <style:text-properties fo:color="#666666" fo:font-size="10pt" style:font-size-asian="10pt" style:font-size-complex="10pt"/>
    </style:style>
    <style:style style:name="T69_8" style:family="text">
      <style:text-properties fo:color="#666666" fo:font-size="10pt" style:font-size-asian="10pt" style:font-size-complex="10pt"/>
    </style:style>
    <style:style style:name="T69_9" style:family="text">
      <style:text-properties fo:color="#666666" fo:font-size="10pt" style:font-size-asian="10pt" style:font-size-complex="10pt"/>
    </style:style>
    <style:style style:name="T69_10" style:family="text">
      <style:text-properties fo:color="#666666" fo:font-size="10pt" style:font-size-asian="10pt" style:font-size-complex="10pt"/>
    </style:style>
    <style:style style:name="T69_11" style:family="text">
      <style:text-properties fo:color="#666666" fo:font-size="10pt" style:font-size-asian="10pt" style:font-size-complex="10pt"/>
    </style:style>
    <style:style style:name="T69_12" style:family="text">
      <style:text-properties fo:color="#666666" fo:font-size="10pt" style:font-size-asian="10pt" style:font-size-complex="10pt"/>
    </style:style>
    <style:style style:name="T69_13" style:family="text">
      <style:text-properties fo:color="#666666" fo:font-size="10pt" style:font-size-asian="10pt" style:font-size-complex="10pt"/>
    </style:style>
    <style:style style:name="T69_14" style:family="text">
      <style:text-properties fo:color="#666666" fo:font-size="10pt" style:font-size-asian="10pt" style:font-size-complex="10pt"/>
    </style:style>
    <style:style style:name="T69_15" style:family="text">
      <style:text-properties fo:color="#666666" fo:font-size="10pt" style:font-size-asian="10pt" style:font-size-complex="10pt"/>
    </style:style>
    <style:style style:name="T69_16" style:family="text">
      <style:text-properties fo:color="#666666" fo:font-size="10pt" style:font-size-asian="10pt" style:font-size-complex="10pt"/>
    </style:style>
    <style:style style:name="T69_17" style:family="text">
      <style:text-properties fo:color="#666666" fo:font-size="10pt" style:font-size-asian="10pt" style:font-size-complex="10pt"/>
    </style:style>
    <style:style style:name="T69_18" style:family="text">
      <style:text-properties fo:color="#666666" fo:font-size="10pt" style:font-size-asian="10pt" style:font-size-complex="10pt"/>
    </style:style>
    <style:style style:name="T69_19" style:family="text">
      <style:text-properties fo:color="#666666" fo:font-size="10pt" style:font-size-asian="10pt" style:font-size-complex="10pt"/>
    </style:style>
    <style:style style:name="T69_20" style:family="text">
      <style:text-properties fo:color="#666666" fo:font-size="10pt" style:font-size-asian="10pt" style:font-size-complex="10pt"/>
    </style:style>
    <style:style style:name="T69_21" style:family="text">
      <style:text-properties fo:color="#666666" fo:font-size="10pt" style:font-size-asian="10pt" style:font-size-complex="10pt"/>
    </style:style>
    <style:style style:name="T69_22" style:family="text">
      <style:text-properties fo:color="#666666" fo:font-size="10pt" style:font-size-asian="10pt" style:font-size-complex="10pt"/>
    </style:style>
    <style:style style:name="T69_23" style:family="text">
      <style:text-properties fo:color="#666666" fo:font-size="10pt" style:font-size-asian="10pt" style:font-size-complex="10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color="#666666" fo:font-size="10pt" style:font-size-asian="10pt" style:font-size-complex="10pt"/>
    </style:style>
    <style:style style:name="T70_2" style:family="text">
      <style:text-properties fo:color="#666666" fo:font-size="10pt" style:font-size-asian="10pt" style:font-size-complex="10pt"/>
    </style:style>
    <style:style style:name="T70_3" style:family="text">
      <style:text-properties fo:color="#666666" fo:font-size="10pt" style:font-size-asian="10pt" style:font-size-complex="10pt"/>
    </style:style>
    <style:style style:name="T70_4" style:family="text">
      <style:text-properties fo:color="#666666" fo:font-size="10pt" style:font-size-asian="10pt" style:font-size-complex="10pt"/>
    </style:style>
    <style:style style:name="T70_5" style:family="text">
      <style:text-properties fo:color="#666666" fo:font-size="10pt" style:font-size-asian="10pt" style:font-size-complex="10pt"/>
    </style:style>
    <style:style style:name="T70_6" style:family="text">
      <style:text-properties fo:color="#666666" fo:font-size="10pt" style:font-size-asian="10pt" style:font-size-complex="10pt"/>
    </style:style>
    <style:style style:name="T70_7" style:family="text">
      <style:text-properties fo:color="#666666" fo:font-size="10pt" style:font-size-asian="10pt" style:font-size-complex="10pt"/>
    </style:style>
    <style:style style:name="T70_8" style:family="text">
      <style:text-properties fo:color="#666666" fo:font-size="10pt" style:font-size-asian="10pt" style:font-size-complex="10pt"/>
    </style:style>
    <style:style style:name="T70_9" style:family="text">
      <style:text-properties fo:color="#666666" fo:font-size="10pt" style:font-size-asian="10pt" style:font-size-complex="10pt"/>
    </style:style>
    <style:style style:name="T70_10" style:family="text">
      <style:text-properties fo:color="#666666" fo:font-size="10pt" style:font-size-asian="10pt" style:font-size-complex="10pt"/>
    </style:style>
    <style:style style:name="T70_11" style:family="text">
      <style:text-properties fo:color="#666666" fo:font-size="10pt" style:font-size-asian="10pt" style:font-size-complex="10pt"/>
    </style:style>
    <style:style style:name="T70_12" style:family="text">
      <style:text-properties fo:color="#666666" fo:font-size="10pt" style:font-size-asian="10pt" style:font-size-complex="10pt"/>
    </style:style>
    <style:style style:name="T70_13" style:family="text">
      <style:text-properties fo:color="#666666" fo:font-size="10pt" style:font-size-asian="10pt" style:font-size-complex="10pt"/>
    </style:style>
    <style:style style:name="T70_14" style:family="text">
      <style:text-properties fo:color="#666666" fo:font-size="10pt" style:font-size-asian="10pt" style:font-size-complex="10pt"/>
    </style:style>
    <style:style style:name="T70_15" style:family="text">
      <style:text-properties fo:color="#666666" fo:font-size="10pt" style:font-size-asian="10pt" style:font-size-complex="10pt"/>
    </style:style>
    <style:style style:name="T70_16" style:family="text">
      <style:text-properties fo:color="#666666" fo:font-size="10pt" style:font-size-asian="10pt" style:font-size-complex="10pt"/>
    </style:style>
    <style:style style:name="T70_17" style:family="text">
      <style:text-properties fo:color="#666666" fo:font-size="10pt" style:font-size-asian="10pt" style:font-size-complex="10pt"/>
    </style:style>
    <style:style style:name="T70_18" style:family="text">
      <style:text-properties fo:color="#666666" fo:font-size="10pt" style:font-size-asian="10pt" style:font-size-complex="10pt"/>
    </style:style>
    <style:style style:name="T70_19" style:family="text">
      <style:text-properties fo:color="#666666" fo:font-size="10pt" style:font-size-asian="10pt" style:font-size-complex="10pt"/>
    </style:style>
    <style:style style:name="T70_20" style:family="text">
      <style:text-properties fo:color="#666666" fo:font-size="10pt" style:font-size-asian="10pt" style:font-size-complex="10pt"/>
    </style:style>
    <style:style style:name="T70_21" style:family="text">
      <style:text-properties fo:color="#666666" fo:font-size="10pt" style:font-size-asian="10pt" style:font-size-complex="10pt"/>
    </style:style>
    <style:style style:name="T70_22" style:family="text">
      <style:text-properties fo:color="#666666" fo:font-size="10pt" style:font-size-asian="10pt" style:font-size-complex="10pt"/>
    </style:style>
    <style:style style:name="T70_23" style:family="text">
      <style:text-properties fo:color="#666666" fo:font-size="10pt" style:font-size-asian="10pt" style:font-size-complex="10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color="#666666" fo:font-size="10pt" style:font-size-asian="10pt" style:font-size-complex="10pt"/>
    </style:style>
    <style:style style:name="T71_2" style:family="text">
      <style:text-properties fo:color="#666666" fo:font-size="10pt" style:font-size-asian="10pt" style:font-size-complex="10pt"/>
    </style:style>
    <style:style style:name="T71_3" style:family="text">
      <style:text-properties fo:color="#666666" fo:font-size="10pt" style:font-size-asian="10pt" style:font-size-complex="10pt"/>
    </style:style>
    <style:style style:name="T71_4" style:family="text">
      <style:text-properties fo:color="#666666" fo:font-size="10pt" style:font-size-asian="10pt" style:font-size-complex="10pt"/>
    </style:style>
    <style:style style:name="T71_5" style:family="text">
      <style:text-properties fo:color="#666666" fo:font-size="10pt" style:font-size-asian="10pt" style:font-size-complex="10pt"/>
    </style:style>
    <style:style style:name="T71_6" style:family="text">
      <style:text-properties fo:color="#666666" fo:font-size="10pt" style:font-size-asian="10pt" style:font-size-complex="10pt"/>
    </style:style>
    <style:style style:name="T71_7" style:family="text">
      <style:text-properties fo:color="#666666" fo:font-size="10pt" style:font-size-asian="10pt" style:font-size-complex="10pt"/>
    </style:style>
    <style:style style:name="T71_8" style:family="text">
      <style:text-properties fo:color="#666666" fo:font-size="10pt" style:font-size-asian="10pt" style:font-size-complex="10pt"/>
    </style:style>
    <style:style style:name="T71_9" style:family="text">
      <style:text-properties fo:color="#666666" fo:font-size="10pt" style:font-size-asian="10pt" style:font-size-complex="10pt"/>
    </style:style>
    <style:style style:name="T71_10" style:family="text">
      <style:text-properties fo:color="#666666" fo:font-size="10pt" style:font-size-asian="10pt" style:font-size-complex="10pt"/>
    </style:style>
    <style:style style:name="T71_11" style:family="text">
      <style:text-properties fo:color="#666666" fo:font-size="10pt" style:font-size-asian="10pt" style:font-size-complex="10pt"/>
    </style:style>
    <style:style style:name="T71_12" style:family="text">
      <style:text-properties fo:color="#666666" fo:font-size="10pt" style:font-size-asian="10pt" style:font-size-complex="10pt"/>
    </style:style>
    <style:style style:name="T71_13" style:family="text">
      <style:text-properties fo:color="#666666" fo:font-size="10pt" style:font-size-asian="10pt" style:font-size-complex="10pt"/>
    </style:style>
    <style:style style:name="T71_14" style:family="text">
      <style:text-properties fo:color="#666666" fo:font-size="10pt" style:font-size-asian="10pt" style:font-size-complex="10pt"/>
    </style:style>
    <style:style style:name="T71_15" style:family="text">
      <style:text-properties fo:color="#666666" fo:font-size="10pt" style:font-size-asian="10pt" style:font-size-complex="10pt"/>
    </style:style>
    <style:style style:name="T71_16" style:family="text">
      <style:text-properties fo:color="#666666" fo:font-size="10pt" style:font-size-asian="10pt" style:font-size-complex="10pt"/>
    </style:style>
    <style:style style:name="T71_17" style:family="text">
      <style:text-properties fo:color="#666666" fo:font-size="10pt" style:font-size-asian="10pt" style:font-size-complex="10pt"/>
    </style:style>
    <style:style style:name="T71_18" style:family="text">
      <style:text-properties fo:color="#666666" fo:font-size="10pt" style:font-size-asian="10pt" style:font-size-complex="10pt"/>
    </style:style>
    <style:style style:name="T71_19" style:family="text">
      <style:text-properties fo:color="#666666" fo:font-size="10pt" style:font-size-asian="10pt" style:font-size-complex="10pt"/>
    </style:style>
    <style:style style:name="T71_20" style:family="text">
      <style:text-properties fo:color="#666666" fo:font-size="10pt" style:font-size-asian="10pt" style:font-size-complex="10pt"/>
    </style:style>
    <style:style style:name="T71_21" style:family="text">
      <style:text-properties fo:color="#666666" fo:font-size="10pt" style:font-size-asian="10pt" style:font-size-complex="10pt"/>
    </style:style>
    <style:style style:name="T71_22" style:family="text">
      <style:text-properties fo:color="#666666" fo:font-size="10pt" style:font-size-asian="10pt" style:font-size-complex="10pt"/>
    </style:style>
    <style:style style:name="T71_23" style:family="text">
      <style:text-properties fo:color="#666666" fo:font-size="10pt" style:font-size-asian="10pt" style:font-size-complex="10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color="#666666" fo:font-size="10pt" style:font-size-asian="10pt" style:font-size-complex="10pt"/>
    </style:style>
    <style:style style:name="T72_2" style:family="text">
      <style:text-properties fo:color="#666666" fo:font-size="10pt" style:font-size-asian="10pt" style:font-size-complex="10pt"/>
    </style:style>
    <style:style style:name="T72_3" style:family="text">
      <style:text-properties fo:color="#666666" fo:font-size="10pt" style:font-size-asian="10pt" style:font-size-complex="10pt"/>
    </style:style>
    <style:style style:name="T72_4" style:family="text">
      <style:text-properties fo:color="#666666" fo:font-size="10pt" style:font-size-asian="10pt" style:font-size-complex="10pt"/>
    </style:style>
    <style:style style:name="T72_5" style:family="text">
      <style:text-properties fo:color="#666666" fo:font-size="10pt" style:font-size-asian="10pt" style:font-size-complex="10pt"/>
    </style:style>
    <style:style style:name="T72_6" style:family="text">
      <style:text-properties fo:color="#666666" fo:font-size="10pt" style:font-size-asian="10pt" style:font-size-complex="10pt"/>
    </style:style>
    <style:style style:name="T72_7" style:family="text">
      <style:text-properties fo:color="#666666" fo:font-size="10pt" style:font-size-asian="10pt" style:font-size-complex="10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color="#666666" fo:font-size="10pt" style:font-size-asian="10pt" style:font-size-complex="10pt"/>
    </style:style>
    <style:style style:name="T73_2" style:family="text">
      <style:text-properties fo:color="#666666" fo:font-size="10pt" style:font-size-asian="10pt" style:font-size-complex="10pt"/>
    </style:style>
    <style:style style:name="T73_3" style:family="text">
      <style:text-properties fo:color="#666666" fo:font-size="10pt" style:font-size-asian="10pt" style:font-size-complex="10pt"/>
    </style:style>
    <style:style style:name="T73_4" style:family="text">
      <style:text-properties fo:color="#666666" fo:font-size="10pt" style:font-size-asian="10pt" style:font-size-complex="10pt"/>
    </style:style>
    <style:style style:name="T73_5" style:family="text">
      <style:text-properties fo:color="#666666" fo:font-size="10pt" style:font-size-asian="10pt" style:font-size-complex="10pt"/>
    </style:style>
    <style:style style:name="T73_6" style:family="text">
      <style:text-properties fo:color="#666666"/>
    </style:style>
    <style:style style:name="T73_7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color="#666666" fo:font-size="10pt" style:font-size-asian="10pt" style:font-size-complex="10pt"/>
    </style:style>
    <style:style style:name="T75_2" style:family="text">
      <style:text-properties fo:color="#666666" fo:font-size="10pt" style:font-size-asian="10pt" style:font-size-complex="10pt"/>
    </style:style>
    <style:style style:name="T75_3" style:family="text">
      <style:text-properties fo:color="#666666" fo:font-size="10pt" style:font-size-asian="10pt" style:font-size-complex="10pt"/>
    </style:style>
    <style:style style:name="T75_4" style:family="text">
      <style:text-properties fo:color="#666666" fo:font-size="10pt" style:font-size-asian="10pt" style:font-size-complex="10pt"/>
    </style:style>
    <style:style style:name="T75_5" style:family="text">
      <style:text-properties fo:color="#666666" fo:font-size="10pt" style:font-size-asian="10pt" style:font-size-complex="10pt"/>
    </style:style>
    <style:style style:name="T75_6" style:family="text">
      <style:text-properties fo:color="#666666" fo:font-size="10pt" style:font-size-asian="10pt" style:font-size-complex="10pt"/>
    </style:style>
    <style:style style:name="T75_7" style:family="text">
      <style:text-properties fo:color="#666666" fo:font-size="10pt" style:font-size-asian="10pt" style:font-size-complex="10pt"/>
    </style:style>
    <style:style style:name="T75_8" style:family="text">
      <style:text-properties fo:color="#666666" fo:font-size="10pt" style:font-size-asian="10pt" style:font-size-complex="10pt"/>
    </style:style>
    <style:style style:name="T75_9" style:family="text">
      <style:text-properties fo:color="#666666" fo:font-size="10pt" style:font-size-asian="10pt" style:font-size-complex="10pt"/>
    </style:style>
    <style:style style:name="T75_10" style:family="text">
      <style:text-properties fo:color="#666666" fo:font-size="10pt" style:font-size-asian="10pt" style:font-size-complex="10pt"/>
    </style:style>
    <style:style style:name="T75_11" style:family="text">
      <style:text-properties fo:color="#666666" fo:font-size="10pt" style:font-size-asian="10pt" style:font-size-complex="10pt"/>
    </style:style>
    <style:style style:name="T75_12" style:family="text">
      <style:text-properties fo:color="#666666" fo:font-size="10pt" style:font-size-asian="10pt" style:font-size-complex="10pt"/>
    </style:style>
    <style:style style:name="T75_13" style:family="text">
      <style:text-properties fo:color="#666666" fo:font-size="10pt" style:font-size-asian="10pt" style:font-size-complex="10pt"/>
    </style:style>
    <style:style style:name="T75_14" style:family="text">
      <style:text-properties fo:color="#666666" fo:font-size="10pt" style:font-size-asian="10pt" style:font-size-complex="10pt"/>
    </style:style>
    <style:style style:name="T75_15" style:family="text">
      <style:text-properties fo:color="#666666" fo:font-size="10pt" style:font-size-asian="10pt" style:font-size-complex="10pt"/>
    </style:style>
    <style:style style:name="T75_16" style:family="text">
      <style:text-properties fo:color="#666666" fo:font-size="10pt" style:font-size-asian="10pt" style:font-size-complex="10pt"/>
    </style:style>
    <style:style style:name="T75_17" style:family="text">
      <style:text-properties fo:color="#666666" fo:font-size="10pt" style:font-size-asian="10pt" style:font-size-complex="10pt"/>
    </style:style>
    <style:style style:name="T75_18" style:family="text">
      <style:text-properties fo:color="#666666" fo:font-size="10pt" style:font-size-asian="10pt" style:font-size-complex="10pt"/>
    </style:style>
    <style:style style:name="T75_19" style:family="text">
      <style:text-properties fo:color="#666666" fo:font-size="10pt" style:font-size-asian="10pt" style:font-size-complex="10pt"/>
    </style:style>
    <style:style style:name="T75_20" style:family="text">
      <style:text-properties fo:color="#666666" fo:font-size="10pt" style:font-size-asian="10pt" style:font-size-complex="10pt"/>
    </style:style>
    <style:style style:name="T75_21" style:family="text">
      <style:text-properties fo:color="#666666" fo:font-size="10pt" style:font-size-asian="10pt" style:font-size-complex="10pt"/>
    </style:style>
    <style:style style:name="T75_22" style:family="text">
      <style:text-properties fo:color="#666666" fo:font-size="10pt" style:font-size-asian="10pt" style:font-size-complex="10pt"/>
    </style:style>
    <style:style style:name="T75_23" style:family="text">
      <style:text-properties fo:color="#666666" fo:font-size="10pt" style:font-size-asian="10pt" style:font-size-complex="10pt"/>
    </style:style>
    <style:style style:name="T75_24" style:family="text">
      <style:text-properties fo:color="#666666" fo:font-size="10pt" style:font-size-asian="10pt" style:font-size-complex="10pt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>
      <style:text-properties fo:color="#666666"/>
    </style:style>
    <style:style style:name="T79_12" style:family="text">
      <style:text-properties fo:color="#666666"/>
    </style:style>
    <style:style style:name="T79_13" style:family="text">
      <style:text-properties fo:color="#666666"/>
    </style:style>
    <style:style style:name="T79_14" style:family="text">
      <style:text-properties fo:color="#666666"/>
    </style:style>
    <style:style style:name="T79_15" style:family="text">
      <style:text-properties fo:color="#666666"/>
    </style:style>
    <style:style style:name="T79_16" style:family="text">
      <style:text-properties fo:color="#666666"/>
    </style:style>
    <style:style style:name="T79_17" style:family="text">
      <style:text-properties fo:color="#666666"/>
    </style:style>
    <style:style style:name="T79_18" style:family="text">
      <style:text-properties fo:color="#666666"/>
    </style:style>
    <style:style style:name="T79_19" style:family="text">
      <style:text-properties fo:color="#666666"/>
    </style:style>
    <style:style style:name="P8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color="#666666"/>
    </style:style>
    <style:style style:name="T83_2" style:family="text">
      <style:text-properties fo:color="#666666"/>
    </style:style>
    <style:style style:name="T83_3" style:family="text">
      <style:text-properties fo:color="#666666"/>
    </style:style>
    <style:style style:name="T83_4" style:family="text">
      <style:text-properties fo:color="#666666"/>
    </style:style>
    <style:style style:name="T83_5" style:family="text">
      <style:text-properties fo:color="#666666"/>
    </style:style>
    <style:style style:name="T83_6" style:family="text">
      <style:text-properties fo:color="#666666"/>
    </style:style>
    <style:style style:name="T83_7" style:family="text">
      <style:text-properties fo:color="#666666"/>
    </style:style>
    <style:style style:name="T83_8" style:family="text">
      <style:text-properties fo:color="#666666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color="#666666"/>
    </style:style>
    <style:style style:name="T84_2" style:family="text">
      <style:text-properties fo:color="#666666"/>
    </style:style>
    <style:style style:name="T84_3" style:family="text">
      <style:text-properties fo:color="#666666"/>
    </style:style>
    <style:style style:name="T84_4" style:family="text">
      <style:text-properties fo:color="#666666"/>
    </style:style>
    <style:style style:name="T84_5" style:family="text">
      <style:text-properties fo:color="#666666"/>
    </style:style>
    <style:style style:name="T84_6" style:family="text">
      <style:text-properties fo:color="#666666"/>
    </style:style>
    <style:style style:name="T84_7" style:family="text">
      <style:text-properties fo:color="#666666"/>
    </style:style>
    <style:style style:name="T84_8" style:family="text">
      <style:text-properties fo:color="#666666"/>
    </style:style>
    <style:style style:name="T84_9" style:family="text">
      <style:text-properties fo:color="#666666"/>
    </style:style>
    <style:style style:name="T84_10" style:family="text">
      <style:text-properties fo:color="#666666"/>
    </style:style>
    <style:style style:name="T84_11" style:family="text">
      <style:text-properties fo:color="#666666"/>
    </style:style>
    <style:style style:name="T84_12" style:family="text">
      <style:text-properties fo:color="#666666"/>
    </style:style>
    <style:style style:name="T84_13" style:family="text">
      <style:text-properties fo:color="#666666"/>
    </style:style>
    <style:style style:name="T84_14" style:family="text">
      <style:text-properties fo:color="#666666"/>
    </style:style>
    <style:style style:name="T84_15" style:family="text">
      <style:text-properties fo:color="#666666"/>
    </style:style>
    <style:style style:name="T84_16" style:family="text">
      <style:text-properties fo:color="#666666"/>
    </style:style>
    <style:style style:name="T84_17" style:family="text">
      <style:text-properties fo:color="#666666"/>
    </style:style>
    <style:style style:name="T84_18" style:family="text">
      <style:text-properties fo:color="#666666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>
      <style:text-properties fo:color="#666666"/>
    </style:style>
    <style:style style:name="T87_3" style:family="text">
      <style:text-properties fo:color="#666666"/>
    </style:style>
    <style:style style:name="T87_4" style:family="text">
      <style:text-properties fo:color="#666666"/>
    </style:style>
    <style:style style:name="T87_5" style:family="text">
      <style:text-properties fo:color="#666666"/>
    </style:style>
    <style:style style:name="P88" style:family="paragraph" style:parent-style-name="Standard">
      <style:paragraph-properties fo:break-before="auto" fo:line-height="115%" style:writing-mode="lr-tb"/>
      <style:text-properties fo:color="#666666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weight="bold" style:font-weight-asian="bold" style:font-weight-complex="bold"/>
    </style:style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color="#cc0000" fo:font-weight="bold" style:font-weight-asian="bold" style:font-weight-complex="bold"/>
    </style:style>
    <style:style style:name="T90_2" style:family="text">
      <style:text-properties fo:color="#cc0000" fo:font-weight="bold" style:font-weight-asian="bold" style:font-weight-complex="bold"/>
    </style:style>
    <style:style style:name="T90_3" style:family="text">
      <style:text-properties fo:color="#cc0000"/>
    </style:style>
    <style:style style:name="T90_4" style:family="text">
      <style:text-properties fo:color="#cc0000"/>
    </style:style>
    <style:style style:name="T90_5" style:family="text">
      <style:text-properties fo:color="#cc0000"/>
    </style:style>
    <style:style style:name="T90_6" style:family="text">
      <style:text-properties fo:color="#cc0000"/>
    </style:style>
    <style:style style:name="T90_7" style:family="text">
      <style:text-properties fo:color="#cc0000"/>
    </style:style>
    <style:style style:name="T90_8" style:family="text">
      <style:text-properties fo:color="#cc0000"/>
    </style:style>
    <style:style style:name="T90_9" style:family="text">
      <style:text-properties fo:color="#cc0000"/>
    </style:style>
    <style:style style:name="T90_10" style:family="text">
      <style:text-properties fo:color="#cc0000"/>
    </style:style>
    <style:style style:name="T90_11" style:family="text">
      <style:text-properties fo:color="#cc0000"/>
    </style:style>
    <style:style style:name="T90_12" style:family="text">
      <style:text-properties fo:color="#cc0000"/>
    </style:style>
    <style:style style:name="T90_13" style:family="text">
      <style:text-properties fo:color="#cc0000"/>
    </style:style>
    <style:style style:name="T90_14" style:family="text">
      <style:text-properties fo:color="#cc0000"/>
    </style:style>
    <style:style style:name="T90_15" style:family="text">
      <style:text-properties fo:color="#cc0000"/>
    </style:style>
    <style:style style:name="T90_16" style:family="text">
      <style:text-properties fo:color="#cc0000"/>
    </style:style>
    <style:style style:name="T90_17" style:family="text">
      <style:text-properties fo:color="#cc0000"/>
    </style:style>
    <style:style style:name="T90_18" style:family="text">
      <style:text-properties fo:color="#cc0000"/>
    </style:style>
    <style:style style:name="T90_19" style:family="text">
      <style:text-properties fo:color="#cc0000"/>
    </style:style>
    <style:style style:name="T90_20" style:family="text">
      <style:text-properties fo:color="#cc0000"/>
    </style:style>
    <style:style style:name="T90_21" style:family="text">
      <style:text-properties fo:color="#cc0000"/>
    </style:style>
    <style:style style:name="T90_22" style:family="text">
      <style:text-properties fo:color="#cc0000"/>
    </style:style>
    <style:style style:name="T90_23" style:family="text">
      <style:text-properties fo:color="#cc0000"/>
    </style:style>
    <style:style style:name="T90_24" style:family="text">
      <style:text-properties fo:color="#cc0000"/>
    </style:style>
    <style:style style:name="T90_25" style:family="text">
      <style:text-properties fo:color="#cc0000"/>
    </style:style>
    <style:style style:name="T90_26" style:family="text">
      <style:text-properties fo:color="#cc0000"/>
    </style:style>
    <style:style style:name="T90_27" style:family="text">
      <style:text-properties fo:color="#cc0000"/>
    </style:style>
    <style:style style:name="T90_28" style:family="text">
      <style:text-properties fo:color="#cc0000"/>
    </style:style>
    <style:style style:name="T90_29" style:family="text">
      <style:text-properties fo:color="#cc0000"/>
    </style:style>
    <style:style style:name="T90_30" style:family="text">
      <style:text-properties fo:color="#cc0000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color="#cc0000"/>
    </style:style>
    <style:style style:name="T91_2" style:family="text">
      <style:text-properties fo:color="#cc0000"/>
    </style:style>
    <style:style style:name="T91_3" style:family="text">
      <style:text-properties fo:color="#cc0000"/>
    </style:style>
    <style:style style:name="T91_4" style:family="text">
      <style:text-properties fo:color="#cc0000"/>
    </style:style>
    <style:style style:name="T91_5" style:family="text">
      <style:text-properties fo:color="#cc0000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color="#cc0000"/>
    </style:style>
    <style:style style:name="T92_2" style:family="text">
      <style:text-properties fo:color="#cc0000"/>
    </style:style>
    <style:style style:name="T92_3" style:family="text">
      <style:text-properties fo:color="#cc0000"/>
    </style:style>
    <style:style style:name="T92_4" style:family="text">
      <style:text-properties fo:color="#cc0000"/>
    </style:style>
    <style:style style:name="T92_5" style:family="text">
      <style:text-properties fo:color="#cc0000"/>
    </style:style>
    <style:style style:name="T92_6" style:family="text">
      <style:text-properties fo:color="#cc0000"/>
    </style:style>
    <style:style style:name="T92_7" style:family="text">
      <style:text-properties fo:color="#cc0000"/>
    </style:style>
    <style:style style:name="T92_8" style:family="text">
      <style:text-properties fo:color="#cc0000"/>
    </style:style>
    <style:style style:name="T92_9" style:family="text">
      <style:text-properties fo:color="#cc0000"/>
    </style:style>
    <style:style style:name="T92_10" style:family="text">
      <style:text-properties fo:color="#cc0000"/>
    </style:style>
    <style:style style:name="T92_11" style:family="text">
      <style:text-properties fo:color="#cc0000"/>
    </style:style>
    <style:style style:name="T92_12" style:family="text">
      <style:text-properties fo:color="#cc0000"/>
    </style:style>
    <style:style style:name="T92_13" style:family="text">
      <style:text-properties fo:color="#cc0000"/>
    </style:style>
    <style:style style:name="T92_14" style:family="text">
      <style:text-properties fo:color="#cc0000"/>
    </style:style>
    <style:style style:name="T92_15" style:family="text">
      <style:text-properties fo:color="#cc0000"/>
    </style:style>
    <style:style style:name="T92_16" style:family="text">
      <style:text-properties fo:color="#cc0000"/>
    </style:style>
    <style:style style:name="T92_17" style:family="text">
      <style:text-properties fo:color="#cc0000"/>
    </style:style>
    <style:style style:name="T92_18" style:family="text">
      <style:text-properties fo:color="#cc0000"/>
    </style:style>
    <style:style style:name="T92_19" style:family="text">
      <style:text-properties fo:color="#cc0000"/>
    </style:style>
    <style:style style:name="T92_20" style:family="text">
      <style:text-properties fo:color="#cc0000"/>
    </style:style>
    <style:style style:name="T92_21" style:family="text">
      <style:text-properties fo:color="#cc0000"/>
    </style:style>
    <style:style style:name="T92_22" style:family="text">
      <style:text-properties fo:color="#cc0000"/>
    </style:style>
    <style:style style:name="T92_23" style:family="text">
      <style:text-properties fo:color="#cc0000"/>
    </style:style>
    <style:style style:name="T92_24" style:family="text">
      <style:text-properties fo:color="#cc0000"/>
    </style:style>
    <style:style style:name="T92_25" style:family="text">
      <style:text-properties fo:color="#cc0000"/>
    </style:style>
    <style:style style:name="T92_26" style:family="text">
      <style:text-properties fo:color="#cc0000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color="#cc0000"/>
    </style:style>
    <style:style style:name="T93_2" style:family="text">
      <style:text-properties fo:color="#cc0000"/>
    </style:style>
    <style:style style:name="T93_3" style:family="text">
      <style:text-properties fo:color="#cc0000"/>
    </style:style>
    <style:style style:name="T93_4" style:family="text">
      <style:text-properties fo:color="#cc0000"/>
    </style:style>
    <style:style style:name="T93_5" style:family="text">
      <style:text-properties fo:color="#cc0000"/>
    </style:style>
    <style:style style:name="T93_6" style:family="text">
      <style:text-properties fo:color="#cc0000"/>
    </style:style>
    <style:style style:name="T93_7" style:family="text">
      <style:text-properties fo:color="#cc0000"/>
    </style:style>
    <style:style style:name="T93_8" style:family="text">
      <style:text-properties fo:color="#cc0000"/>
    </style:style>
    <style:style style:name="T93_9" style:family="text">
      <style:text-properties fo:color="#cc0000"/>
    </style:style>
    <style:style style:name="T93_10" style:family="text">
      <style:text-properties fo:color="#cc0000"/>
    </style:style>
    <style:style style:name="T93_11" style:family="text">
      <style:text-properties fo:color="#cc0000"/>
    </style:style>
    <style:style style:name="T93_12" style:family="text">
      <style:text-properties fo:color="#cc0000"/>
    </style:style>
    <style:style style:name="T93_13" style:family="text">
      <style:text-properties fo:color="#cc0000"/>
    </style:style>
    <style:style style:name="T93_14" style:family="text">
      <style:text-properties fo:color="#cc0000"/>
    </style:style>
    <style:style style:name="T93_15" style:family="text">
      <style:text-properties fo:color="#cc0000"/>
    </style:style>
    <style:style style:name="T93_16" style:family="text">
      <style:text-properties fo:color="#cc0000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text-indent="0.353cm" fo:line-height="115%" style:writing-mode="lr-tb"/>
    </style:style>
    <style:style style:name="T96_1" style:family="text">
      <style:text-properties fo:color="#666666" fo:font-size="10pt" style:font-size-asian="10pt" style:font-size-complex="10pt"/>
    </style:style>
    <style:style style:name="T96_2" style:family="text">
      <style:text-properties fo:color="#666666" fo:font-size="10pt" style:font-size-asian="10pt" style:font-size-complex="10pt"/>
    </style:style>
    <style:style style:name="T96_3" style:family="text">
      <style:text-properties fo:color="#666666" fo:font-size="10pt" style:font-size-asian="10pt" style:font-size-complex="10pt"/>
    </style:style>
    <style:style style:name="T96_4" style:family="text">
      <style:text-properties fo:color="#666666" fo:font-size="10pt" style:font-size-asian="10pt" style:font-size-complex="10pt"/>
    </style:style>
    <style:style style:name="T96_5" style:family="text">
      <style:text-properties fo:color="#666666" fo:font-size="10pt" style:font-size-asian="10pt" style:font-size-complex="10pt"/>
    </style:style>
    <style:style style:name="T96_6" style:family="text">
      <style:text-properties fo:color="#666666" fo:font-size="10pt" style:font-size-asian="10pt" style:font-size-complex="10pt"/>
    </style:style>
    <style:style style:name="T96_7" style:family="text">
      <style:text-properties fo:color="#666666" fo:font-size="10pt" style:font-size-asian="10pt" style:font-size-complex="10pt"/>
    </style:style>
    <style:style style:name="P97" style:family="paragraph" style:parent-style-name="Standard">
      <style:paragraph-properties fo:break-before="auto" fo:text-indent="0.353cm" fo:line-height="115%" style:writing-mode="lr-tb"/>
    </style:style>
    <style:style style:name="T97_1" style:family="text">
      <style:text-properties fo:color="#666666" fo:font-size="10pt" style:font-size-asian="10pt" style:font-size-complex="10pt"/>
    </style:style>
    <style:style style:name="T97_2" style:family="text">
      <style:text-properties fo:color="#666666" fo:font-size="10pt" style:font-size-asian="10pt" style:font-size-complex="10pt"/>
    </style:style>
    <style:style style:name="T97_3" style:family="text">
      <style:text-properties fo:color="#666666" fo:font-size="10pt" style:font-size-asian="10pt" style:font-size-complex="10pt"/>
    </style:style>
    <style:style style:name="T97_4" style:family="text">
      <style:text-properties fo:color="#666666" fo:font-size="10pt" style:font-size-asian="10pt" style:font-size-complex="10pt"/>
    </style:style>
    <style:style style:name="T97_5" style:family="text">
      <style:text-properties fo:color="#666666" fo:font-size="10pt" style:font-size-asian="10pt" style:font-size-complex="10pt"/>
    </style:style>
    <style:style style:name="T97_6" style:family="text">
      <style:text-properties fo:color="#666666" fo:font-size="10pt" style:font-size-asian="10pt" style:font-size-complex="10pt"/>
    </style:style>
    <style:style style:name="T97_7" style:family="text">
      <style:text-properties fo:color="#666666" fo:font-size="10pt" style:font-size-asian="10pt" style:font-size-complex="10pt"/>
    </style:style>
    <style:style style:name="T97_8" style:family="text">
      <style:text-properties fo:color="#666666" fo:font-size="10pt" style:font-size-asian="10pt" style:font-size-complex="10pt"/>
    </style:style>
    <style:style style:name="T97_9" style:family="text">
      <style:text-properties fo:color="#666666" fo:font-size="10pt" style:font-size-asian="10pt" style:font-size-complex="10pt"/>
    </style:style>
    <style:style style:name="T97_10" style:family="text">
      <style:text-properties fo:color="#666666" fo:font-size="10pt" style:font-size-asian="10pt" style:font-size-complex="10pt"/>
    </style:style>
    <style:style style:name="T97_11" style:family="text">
      <style:text-properties fo:color="#666666" fo:font-size="10pt" style:font-size-asian="10pt" style:font-size-complex="10pt"/>
    </style:style>
    <style:style style:name="T97_12" style:family="text">
      <style:text-properties fo:color="#666666" fo:font-size="10pt" style:font-size-asian="10pt" style:font-size-complex="10pt"/>
    </style:style>
    <style:style style:name="T97_13" style:family="text">
      <style:text-properties fo:color="#666666" fo:font-size="10pt" style:font-size-asian="10pt" style:font-size-complex="10pt"/>
    </style:style>
    <style:style style:name="T97_14" style:family="text">
      <style:text-properties fo:color="#666666" fo:font-size="10pt" style:font-size-asian="10pt" style:font-size-complex="10pt"/>
    </style:style>
    <style:style style:name="T97_15" style:family="text">
      <style:text-properties fo:color="#666666" fo:font-size="10pt" style:font-size-asian="10pt" style:font-size-complex="10pt"/>
    </style:style>
    <style:style style:name="T97_16" style:family="text">
      <style:text-properties fo:color="#666666" fo:font-size="10pt" style:font-size-asian="10pt" style:font-size-complex="10pt"/>
    </style:style>
    <style:style style:name="T97_17" style:family="text">
      <style:text-properties fo:color="#666666" fo:font-size="10pt" style:font-size-asian="10pt" style:font-size-complex="10pt"/>
    </style:style>
    <style:style style:name="P98" style:family="paragraph" style:parent-style-name="Standard">
      <style:paragraph-properties fo:break-before="auto" fo:text-indent="0.353cm" fo:line-height="115%" style:writing-mode="lr-tb"/>
    </style:style>
    <style:style style:name="T98_1" style:family="text">
      <style:text-properties fo:color="#666666" fo:font-size="10pt" style:font-size-asian="10pt" style:font-size-complex="10pt"/>
    </style:style>
    <style:style style:name="T98_2" style:family="text">
      <style:text-properties fo:color="#666666" fo:font-size="10pt" style:font-size-asian="10pt" style:font-size-complex="10pt"/>
    </style:style>
    <style:style style:name="T98_3" style:family="text">
      <style:text-properties fo:color="#666666" fo:font-size="10pt" style:font-size-asian="10pt" style:font-size-complex="10pt"/>
    </style:style>
    <style:style style:name="T98_4" style:family="text">
      <style:text-properties fo:color="#666666" fo:font-size="10pt" style:font-size-asian="10pt" style:font-size-complex="10pt"/>
    </style:style>
    <style:style style:name="T98_5" style:family="text">
      <style:text-properties fo:color="#666666" fo:font-size="10pt" style:font-size-asian="10pt" style:font-size-complex="10pt"/>
    </style:style>
    <style:style style:name="T98_6" style:family="text">
      <style:text-properties fo:color="#666666" fo:font-size="10pt" style:font-size-asian="10pt" style:font-size-complex="10pt"/>
    </style:style>
    <style:style style:name="T98_7" style:family="text">
      <style:text-properties fo:color="#666666" fo:font-size="10pt" style:font-size-asian="10pt" style:font-size-complex="10pt"/>
    </style:style>
    <style:style style:name="T98_8" style:family="text">
      <style:text-properties fo:color="#666666" fo:font-size="10pt" style:font-size-asian="10pt" style:font-size-complex="10pt"/>
    </style:style>
    <style:style style:name="T98_9" style:family="text">
      <style:text-properties fo:color="#666666" fo:font-size="10pt" style:font-size-asian="10pt" style:font-size-complex="10pt"/>
    </style:style>
    <style:style style:name="T98_10" style:family="text">
      <style:text-properties fo:color="#666666" fo:font-size="10pt" style:font-size-asian="10pt" style:font-size-complex="10pt"/>
    </style:style>
    <style:style style:name="T98_11" style:family="text">
      <style:text-properties fo:color="#666666" fo:font-size="10pt" style:font-size-asian="10pt" style:font-size-complex="10pt"/>
    </style:style>
    <style:style style:name="T98_12" style:family="text">
      <style:text-properties fo:color="#666666" fo:font-size="10pt" style:font-size-asian="10pt" style:font-size-complex="10pt"/>
    </style:style>
    <style:style style:name="T98_13" style:family="text">
      <style:text-properties fo:color="#666666" fo:font-size="10pt" style:font-size-asian="10pt" style:font-size-complex="10pt"/>
    </style:style>
    <style:style style:name="T98_14" style:family="text">
      <style:text-properties fo:color="#666666" fo:font-size="10pt" style:font-size-asian="10pt" style:font-size-complex="10pt"/>
    </style:style>
    <style:style style:name="T98_15" style:family="text">
      <style:text-properties fo:color="#666666" fo:font-size="10pt" style:font-size-asian="10pt" style:font-size-complex="10pt"/>
    </style:style>
    <style:style style:name="T98_16" style:family="text">
      <style:text-properties fo:color="#666666" fo:font-size="10pt" style:font-size-asian="10pt" style:font-size-complex="10pt"/>
    </style:style>
    <style:style style:name="T98_17" style:family="text">
      <style:text-properties fo:color="#666666" fo:font-size="10pt" style:font-size-asian="10pt" style:font-size-complex="10pt"/>
    </style:style>
    <style:style style:name="T98_18" style:family="text">
      <style:text-properties fo:color="#666666" fo:font-size="10pt" style:font-size-asian="10pt" style:font-size-complex="10pt"/>
    </style:style>
    <style:style style:name="P99" style:family="paragraph" style:parent-style-name="Standard">
      <style:paragraph-properties fo:break-before="auto" fo:text-indent="0.353cm" fo:line-height="115%" style:writing-mode="lr-tb"/>
    </style:style>
    <style:style style:name="T99_1" style:family="text">
      <style:text-properties fo:color="#666666" fo:font-size="10pt" style:font-size-asian="10pt" style:font-size-complex="10pt"/>
    </style:style>
    <style:style style:name="T99_2" style:family="text">
      <style:text-properties fo:color="#666666" fo:font-size="10pt" style:font-size-asian="10pt" style:font-size-complex="10pt"/>
    </style:style>
    <style:style style:name="T99_3" style:family="text">
      <style:text-properties fo:color="#666666" fo:font-size="10pt" style:font-size-asian="10pt" style:font-size-complex="10pt"/>
    </style:style>
    <style:style style:name="T99_4" style:family="text">
      <style:text-properties fo:color="#666666" fo:font-size="10pt" style:font-size-asian="10pt" style:font-size-complex="10pt"/>
    </style:style>
    <style:style style:name="T99_5" style:family="text">
      <style:text-properties fo:color="#666666" fo:font-size="10pt" style:font-size-asian="10pt" style:font-size-complex="10pt"/>
    </style:style>
    <style:style style:name="T99_6" style:family="text">
      <style:text-properties fo:color="#666666" fo:font-size="10pt" style:font-size-asian="10pt" style:font-size-complex="10pt"/>
    </style:style>
    <style:style style:name="T99_7" style:family="text">
      <style:text-properties fo:color="#666666" fo:font-size="10pt" style:font-size-asian="10pt" style:font-size-complex="10pt"/>
    </style:style>
    <style:style style:name="T99_8" style:family="text">
      <style:text-properties fo:color="#666666" fo:font-size="10pt" style:font-size-asian="10pt" style:font-size-complex="10pt"/>
    </style:style>
    <style:style style:name="T99_9" style:family="text">
      <style:text-properties fo:color="#666666" fo:font-size="10pt" style:font-size-asian="10pt" style:font-size-complex="10pt"/>
    </style:style>
    <style:style style:name="T99_10" style:family="text">
      <style:text-properties fo:color="#666666" fo:font-size="10pt" style:font-size-asian="10pt" style:font-size-complex="10pt"/>
    </style:style>
    <style:style style:name="T99_11" style:family="text">
      <style:text-properties fo:color="#666666" fo:font-size="10pt" style:font-size-asian="10pt" style:font-size-complex="10pt"/>
    </style:style>
    <style:style style:name="T99_12" style:family="text">
      <style:text-properties fo:color="#666666" fo:font-size="10pt" style:font-size-asian="10pt" style:font-size-complex="10pt"/>
    </style:style>
    <style:style style:name="T99_13" style:family="text">
      <style:text-properties fo:color="#666666" fo:font-size="10pt" style:font-size-asian="10pt" style:font-size-complex="10pt"/>
    </style:style>
    <style:style style:name="P100" style:family="paragraph" style:parent-style-name="Standard">
      <style:paragraph-properties fo:break-before="auto" fo:text-indent="0.353cm" fo:line-height="115%" style:writing-mode="lr-tb"/>
    </style:style>
    <style:style style:name="T100_1" style:family="text">
      <style:text-properties fo:color="#666666" fo:font-size="10pt" style:font-size-asian="10pt" style:font-size-complex="10pt"/>
    </style:style>
    <style:style style:name="T100_2" style:family="text">
      <style:text-properties fo:color="#666666" fo:font-size="10pt" style:font-size-asian="10pt" style:font-size-complex="10pt"/>
    </style:style>
    <style:style style:name="T100_3" style:family="text">
      <style:text-properties fo:color="#666666" fo:font-size="10pt" style:font-size-asian="10pt" style:font-size-complex="10pt"/>
    </style:style>
    <style:style style:name="T100_4" style:family="text">
      <style:text-properties fo:color="#666666" fo:font-size="10pt" style:font-size-asian="10pt" style:font-size-complex="10pt"/>
    </style:style>
    <style:style style:name="T100_5" style:family="text">
      <style:text-properties fo:color="#666666" fo:font-size="10pt" style:font-size-asian="10pt" style:font-size-complex="10pt"/>
    </style:style>
    <style:style style:name="T100_6" style:family="text">
      <style:text-properties fo:color="#666666" fo:font-size="10pt" style:font-size-asian="10pt" style:font-size-complex="10pt"/>
    </style:style>
    <style:style style:name="T100_7" style:family="text">
      <style:text-properties fo:color="#666666" fo:font-size="10pt" style:font-size-asian="10pt" style:font-size-complex="10pt"/>
    </style:style>
    <style:style style:name="T100_8" style:family="text">
      <style:text-properties fo:color="#666666" fo:font-size="10pt" style:font-size-asian="10pt" style:font-size-complex="10pt"/>
    </style:style>
    <style:style style:name="T100_9" style:family="text">
      <style:text-properties fo:color="#666666" fo:font-size="10pt" style:font-size-asian="10pt" style:font-size-complex="10pt"/>
    </style:style>
    <style:style style:name="T100_10" style:family="text">
      <style:text-properties fo:color="#666666" fo:font-size="10pt" style:font-size-asian="10pt" style:font-size-complex="10pt"/>
    </style:style>
    <style:style style:name="T100_11" style:family="text">
      <style:text-properties fo:color="#666666" fo:font-size="10pt" style:font-size-asian="10pt" style:font-size-complex="10pt"/>
    </style:style>
    <style:style style:name="T100_12" style:family="text">
      <style:text-properties fo:color="#666666" fo:font-size="10pt" style:font-size-asian="10pt" style:font-size-complex="10pt"/>
    </style:style>
    <style:style style:name="P101" style:family="paragraph" style:parent-style-name="Standard">
      <style:paragraph-properties fo:break-before="auto" fo:text-indent="0.353cm" fo:line-height="115%" style:writing-mode="lr-tb"/>
      <style:text-properties fo:color="#666666" fo:font-size="10pt" style:font-size-asian="10pt" style:font-size-complex="10pt"/>
    </style:style>
    <style:style style:name="P102" style:family="paragraph" style:parent-style-name="Standard">
      <style:paragraph-properties fo:break-before="auto" fo:text-indent="0.353cm" fo:line-height="115%" style:writing-mode="lr-tb"/>
    </style:style>
    <style:style style:name="T102_1" style:family="text">
      <style:text-properties fo:color="#666666" fo:font-size="10pt" style:font-size-asian="10pt" style:font-size-complex="10pt"/>
    </style:style>
    <style:style style:name="T102_2" style:family="text">
      <style:text-properties fo:color="#666666" fo:font-size="10pt" style:font-size-asian="10pt" style:font-size-complex="10pt"/>
    </style:style>
    <style:style style:name="T102_3" style:family="text">
      <style:text-properties fo:color="#666666" fo:font-size="10pt" style:font-size-asian="10pt" style:font-size-complex="10pt"/>
    </style:style>
    <style:style style:name="T102_4" style:family="text">
      <style:text-properties fo:color="#666666" fo:font-size="10pt" style:font-size-asian="10pt" style:font-size-complex="10pt"/>
    </style:style>
    <style:style style:name="T102_5" style:family="text">
      <style:text-properties fo:color="#666666" fo:font-size="10pt" style:font-size-asian="10pt" style:font-size-complex="10pt"/>
    </style:style>
    <style:style style:name="T102_6" style:family="text">
      <style:text-properties fo:color="#666666" fo:font-size="10pt" style:font-size-asian="10pt" style:font-size-complex="10pt"/>
    </style:style>
    <style:style style:name="T102_7" style:family="text">
      <style:text-properties fo:color="#666666" fo:font-size="10pt" style:font-size-asian="10pt" style:font-size-complex="10pt"/>
    </style:style>
    <style:style style:name="T102_8" style:family="text">
      <style:text-properties fo:color="#666666" fo:font-size="10pt" style:font-size-asian="10pt" style:font-size-complex="10pt"/>
    </style:style>
    <style:style style:name="T102_9" style:family="text">
      <style:text-properties fo:color="#666666" fo:font-size="10pt" style:font-size-asian="10pt" style:font-size-complex="10pt"/>
    </style:style>
    <style:style style:name="T102_10" style:family="text">
      <style:text-properties fo:color="#666666" fo:font-size="10pt" style:font-size-asian="10pt" style:font-size-complex="10pt"/>
    </style:style>
    <style:style style:name="T102_11" style:family="text">
      <style:text-properties fo:color="#666666" fo:font-size="10pt" style:font-size-asian="10pt" style:font-size-complex="10pt"/>
    </style:style>
    <style:style style:name="T102_12" style:family="text">
      <style:text-properties fo:color="#666666" fo:font-size="10pt" style:font-size-asian="10pt" style:font-size-complex="10pt"/>
    </style:style>
    <style:style style:name="T102_13" style:family="text">
      <style:text-properties fo:color="#666666" fo:font-size="10pt" style:font-size-asian="10pt" style:font-size-complex="10pt"/>
    </style:style>
    <style:style style:name="T102_14" style:family="text">
      <style:text-properties fo:color="#666666" fo:font-size="10pt" style:font-size-asian="10pt" style:font-size-complex="10pt"/>
    </style:style>
    <style:style style:name="T102_15" style:family="text">
      <style:text-properties fo:color="#666666" fo:font-size="10pt" style:font-size-asian="10pt" style:font-size-complex="10pt"/>
    </style:style>
    <style:style style:name="T102_16" style:family="text">
      <style:text-properties fo:color="#666666" fo:font-size="10pt" style:font-size-asian="10pt" style:font-size-complex="10pt"/>
    </style:style>
    <style:style style:name="T102_17" style:family="text">
      <style:text-properties fo:color="#666666" fo:font-size="10pt" style:font-size-asian="10pt" style:font-size-complex="10pt"/>
    </style:style>
    <style:style style:name="T102_18" style:family="text">
      <style:text-properties fo:color="#666666" fo:font-size="10pt" style:font-size-asian="10pt" style:font-size-complex="10pt"/>
    </style:style>
    <style:style style:name="T102_19" style:family="text">
      <style:text-properties fo:color="#666666" fo:font-size="10pt" style:font-size-asian="10pt" style:font-size-complex="10pt"/>
    </style:style>
    <style:style style:name="P103" style:family="paragraph" style:parent-style-name="Standard">
      <style:paragraph-properties fo:break-before="auto" fo:text-indent="0.353cm" fo:line-height="115%" style:writing-mode="lr-tb"/>
    </style:style>
    <style:style style:name="T103_1" style:family="text">
      <style:text-properties fo:color="#666666" fo:font-size="10pt" style:font-size-asian="10pt" style:font-size-complex="10pt"/>
    </style:style>
    <style:style style:name="T103_2" style:family="text">
      <style:text-properties fo:color="#666666" fo:font-size="10pt" style:font-size-asian="10pt" style:font-size-complex="10pt"/>
    </style:style>
    <style:style style:name="T103_3" style:family="text">
      <style:text-properties fo:color="#666666" fo:font-size="10pt" style:font-size-asian="10pt" style:font-size-complex="10pt"/>
    </style:style>
    <style:style style:name="T103_4" style:family="text">
      <style:text-properties fo:color="#666666" fo:font-size="10pt" style:font-size-asian="10pt" style:font-size-complex="10pt"/>
    </style:style>
    <style:style style:name="T103_5" style:family="text">
      <style:text-properties fo:color="#666666" fo:font-size="10pt" style:font-size-asian="10pt" style:font-size-complex="10pt"/>
    </style:style>
    <style:style style:name="T103_6" style:family="text">
      <style:text-properties fo:color="#666666" fo:font-size="10pt" style:font-size-asian="10pt" style:font-size-complex="10pt"/>
    </style:style>
    <style:style style:name="T103_7" style:family="text">
      <style:text-properties fo:color="#666666" fo:font-size="10pt" style:font-size-asian="10pt" style:font-size-complex="10pt"/>
    </style:style>
    <style:style style:name="T103_8" style:family="text">
      <style:text-properties fo:color="#666666" fo:font-size="10pt" style:font-size-asian="10pt" style:font-size-complex="10pt"/>
    </style:style>
    <style:style style:name="T103_9" style:family="text">
      <style:text-properties fo:color="#666666" fo:font-size="10pt" style:font-size-asian="10pt" style:font-size-complex="10pt"/>
    </style:style>
    <style:style style:name="T103_10" style:family="text">
      <style:text-properties fo:color="#666666" fo:font-size="10pt" style:font-size-asian="10pt" style:font-size-complex="10pt"/>
    </style:style>
    <style:style style:name="T103_11" style:family="text">
      <style:text-properties fo:color="#666666" fo:font-size="10pt" style:font-size-asian="10pt" style:font-size-complex="10pt"/>
    </style:style>
    <style:style style:name="T103_12" style:family="text">
      <style:text-properties fo:color="#666666" fo:font-size="10pt" style:font-size-asian="10pt" style:font-size-complex="10pt"/>
    </style:style>
    <style:style style:name="T103_13" style:family="text">
      <style:text-properties fo:color="#666666" fo:font-size="10pt" style:font-size-asian="10pt" style:font-size-complex="10pt"/>
    </style:style>
    <style:style style:name="T103_14" style:family="text">
      <style:text-properties fo:color="#666666" fo:font-size="10pt" style:font-size-asian="10pt" style:font-size-complex="10pt"/>
    </style:style>
    <style:style style:name="T103_15" style:family="text">
      <style:text-properties fo:color="#666666" fo:font-size="10pt" style:font-size-asian="10pt" style:font-size-complex="10pt"/>
    </style:style>
    <style:style style:name="T103_16" style:family="text">
      <style:text-properties fo:color="#666666" fo:font-size="10pt" style:font-size-asian="10pt" style:font-size-complex="10pt"/>
    </style:style>
    <style:style style:name="T103_17" style:family="text">
      <style:text-properties fo:color="#666666" fo:font-size="10pt" style:font-size-asian="10pt" style:font-size-complex="10pt"/>
    </style:style>
    <style:style style:name="T103_18" style:family="text">
      <style:text-properties fo:color="#666666" fo:font-size="10pt" style:font-size-asian="10pt" style:font-size-complex="10pt"/>
    </style:style>
    <style:style style:name="T103_19" style:family="text">
      <style:text-properties fo:color="#666666" fo:font-size="10pt" style:font-size-asian="10pt" style:font-size-complex="10pt"/>
    </style:style>
    <style:style style:name="P104" style:family="paragraph" style:parent-style-name="Standard">
      <style:paragraph-properties fo:break-before="auto" fo:text-indent="0.353cm" fo:line-height="115%" style:writing-mode="lr-tb"/>
    </style:style>
    <style:style style:name="T104_1" style:family="text">
      <style:text-properties fo:color="#666666" fo:font-size="10pt" style:font-size-asian="10pt" style:font-size-complex="10pt"/>
    </style:style>
    <style:style style:name="T104_2" style:family="text">
      <style:text-properties fo:color="#666666" fo:font-size="10pt" style:font-size-asian="10pt" style:font-size-complex="10pt"/>
    </style:style>
    <style:style style:name="T104_3" style:family="text">
      <style:text-properties fo:color="#666666" fo:font-size="10pt" style:font-size-asian="10pt" style:font-size-complex="10pt"/>
    </style:style>
    <style:style style:name="T104_4" style:family="text">
      <style:text-properties fo:color="#666666" fo:font-size="10pt" style:font-size-asian="10pt" style:font-size-complex="10pt"/>
    </style:style>
    <style:style style:name="T104_5" style:family="text">
      <style:text-properties fo:color="#666666" fo:font-size="10pt" style:font-size-asian="10pt" style:font-size-complex="10pt"/>
    </style:style>
    <style:style style:name="T104_6" style:family="text">
      <style:text-properties fo:color="#666666" fo:font-size="10pt" style:font-size-asian="10pt" style:font-size-complex="10pt"/>
    </style:style>
    <style:style style:name="T104_7" style:family="text">
      <style:text-properties fo:color="#666666" fo:font-size="10pt" style:font-size-asian="10pt" style:font-size-complex="10pt"/>
    </style:style>
    <style:style style:name="P105" style:family="paragraph" style:parent-style-name="Standard">
      <style:paragraph-properties fo:break-before="auto" fo:text-indent="0.353cm" fo:line-height="115%" style:writing-mode="lr-tb"/>
    </style:style>
    <style:style style:name="T105_1" style:family="text">
      <style:text-properties fo:color="#666666" fo:font-size="10pt" style:font-size-asian="10pt" style:font-size-complex="10pt"/>
    </style:style>
    <style:style style:name="T105_2" style:family="text">
      <style:text-properties fo:color="#666666" fo:font-size="10pt" style:font-size-asian="10pt" style:font-size-complex="10pt"/>
    </style:style>
    <style:style style:name="T105_3" style:family="text">
      <style:text-properties fo:color="#666666" fo:font-size="10pt" style:font-size-asian="10pt" style:font-size-complex="10pt"/>
    </style:style>
    <style:style style:name="T105_4" style:family="text">
      <style:text-properties fo:color="#666666" fo:font-size="10pt" style:font-size-asian="10pt" style:font-size-complex="10pt"/>
    </style:style>
    <style:style style:name="T105_5" style:family="text">
      <style:text-properties fo:color="#666666" fo:font-size="10pt" style:font-size-asian="10pt" style:font-size-complex="10pt"/>
    </style:style>
    <style:style style:name="T105_6" style:family="text">
      <style:text-properties fo:color="#666666" fo:font-size="10pt" style:font-size-asian="10pt" style:font-size-complex="10pt"/>
    </style:style>
    <style:style style:name="T105_7" style:family="text">
      <style:text-properties fo:color="#666666" fo:font-size="10pt" style:font-size-asian="10pt" style:font-size-complex="10pt"/>
    </style:style>
    <style:style style:name="T105_8" style:family="text">
      <style:text-properties fo:color="#666666" fo:font-size="10pt" style:font-size-asian="10pt" style:font-size-complex="10pt"/>
    </style:style>
    <style:style style:name="T105_9" style:family="text">
      <style:text-properties fo:color="#666666" fo:font-size="10pt" style:font-size-asian="10pt" style:font-size-complex="10pt"/>
    </style:style>
    <style:style style:name="T105_10" style:family="text">
      <style:text-properties fo:color="#666666" fo:font-size="10pt" style:font-size-asian="10pt" style:font-size-complex="10pt"/>
    </style:style>
    <style:style style:name="T105_11" style:family="text">
      <style:text-properties fo:color="#666666" fo:font-size="10pt" style:font-size-asian="10pt" style:font-size-complex="10pt"/>
    </style:style>
    <style:style style:name="T105_12" style:family="text">
      <style:text-properties fo:color="#666666" fo:font-size="10pt" style:font-size-asian="10pt" style:font-size-complex="10pt"/>
    </style:style>
    <style:style style:name="T105_13" style:family="text">
      <style:text-properties fo:color="#666666" fo:font-size="10pt" style:font-size-asian="10pt" style:font-size-complex="10pt"/>
    </style:style>
    <style:style style:name="T105_14" style:family="text">
      <style:text-properties fo:color="#666666" fo:font-size="10pt" style:font-size-asian="10pt" style:font-size-complex="10pt"/>
    </style:style>
    <style:style style:name="T105_15" style:family="text">
      <style:text-properties fo:color="#666666" fo:font-size="10pt" style:font-size-asian="10pt" style:font-size-complex="10pt"/>
    </style:style>
    <style:style style:name="P106" style:family="paragraph" style:parent-style-name="Standard">
      <style:paragraph-properties fo:break-before="auto" fo:text-indent="0.353cm" fo:line-height="115%" style:writing-mode="lr-tb"/>
    </style:style>
    <style:style style:name="T106_1" style:family="text">
      <style:text-properties fo:color="#666666" fo:font-size="10pt" style:font-size-asian="10pt" style:font-size-complex="10pt"/>
    </style:style>
    <style:style style:name="T106_2" style:family="text">
      <style:text-properties fo:color="#666666" fo:font-size="10pt" style:font-size-asian="10pt" style:font-size-complex="10pt"/>
    </style:style>
    <style:style style:name="T106_3" style:family="text">
      <style:text-properties fo:color="#666666" fo:font-size="10pt" style:font-size-asian="10pt" style:font-size-complex="10pt"/>
    </style:style>
    <style:style style:name="T106_4" style:family="text">
      <style:text-properties fo:color="#666666" fo:font-size="10pt" style:font-size-asian="10pt" style:font-size-complex="10pt"/>
    </style:style>
    <style:style style:name="T106_5" style:family="text">
      <style:text-properties fo:color="#666666" fo:font-size="10pt" style:font-size-asian="10pt" style:font-size-complex="10pt"/>
    </style:style>
    <style:style style:name="T106_6" style:family="text">
      <style:text-properties fo:color="#666666" fo:font-size="10pt" style:font-size-asian="10pt" style:font-size-complex="10pt"/>
    </style:style>
    <style:style style:name="T106_7" style:family="text">
      <style:text-properties fo:color="#666666" fo:font-size="10pt" style:font-size-asian="10pt" style:font-size-complex="10pt"/>
    </style:style>
    <style:style style:name="T106_8" style:family="text">
      <style:text-properties fo:color="#666666" fo:font-size="10pt" style:font-size-asian="10pt" style:font-size-complex="10pt"/>
    </style:style>
    <style:style style:name="T106_9" style:family="text">
      <style:text-properties fo:color="#666666" fo:font-size="10pt" style:font-size-asian="10pt" style:font-size-complex="10pt"/>
    </style:style>
    <style:style style:name="T106_10" style:family="text">
      <style:text-properties fo:color="#666666" fo:font-size="10pt" style:font-size-asian="10pt" style:font-size-complex="10pt"/>
    </style:style>
    <style:style style:name="T106_11" style:family="text">
      <style:text-properties fo:color="#666666" fo:font-size="10pt" style:font-size-asian="10pt" style:font-size-complex="10pt"/>
    </style:style>
    <style:style style:name="T106_12" style:family="text">
      <style:text-properties fo:color="#666666" fo:font-size="10pt" style:font-size-asian="10pt" style:font-size-complex="10pt"/>
    </style:style>
    <style:style style:name="T106_13" style:family="text">
      <style:text-properties fo:color="#666666" fo:font-size="10pt" style:font-size-asian="10pt" style:font-size-complex="10pt"/>
    </style:style>
    <style:style style:name="T106_14" style:family="text">
      <style:text-properties fo:color="#666666" fo:font-size="10pt" style:font-size-asian="10pt" style:font-size-complex="10pt"/>
    </style:style>
    <style:style style:name="T106_15" style:family="text">
      <style:text-properties fo:color="#666666" fo:font-size="10pt" style:font-size-asian="10pt" style:font-size-complex="10pt"/>
    </style:style>
    <style:style style:name="T106_16" style:family="text">
      <style:text-properties fo:color="#666666" fo:font-size="10pt" style:font-size-asian="10pt" style:font-size-complex="10pt"/>
    </style:style>
    <style:style style:name="T106_17" style:family="text">
      <style:text-properties fo:color="#666666" fo:font-size="10pt" style:font-size-asian="10pt" style:font-size-complex="10pt"/>
    </style:style>
    <style:style style:name="T106_18" style:family="text">
      <style:text-properties fo:color="#666666" fo:font-size="10pt" style:font-size-asian="10pt" style:font-size-complex="10pt"/>
    </style:style>
    <style:style style:name="T106_19" style:family="text">
      <style:text-properties fo:color="#666666" fo:font-size="10pt" style:font-size-asian="10pt" style:font-size-complex="10pt"/>
    </style:style>
    <style:style style:name="T106_20" style:family="text">
      <style:text-properties fo:color="#666666" fo:font-size="10pt" style:font-size-asian="10pt" style:font-size-complex="10pt"/>
    </style:style>
    <style:style style:name="T106_21" style:family="text">
      <style:text-properties fo:color="#666666" fo:font-size="10pt" style:font-size-asian="10pt" style:font-size-complex="10pt"/>
    </style:style>
    <style:style style:name="T106_22" style:family="text">
      <style:text-properties fo:color="#666666" fo:font-size="10pt" style:font-size-asian="10pt" style:font-size-complex="10pt"/>
    </style:style>
    <style:style style:name="T106_23" style:family="text">
      <style:text-properties fo:color="#666666" fo:font-size="10pt" style:font-size-asian="10pt" style:font-size-complex="10pt"/>
    </style:style>
    <style:style style:name="T106_24" style:family="text">
      <style:text-properties fo:color="#666666" fo:font-size="10pt" style:font-size-asian="10pt" style:font-size-complex="10pt"/>
    </style:style>
    <style:style style:name="T106_25" style:family="text">
      <style:text-properties fo:color="#666666" fo:font-size="10pt" style:font-size-asian="10pt" style:font-size-complex="10pt"/>
    </style:style>
    <style:style style:name="T106_26" style:family="text">
      <style:text-properties fo:color="#666666" fo:font-size="10pt" style:font-size-asian="10pt" style:font-size-complex="10pt"/>
    </style:style>
    <style:style style:name="T106_27" style:family="text">
      <style:text-properties fo:color="#666666" fo:font-size="10pt" style:font-size-asian="10pt" style:font-size-complex="10pt"/>
    </style:style>
    <style:style style:name="P107" style:family="paragraph" style:parent-style-name="Standard">
      <style:paragraph-properties fo:break-before="auto" fo:text-indent="0.353cm" fo:line-height="115%" style:writing-mode="lr-tb"/>
    </style:style>
    <style:style style:name="T107_1" style:family="text">
      <style:text-properties fo:color="#666666" fo:font-size="10pt" style:font-size-asian="10pt" style:font-size-complex="10pt"/>
    </style:style>
    <style:style style:name="T107_2" style:family="text">
      <style:text-properties fo:color="#666666" fo:font-size="10pt" style:font-size-asian="10pt" style:font-size-complex="10pt"/>
    </style:style>
    <style:style style:name="T107_3" style:family="text">
      <style:text-properties fo:color="#666666" fo:font-size="10pt" style:font-size-asian="10pt" style:font-size-complex="10pt"/>
    </style:style>
    <style:style style:name="T107_4" style:family="text">
      <style:text-properties fo:color="#666666" fo:font-size="10pt" style:font-size-asian="10pt" style:font-size-complex="10pt"/>
    </style:style>
    <style:style style:name="T107_5" style:family="text">
      <style:text-properties fo:color="#666666" fo:font-size="10pt" style:font-size-asian="10pt" style:font-size-complex="10pt"/>
    </style:style>
    <style:style style:name="T107_6" style:family="text">
      <style:text-properties fo:color="#666666" fo:font-size="10pt" style:font-size-asian="10pt" style:font-size-complex="10pt"/>
    </style:style>
    <style:style style:name="T107_7" style:family="text">
      <style:text-properties fo:color="#666666" fo:font-size="10pt" style:font-size-asian="10pt" style:font-size-complex="10pt"/>
    </style:style>
    <style:style style:name="P108" style:family="paragraph" style:parent-style-name="Standard">
      <style:paragraph-properties fo:break-before="auto" fo:text-indent="0.353cm" fo:line-height="115%" style:writing-mode="lr-tb"/>
      <style:text-properties fo:color="#666666" fo:font-size="10pt" style:font-size-asian="10pt" style:font-size-complex="10pt"/>
    </style:style>
    <style:style style:name="P109" style:family="paragraph" style:parent-style-name="Standard">
      <style:paragraph-properties fo:break-before="auto" fo:text-indent="0.353cm" fo:line-height="115%" style:writing-mode="lr-tb"/>
    </style:style>
    <style:style style:name="T109_1" style:family="text">
      <style:text-properties fo:color="#666666" fo:font-size="10pt" style:font-size-asian="10pt" style:font-size-complex="10pt"/>
    </style:style>
    <style:style style:name="T109_2" style:family="text">
      <style:text-properties fo:color="#666666" fo:font-size="10pt" style:font-size-asian="10pt" style:font-size-complex="10pt"/>
    </style:style>
    <style:style style:name="T109_3" style:family="text">
      <style:text-properties fo:color="#666666" fo:font-size="10pt" style:font-size-asian="10pt" style:font-size-complex="10pt"/>
    </style:style>
    <style:style style:name="T109_4" style:family="text">
      <style:text-properties fo:color="#666666" fo:font-size="10pt" style:font-size-asian="10pt" style:font-size-complex="10pt"/>
    </style:style>
    <style:style style:name="T109_5" style:family="text">
      <style:text-properties fo:color="#666666" fo:font-size="10pt" style:font-size-asian="10pt" style:font-size-complex="10pt"/>
    </style:style>
    <style:style style:name="T109_6" style:family="text">
      <style:text-properties fo:color="#666666" fo:font-size="10pt" style:font-size-asian="10pt" style:font-size-complex="10pt"/>
    </style:style>
    <style:style style:name="T109_7" style:family="text">
      <style:text-properties fo:color="#666666" fo:font-size="10pt" style:font-size-asian="10pt" style:font-size-complex="10pt"/>
    </style:style>
    <style:style style:name="T109_8" style:family="text">
      <style:text-properties fo:color="#666666" fo:font-size="10pt" style:font-size-asian="10pt" style:font-size-complex="10pt"/>
    </style:style>
    <style:style style:name="T109_9" style:family="text">
      <style:text-properties fo:color="#666666" fo:font-size="10pt" style:font-size-asian="10pt" style:font-size-complex="10pt"/>
    </style:style>
    <style:style style:name="T109_10" style:family="text">
      <style:text-properties fo:color="#666666" fo:font-size="10pt" style:font-size-asian="10pt" style:font-size-complex="10pt"/>
    </style:style>
    <style:style style:name="T109_11" style:family="text">
      <style:text-properties fo:color="#666666" fo:font-size="10pt" style:font-size-asian="10pt" style:font-size-complex="10pt"/>
    </style:style>
    <style:style style:name="T109_12" style:family="text">
      <style:text-properties fo:color="#666666" fo:font-size="10pt" style:font-size-asian="10pt" style:font-size-complex="10pt"/>
    </style:style>
    <style:style style:name="T109_13" style:family="text">
      <style:text-properties fo:color="#666666" fo:font-size="10pt" style:font-size-asian="10pt" style:font-size-complex="10pt"/>
    </style:style>
    <style:style style:name="T109_14" style:family="text">
      <style:text-properties fo:color="#666666" fo:font-size="10pt" style:font-size-asian="10pt" style:font-size-complex="10pt"/>
    </style:style>
    <style:style style:name="P110" style:family="paragraph" style:parent-style-name="Standard">
      <style:paragraph-properties fo:break-before="auto" fo:line-height="115%" style:writing-mode="lr-tb"/>
      <style:text-properties fo:color="#666666" fo:font-size="10pt" style:font-size-asian="10pt" style:font-size-complex="10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color="#666666" fo:font-size="10pt" style:font-size-asian="10pt" style:font-size-complex="10pt"/>
    </style:style>
    <style:style style:name="T111_2" style:family="text">
      <style:text-properties fo:color="#666666" fo:font-size="10pt" style:font-size-asian="10pt" style:font-size-complex="10pt"/>
    </style:style>
    <style:style style:name="T111_3" style:family="text">
      <style:text-properties fo:color="#666666" fo:font-size="10pt" style:font-size-asian="10pt" style:font-size-complex="10pt"/>
    </style:style>
    <style:style style:name="T111_4" style:family="text">
      <style:text-properties fo:color="#666666" fo:font-size="10pt" style:font-size-asian="10pt" style:font-size-complex="10pt"/>
    </style:style>
    <style:style style:name="T111_5" style:family="text">
      <style:text-properties fo:color="#666666" fo:font-size="10pt" style:font-size-asian="10pt" style:font-size-complex="10pt"/>
    </style:style>
    <style:style style:name="T111_6" style:family="text">
      <style:text-properties fo:color="#666666" fo:font-size="10pt" style:font-size-asian="10pt" style:font-size-complex="10pt"/>
    </style:style>
    <style:style style:name="T111_7" style:family="text">
      <style:text-properties fo:color="#666666" fo:font-size="10pt" style:font-size-asian="10pt" style:font-size-complex="10pt"/>
    </style:style>
    <style:style style:name="T111_8" style:family="text">
      <style:text-properties fo:color="#666666" fo:font-size="10pt" style:font-size-asian="10pt" style:font-size-complex="10pt"/>
    </style:style>
    <style:style style:name="T111_9" style:family="text">
      <style:text-properties fo:color="#666666" fo:font-size="10pt" style:font-size-asian="10pt" style:font-size-complex="10pt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font-size="10pt" style:font-size-asian="10pt" style:font-size-complex="10pt"/>
    </style:style>
    <style:style style:name="T112_2" style:family="text">
      <style:text-properties fo:color="#666666" fo:font-size="10pt" style:font-size-asian="10pt" style:font-size-complex="10pt"/>
    </style:style>
    <style:style style:name="T112_3" style:family="text">
      <style:text-properties fo:color="#666666" fo:font-size="10pt" style:font-size-asian="10pt" style:font-size-complex="10pt"/>
    </style:style>
    <style:style style:name="T112_4" style:family="text">
      <style:text-properties fo:color="#666666" fo:font-size="10pt" style:font-size-asian="10pt" style:font-size-complex="10pt"/>
    </style:style>
    <style:style style:name="T112_5" style:family="text">
      <style:text-properties fo:color="#666666" fo:font-size="10pt" style:font-size-asian="10pt" style:font-size-complex="10pt"/>
    </style:style>
    <style:style style:name="T112_6" style:family="text">
      <style:text-properties fo:color="#666666" fo:font-size="10pt" style:font-size-asian="10pt" style:font-size-complex="10pt"/>
    </style:style>
    <style:style style:name="T112_7" style:family="text">
      <style:text-properties fo:color="#666666" fo:font-size="10pt" style:font-size-asian="10pt" style:font-size-complex="10pt"/>
    </style:style>
    <style:style style:name="T112_8" style:family="text">
      <style:text-properties fo:color="#666666" fo:font-size="10pt" style:font-size-asian="10pt" style:font-size-complex="10pt"/>
    </style:style>
    <style:style style:name="T112_9" style:family="text">
      <style:text-properties fo:color="#666666" fo:font-size="10pt" style:font-size-asian="10pt" style:font-size-complex="10pt"/>
    </style:style>
    <style:style style:name="T112_10" style:family="text">
      <style:text-properties fo:color="#666666" fo:font-size="10pt" style:font-size-asian="10pt" style:font-size-complex="10pt"/>
    </style:style>
    <style:style style:name="T112_11" style:family="text">
      <style:text-properties fo:color="#666666" fo:font-size="10pt" style:font-size-asian="10pt" style:font-size-complex="10pt"/>
    </style:style>
    <style:style style:name="T112_12" style:family="text">
      <style:text-properties fo:color="#666666" fo:font-size="10pt" style:font-size-asian="10pt" style:font-size-complex="10pt"/>
    </style:style>
    <style:style style:name="T112_13" style:family="text">
      <style:text-properties fo:color="#666666" fo:font-size="10pt" style:font-size-asian="10pt" style:font-size-complex="10pt"/>
    </style:style>
    <style:style style:name="T112_14" style:family="text">
      <style:text-properties fo:color="#666666" fo:font-size="10pt" style:font-size-asian="10pt" style:font-size-complex="10pt"/>
    </style:style>
    <style:style style:name="T112_15" style:family="text">
      <style:text-properties fo:color="#666666" fo:font-size="10pt" style:font-size-asian="10pt" style:font-size-complex="10pt"/>
    </style:style>
    <style:style style:name="T112_16" style:family="text">
      <style:text-properties fo:color="#666666" fo:font-size="10pt" style:font-size-asian="10pt" style:font-size-complex="10pt"/>
    </style:style>
    <style:style style:name="T112_17" style:family="text">
      <style:text-properties fo:color="#666666" fo:font-size="10pt" style:font-size-asian="10pt" style:font-size-complex="10pt"/>
    </style:style>
    <style:style style:name="T112_18" style:family="text">
      <style:text-properties fo:color="#666666" fo:font-size="10pt" style:font-size-asian="10pt" style:font-size-complex="10pt"/>
    </style:style>
    <style:style style:name="T112_19" style:family="text">
      <style:text-properties fo:color="#666666" fo:font-size="10pt" style:font-size-asian="10pt" style:font-size-complex="10pt"/>
    </style:style>
    <style:style style:name="T112_20" style:family="text">
      <style:text-properties fo:color="#666666" fo:font-size="10pt" style:font-size-asian="10pt" style:font-size-complex="10pt"/>
    </style:style>
    <style:style style:name="T112_21" style:family="text">
      <style:text-properties fo:color="#666666" fo:font-size="10pt" style:font-size-asian="10pt" style:font-size-complex="10pt"/>
    </style:style>
    <style:style style:name="T112_22" style:family="text">
      <style:text-properties fo:color="#666666" fo:font-size="10pt" style:font-size-asian="10pt" style:font-size-complex="10pt"/>
    </style:style>
    <style:style style:name="P113" style:family="paragraph" style:parent-style-name="Standard">
      <style:paragraph-properties fo:break-before="auto" fo:text-indent="0.353cm" fo:line-height="115%" style:writing-mode="lr-tb"/>
      <style:text-properties fo:color="#666666" fo:font-size="10pt" style:font-size-asian="10pt" style:font-size-complex="10pt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P116" style:family="paragraph" style:parent-style-name="Standard">
      <style:paragraph-properties fo:break-before="auto" fo:text-indent="0.318cm" fo:line-height="115%" style:writing-mode="lr-tb"/>
    </style:style>
    <style:style style:name="T116_1" style:family="text">
      <style:text-properties fo:color="#666666"/>
    </style:style>
    <style:style style:name="T116_2" style:family="text">
      <style:text-properties fo:color="#666666"/>
    </style:style>
    <style:style style:name="T116_3" style:family="text">
      <style:text-properties fo:color="#666666"/>
    </style:style>
    <style:style style:name="T116_4" style:family="text">
      <style:text-properties fo:color="#666666"/>
    </style:style>
    <style:style style:name="T116_5" style:family="text">
      <style:text-properties fo:color="#666666"/>
    </style:style>
    <style:style style:name="T116_6" style:family="text">
      <style:text-properties fo:color="#666666"/>
    </style:style>
    <style:style style:name="P117" style:family="paragraph" style:parent-style-name="Standard">
      <style:paragraph-properties fo:break-before="auto" fo:text-indent="0.318cm" fo:line-height="115%" style:writing-mode="lr-tb"/>
    </style:style>
    <style:style style:name="T117_1" style:family="text">
      <style:text-properties fo:color="#666666"/>
    </style:style>
    <style:style style:name="T117_2" style:family="text">
      <style:text-properties fo:color="#666666"/>
    </style:style>
    <style:style style:name="T117_3" style:family="text">
      <style:text-properties fo:color="#666666"/>
    </style:style>
    <style:style style:name="T117_4" style:family="text">
      <style:text-properties fo:color="#666666"/>
    </style:style>
    <style:style style:name="T117_5" style:family="text">
      <style:text-properties fo:color="#666666"/>
    </style:style>
    <style:style style:name="T117_6" style:family="text">
      <style:text-properties fo:color="#666666"/>
    </style:style>
    <style:style style:name="T117_7" style:family="text">
      <style:text-properties fo:color="#666666"/>
    </style:style>
    <style:style style:name="T117_8" style:family="text">
      <style:text-properties fo:color="#666666"/>
    </style:style>
    <style:style style:name="P118" style:family="paragraph" style:parent-style-name="Standard">
      <style:paragraph-properties fo:break-before="auto" fo:text-indent="0.318cm" fo:line-height="115%" style:writing-mode="lr-tb"/>
    </style:style>
    <style:style style:name="T118_1" style:family="text">
      <style:text-properties fo:color="#666666"/>
    </style:style>
    <style:style style:name="T118_2" style:family="text">
      <style:text-properties fo:color="#666666"/>
    </style:style>
    <style:style style:name="T118_3" style:family="text">
      <style:text-properties fo:color="#666666"/>
    </style:style>
    <style:style style:name="T118_4" style:family="text">
      <style:text-properties fo:color="#666666"/>
    </style:style>
    <style:style style:name="T118_5" style:family="text">
      <style:text-properties fo:color="#666666"/>
    </style:style>
    <style:style style:name="T118_6" style:family="text">
      <style:text-properties fo:color="#666666"/>
    </style:style>
    <style:style style:name="T118_7" style:family="text">
      <style:text-properties fo:color="#666666"/>
    </style:style>
    <style:style style:name="T118_8" style:family="text">
      <style:text-properties fo:color="#666666"/>
    </style:style>
    <style:style style:name="T118_9" style:family="text">
      <style:text-properties fo:color="#666666"/>
    </style:style>
    <style:style style:name="T118_10" style:family="text">
      <style:text-properties fo:color="#666666"/>
    </style:style>
    <style:style style:name="P119" style:family="paragraph" style:parent-style-name="Standard">
      <style:paragraph-properties fo:break-before="auto" fo:line-height="115%" style:writing-mode="lr-tb"/>
      <style:text-properties fo:color="#666666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font-weight="bold" style:font-weight-asian="bold" style:font-weight-complex="bold"/>
    </style:style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>
      <style:text-properties fo:color="#666666"/>
    </style:style>
    <style:style style:name="T121_3" style:family="text">
      <style:text-properties fo:color="#666666"/>
    </style:style>
    <style:style style:name="T121_4" style:family="text">
      <style:text-properties fo:color="#666666"/>
    </style:style>
    <style:style style:name="T121_5" style:family="text">
      <style:text-properties fo:color="#666666"/>
    </style:style>
    <style:style style:name="T121_6" style:family="text">
      <style:text-properties fo:color="#666666"/>
    </style:style>
    <style:style style:name="T121_7" style:family="text">
      <style:text-properties fo:color="#666666"/>
    </style:style>
    <style:style style:name="T121_8" style:family="text">
      <style:text-properties fo:color="#666666"/>
    </style:style>
    <style:style style:name="T121_9" style:family="text">
      <style:text-properties fo:color="#666666"/>
    </style:style>
    <style:style style:name="T121_10" style:family="text">
      <style:text-properties fo:color="#666666"/>
    </style:style>
    <style:style style:name="T121_11" style:family="text">
      <style:text-properties fo:color="#666666"/>
    </style:style>
    <style:style style:name="T121_12" style:family="text">
      <style:text-properties fo:color="#666666"/>
    </style:style>
    <style:style style:name="T121_13" style:family="text">
      <style:text-properties fo:color="#666666"/>
    </style:style>
    <style:style style:name="T121_14" style:family="text">
      <style:text-properties fo:color="#666666"/>
    </style:style>
    <style:style style:name="T121_15" style:family="text">
      <style:text-properties fo:color="#666666"/>
    </style:style>
    <style:style style:name="T121_16" style:family="text">
      <style:text-properties fo:color="#666666"/>
    </style:style>
    <style:style style:name="T121_17" style:family="text">
      <style:text-properties fo:color="#666666"/>
    </style:style>
    <style:style style:name="T121_18" style:family="text">
      <style:text-properties fo:color="#666666"/>
    </style:style>
    <style:style style:name="T121_19" style:family="text">
      <style:text-properties fo:color="#666666"/>
    </style:style>
    <style:style style:name="T121_20" style:family="text">
      <style:text-properties fo:color="#666666"/>
    </style:style>
    <style:style style:name="T121_21" style:family="text">
      <style:text-properties fo:color="#666666"/>
    </style:style>
    <style:style style:name="T121_22" style:family="text">
      <style:text-properties fo:color="#666666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>
      <style:text-properties fo:color="#666666"/>
    </style:style>
    <style:style style:name="T123_3" style:family="text">
      <style:text-properties fo:color="#666666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weight="bold" style:font-weight-asian="bold" style:font-weight-complex="bold"/>
    </style:style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P129" style:family="paragraph" style:parent-style-name="Standard">
      <style:paragraph-properties fo:break-before="auto" fo:text-indent="0.318cm" fo:line-height="115%" style:writing-mode="lr-tb"/>
    </style:style>
    <style:style style:name="T129_1" style:family="text">
      <style:text-properties fo:color="#666666"/>
    </style:style>
    <style:style style:name="T129_2" style:family="text">
      <style:text-properties fo:color="#666666"/>
    </style:style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P132" style:family="paragraph" style:parent-style-name="Standard">
      <style:paragraph-properties fo:break-before="auto" fo:text-indent="0.635cm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P133" style:family="paragraph" style:parent-style-name="Standard">
      <style:paragraph-properties fo:break-before="auto" fo:text-indent="0.635cm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P134" style:family="paragraph" style:parent-style-name="Standard">
      <style:paragraph-properties fo:break-before="auto" fo:text-indent="0.635cm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P13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color="#b45f06" style:text-underline-style="solid" style:text-underline-color="font-color"/>
    </style:style>
    <style:style style:name="T137_2" style:family="text">
      <style:text-properties fo:color="#b45f06" style:text-underline-style="solid" style:text-underline-color="font-color"/>
    </style:style>
    <style:style style:name="T137_3" style:family="text">
      <style:text-properties fo:color="#b45f06" style:text-underline-style="solid" style:text-underline-color="font-color"/>
    </style:style>
    <style:style style:name="T137_4" style:family="text">
      <style:text-properties fo:color="#b45f06" style:text-underline-style="solid" style:text-underline-color="font-color"/>
    </style:style>
    <style:style style:name="T137_5" style:family="text">
      <style:text-properties fo:color="#b45f06" style:text-underline-style="solid" style:text-underline-color="font-color"/>
    </style:style>
    <style:style style:name="T137_6" style:family="text">
      <style:text-properties fo:color="#b45f06" style:text-underline-style="solid" style:text-underline-color="font-color"/>
    </style:style>
    <style:style style:name="T137_7" style:family="text">
      <style:text-properties fo:color="#b45f06" style:text-underline-style="solid" style:text-underline-color="font-color"/>
    </style:style>
    <style:style style:name="P138" style:family="paragraph" style:parent-style-name="Standard">
      <style:paragraph-properties fo:break-before="auto" fo:line-height="115%" style:writing-mode="lr-tb"/>
      <style:text-properties fo:color="#b45f06" style:text-underline-style="solid" style:text-underline-color="font-color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weight="bold" style:font-weight-asian="bold" style:font-weight-complex="bold"/>
    </style:style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text-indent="0.318cm" fo:line-height="115%" style:writing-mode="lr-tb"/>
    </style:style>
    <style:style style:name="T141_1" style:family="text">
      <style:text-properties fo:color="#666666" fo:font-size="10pt" style:font-size-asian="10pt" style:font-size-complex="10pt"/>
    </style:style>
    <style:style style:name="T141_2" style:family="text">
      <style:text-properties fo:color="#666666" fo:font-size="10pt" style:font-size-asian="10pt" style:font-size-complex="10pt"/>
    </style:style>
    <style:style style:name="T141_3" style:family="text">
      <style:text-properties fo:color="#666666" fo:font-size="10pt" style:font-size-asian="10pt" style:font-size-complex="10pt"/>
    </style:style>
    <style:style style:name="T141_4" style:family="text">
      <style:text-properties fo:color="#666666" fo:font-size="10pt" style:font-size-asian="10pt" style:font-size-complex="10pt"/>
    </style:style>
    <style:style style:name="T141_5" style:family="text">
      <style:text-properties fo:color="#666666" fo:font-size="10pt" style:font-size-asian="10pt" style:font-size-complex="10pt"/>
    </style:style>
    <style:style style:name="T141_6" style:family="text">
      <style:text-properties fo:color="#666666" fo:font-size="10pt" style:font-size-asian="10pt" style:font-size-complex="10pt"/>
    </style:style>
    <style:style style:name="P142" style:family="paragraph" style:parent-style-name="Standard">
      <style:paragraph-properties fo:break-before="auto" fo:text-indent="0.318cm" fo:line-height="115%" style:writing-mode="lr-tb"/>
    </style:style>
    <style:style style:name="T142_1" style:family="text">
      <style:text-properties fo:color="#666666" fo:font-size="10pt" style:font-size-asian="10pt" style:font-size-complex="10pt"/>
    </style:style>
    <style:style style:name="T142_2" style:family="text">
      <style:text-properties fo:color="#666666" fo:font-size="10pt" style:font-size-asian="10pt" style:font-size-complex="10pt"/>
    </style:style>
    <style:style style:name="T142_3" style:family="text">
      <style:text-properties fo:color="#666666" fo:font-size="10pt" style:font-size-asian="10pt" style:font-size-complex="10pt"/>
    </style:style>
    <style:style style:name="T142_4" style:family="text">
      <style:text-properties fo:color="#666666" fo:font-size="10pt" style:font-size-asian="10pt" style:font-size-complex="10pt"/>
    </style:style>
    <style:style style:name="T142_5" style:family="text">
      <style:text-properties fo:color="#666666" fo:font-size="10pt" style:font-size-asian="10pt" style:font-size-complex="10pt"/>
    </style:style>
    <style:style style:name="T142_6" style:family="text">
      <style:text-properties fo:color="#666666" fo:font-size="10pt" style:font-size-asian="10pt" style:font-size-complex="10pt"/>
    </style:style>
    <style:style style:name="T142_7" style:family="text">
      <style:text-properties fo:color="#666666" fo:font-size="10pt" style:font-size-asian="10pt" style:font-size-complex="10pt"/>
    </style:style>
    <style:style style:name="T142_8" style:family="text">
      <style:text-properties fo:color="#666666" fo:font-size="10pt" style:font-size-asian="10pt" style:font-size-complex="10pt"/>
    </style:style>
    <style:style style:name="T142_9" style:family="text">
      <style:text-properties fo:color="#666666" fo:font-size="10pt" style:font-size-asian="10pt" style:font-size-complex="10pt"/>
    </style:style>
    <style:style style:name="P143" style:family="paragraph" style:parent-style-name="Standard">
      <style:paragraph-properties fo:break-before="auto" fo:text-indent="0.318cm" fo:line-height="115%" style:writing-mode="lr-tb"/>
    </style:style>
    <style:style style:name="T143_1" style:family="text">
      <style:text-properties fo:color="#666666" fo:font-size="10pt" style:font-size-asian="10pt" style:font-size-complex="10pt"/>
    </style:style>
    <style:style style:name="T143_2" style:family="text">
      <style:text-properties fo:color="#666666" fo:font-size="10pt" style:font-size-asian="10pt" style:font-size-complex="10pt"/>
    </style:style>
    <style:style style:name="T143_3" style:family="text">
      <style:text-properties fo:color="#666666" fo:font-size="10pt" style:font-size-asian="10pt" style:font-size-complex="10pt"/>
    </style:style>
    <style:style style:name="T143_4" style:family="text">
      <style:text-properties fo:color="#666666" fo:font-size="10pt" style:font-size-asian="10pt" style:font-size-complex="10pt"/>
    </style:style>
    <style:style style:name="P144" style:family="paragraph" style:parent-style-name="Standard">
      <style:paragraph-properties fo:break-before="auto" fo:text-indent="0.318cm" fo:line-height="115%" style:writing-mode="lr-tb"/>
    </style:style>
    <style:style style:name="T144_1" style:family="text">
      <style:text-properties fo:color="#666666" fo:font-size="10pt" style:font-size-asian="10pt" style:font-size-complex="10pt"/>
    </style:style>
    <style:style style:name="P145" style:family="paragraph" style:parent-style-name="Standard">
      <style:paragraph-properties fo:break-before="auto" fo:text-indent="0.318cm" fo:line-height="115%" style:writing-mode="lr-tb"/>
      <style:text-properties fo:color="#666666" fo:font-size="10pt" style:font-size-asian="10pt" style:font-size-complex="10pt"/>
    </style:style>
    <style:style style:name="P146" style:family="paragraph" style:parent-style-name="Standard">
      <style:paragraph-properties fo:break-before="auto" fo:text-indent="0.318cm" fo:line-height="115%" style:writing-mode="lr-tb"/>
    </style:style>
    <style:style style:name="T146_1" style:family="text">
      <style:text-properties fo:color="#666666" fo:font-size="10pt" style:font-size-asian="10pt" style:font-size-complex="10pt"/>
    </style:style>
    <style:style style:name="T146_2" style:family="text">
      <style:text-properties fo:color="#666666" fo:font-size="10pt" style:font-size-asian="10pt" style:font-size-complex="10pt"/>
    </style:style>
    <style:style style:name="T146_3" style:family="text">
      <style:text-properties fo:color="#666666" fo:font-size="10pt" style:font-size-asian="10pt" style:font-size-complex="10pt"/>
    </style:style>
    <style:style style:name="T146_4" style:family="text">
      <style:text-properties fo:color="#666666" fo:font-size="10pt" style:font-size-asian="10pt" style:font-size-complex="10pt"/>
    </style:style>
    <style:style style:name="T146_5" style:family="text">
      <style:text-properties fo:color="#666666" fo:font-size="10pt" style:font-size-asian="10pt" style:font-size-complex="10pt"/>
    </style:style>
    <style:style style:name="T146_6" style:family="text">
      <style:text-properties fo:color="#666666" fo:font-size="10pt" style:font-size-asian="10pt" style:font-size-complex="10pt"/>
    </style:style>
    <style:style style:name="T146_7" style:family="text">
      <style:text-properties fo:color="#666666" fo:font-size="10pt" style:font-size-asian="10pt" style:font-size-complex="10pt"/>
    </style:style>
    <style:style style:name="T146_8" style:family="text">
      <style:text-properties fo:color="#666666" fo:font-size="10pt" style:font-size-asian="10pt" style:font-size-complex="10pt"/>
    </style:style>
    <style:style style:name="P147" style:family="paragraph" style:parent-style-name="Standard">
      <style:paragraph-properties fo:break-before="auto" fo:text-indent="0.318cm" fo:line-height="115%" style:writing-mode="lr-tb"/>
    </style:style>
    <style:style style:name="T147_1" style:family="text">
      <style:text-properties fo:color="#666666" fo:font-size="10pt" style:font-size-asian="10pt" style:font-size-complex="10pt"/>
    </style:style>
    <style:style style:name="T147_2" style:family="text">
      <style:text-properties fo:color="#666666" fo:font-size="10pt" style:font-size-asian="10pt" style:font-size-complex="10pt"/>
    </style:style>
    <style:style style:name="T147_3" style:family="text">
      <style:text-properties fo:color="#666666" fo:font-size="10pt" style:font-size-asian="10pt" style:font-size-complex="10pt"/>
    </style:style>
    <style:style style:name="T147_4" style:family="text">
      <style:text-properties fo:color="#666666" fo:font-size="10pt" style:font-size-asian="10pt" style:font-size-complex="10pt"/>
    </style:style>
    <style:style style:name="T147_5" style:family="text">
      <style:text-properties fo:color="#666666" fo:font-size="10pt" style:font-size-asian="10pt" style:font-size-complex="10pt"/>
    </style:style>
    <style:style style:name="T147_6" style:family="text">
      <style:text-properties fo:color="#666666" fo:font-size="10pt" style:font-size-asian="10pt" style:font-size-complex="10pt"/>
    </style:style>
    <style:style style:name="T147_7" style:family="text">
      <style:text-properties fo:color="#666666" fo:font-size="10pt" style:font-size-asian="10pt" style:font-size-complex="10pt"/>
    </style:style>
    <style:style style:name="T147_8" style:family="text">
      <style:text-properties fo:color="#666666" fo:font-size="10pt" style:font-size-asian="10pt" style:font-size-complex="10pt"/>
    </style:style>
    <style:style style:name="T147_9" style:family="text">
      <style:text-properties fo:color="#666666" fo:font-size="10pt" style:font-size-asian="10pt" style:font-size-complex="10pt"/>
    </style:style>
    <style:style style:name="T147_10" style:family="text">
      <style:text-properties fo:color="#666666" fo:font-size="10pt" style:font-size-asian="10pt" style:font-size-complex="10pt"/>
    </style:style>
    <style:style style:name="T147_11" style:family="text">
      <style:text-properties fo:color="#666666" fo:font-size="10pt" style:font-size-asian="10pt" style:font-size-complex="10pt"/>
    </style:style>
    <style:style style:name="T147_12" style:family="text">
      <style:text-properties fo:color="#666666" fo:font-size="10pt" style:font-size-asian="10pt" style:font-size-complex="10pt"/>
    </style:style>
    <style:style style:name="T147_13" style:family="text">
      <style:text-properties fo:color="#666666" fo:font-size="10pt" style:font-size-asian="10pt" style:font-size-complex="10pt"/>
    </style:style>
    <style:style style:name="T147_14" style:family="text">
      <style:text-properties fo:color="#666666" fo:font-size="10pt" style:font-size-asian="10pt" style:font-size-complex="10pt"/>
    </style:style>
    <style:style style:name="T147_15" style:family="text">
      <style:text-properties fo:color="#666666" fo:font-size="10pt" style:font-size-asian="10pt" style:font-size-complex="10pt"/>
    </style:style>
    <style:style style:name="P148" style:family="paragraph" style:parent-style-name="Standard">
      <style:paragraph-properties fo:break-before="auto" fo:text-indent="0.318cm" fo:line-height="115%" style:writing-mode="lr-tb"/>
    </style:style>
    <style:style style:name="T148_1" style:family="text">
      <style:text-properties fo:color="#666666" fo:font-size="10pt" style:font-size-asian="10pt" style:font-size-complex="10pt"/>
    </style:style>
    <style:style style:name="T148_2" style:family="text">
      <style:text-properties fo:color="#666666" fo:font-size="10pt" style:font-size-asian="10pt" style:font-size-complex="10pt"/>
    </style:style>
    <style:style style:name="T148_3" style:family="text">
      <style:text-properties fo:color="#666666" fo:font-size="10pt" style:font-size-asian="10pt" style:font-size-complex="10pt"/>
    </style:style>
    <style:style style:name="T148_4" style:family="text">
      <style:text-properties fo:color="#666666" fo:font-size="10pt" style:font-size-asian="10pt" style:font-size-complex="10pt"/>
    </style:style>
    <style:style style:name="T148_5" style:family="text">
      <style:text-properties fo:color="#666666" fo:font-size="10pt" style:font-size-asian="10pt" style:font-size-complex="10pt"/>
    </style:style>
    <style:style style:name="T148_6" style:family="text">
      <style:text-properties fo:color="#666666" fo:font-size="10pt" style:font-size-asian="10pt" style:font-size-complex="10pt"/>
    </style:style>
    <style:style style:name="T148_7" style:family="text">
      <style:text-properties fo:color="#666666" fo:font-size="10pt" style:font-size-asian="10pt" style:font-size-complex="10pt"/>
    </style:style>
    <style:style style:name="T148_8" style:family="text">
      <style:text-properties fo:color="#666666" fo:font-size="10pt" style:font-size-asian="10pt" style:font-size-complex="10pt"/>
    </style:style>
    <style:style style:name="T148_9" style:family="text">
      <style:text-properties fo:color="#666666" fo:font-size="10pt" style:font-size-asian="10pt" style:font-size-complex="10pt"/>
    </style:style>
    <style:style style:name="T148_10" style:family="text">
      <style:text-properties fo:color="#666666" fo:font-size="10pt" style:font-size-asian="10pt" style:font-size-complex="10pt"/>
    </style:style>
    <style:style style:name="P149" style:family="paragraph" style:parent-style-name="Standard">
      <style:paragraph-properties fo:break-before="auto" fo:text-indent="0.318cm" fo:line-height="115%" style:writing-mode="lr-tb"/>
    </style:style>
    <style:style style:name="T149_1" style:family="text">
      <style:text-properties fo:color="#666666" fo:font-size="10pt" style:font-size-asian="10pt" style:font-size-complex="10pt"/>
    </style:style>
    <style:style style:name="T149_2" style:family="text">
      <style:text-properties fo:color="#666666" fo:font-size="10pt" style:font-size-asian="10pt" style:font-size-complex="10pt"/>
    </style:style>
    <style:style style:name="P150" style:family="paragraph" style:parent-style-name="Standard">
      <style:paragraph-properties fo:break-before="auto" fo:text-indent="0.318cm" fo:line-height="115%" style:writing-mode="lr-tb"/>
    </style:style>
    <style:style style:name="T150_1" style:family="text">
      <style:text-properties fo:color="#666666" fo:font-size="10pt" style:font-size-asian="10pt" style:font-size-complex="10pt"/>
    </style:style>
    <style:style style:name="T150_2" style:family="text">
      <style:text-properties fo:color="#666666" fo:font-size="10pt" style:font-size-asian="10pt" style:font-size-complex="10pt"/>
    </style:style>
    <style:style style:name="T150_3" style:family="text">
      <style:text-properties fo:color="#666666" fo:font-size="10pt" style:font-size-asian="10pt" style:font-size-complex="10pt"/>
    </style:style>
    <style:style style:name="T150_4" style:family="text">
      <style:text-properties fo:color="#666666" fo:font-size="10pt" style:font-size-asian="10pt" style:font-size-complex="10pt"/>
    </style:style>
    <style:style style:name="T150_5" style:family="text">
      <style:text-properties fo:color="#666666" fo:font-size="10pt" style:font-size-asian="10pt" style:font-size-complex="10pt"/>
    </style:style>
    <style:style style:name="P151" style:family="paragraph" style:parent-style-name="Standard">
      <style:paragraph-properties fo:break-before="auto" fo:text-indent="0.318cm" fo:line-height="115%" style:writing-mode="lr-tb"/>
      <style:text-properties fo:font-weight="bold" style:font-weight-asian="bold" style:font-weight-complex="bold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>
      <style:text-properties fo:color="#666666"/>
    </style:style>
    <style:style style:name="T153_2" style:family="text">
      <style:text-properties fo:color="#666666"/>
    </style:style>
    <style:style style:name="T153_3" style:family="text">
      <style:text-properties fo:color="#666666"/>
    </style:style>
    <style:style style:name="T153_4" style:family="text">
      <style:text-properties fo:color="#666666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P155" style:family="paragraph" style:parent-style-name="Standard">
      <style:paragraph-properties fo:break-before="auto" fo:text-indent="0.318cm" fo:line-height="115%" style:writing-mode="lr-tb"/>
      <style:text-properties fo:color="#666666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fo:font-weight="bold" style:font-weight-asian="bold" style:font-weight-complex="bold"/>
    </style:style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P158" style:family="paragraph" style:parent-style-name="Standard">
      <style:paragraph-properties fo:break-before="auto" fo:line-height="115%" style:writing-mode="lr-tb"/>
    </style:style>
    <style:style style:name="P159" style:family="paragraph" style:parent-style-name="Standard">
      <style:paragraph-properties fo:break-before="auto" fo:text-indent="0.318cm" fo:line-height="115%" style:writing-mode="lr-tb"/>
    </style:style>
    <style:style style:name="T159_1" style:family="text">
      <style:text-properties fo:color="#666666"/>
    </style:style>
    <style:style style:name="T159_2" style:family="text">
      <style:text-properties fo:color="#666666"/>
    </style:style>
    <style:style style:name="T159_3" style:family="text">
      <style:text-properties fo:color="#666666"/>
    </style:style>
    <style:style style:name="T159_4" style:family="text">
      <style:text-properties fo:color="#666666"/>
    </style:style>
    <style:style style:name="T159_5" style:family="text">
      <style:text-properties fo:color="#666666"/>
    </style:style>
    <style:style style:name="T159_6" style:family="text">
      <style:text-properties fo:color="#666666"/>
    </style:style>
    <style:style style:name="T159_7" style:family="text">
      <style:text-properties fo:color="#666666"/>
    </style:style>
    <style:style style:name="P160" style:family="paragraph" style:parent-style-name="Standard">
      <style:paragraph-properties fo:break-before="auto" fo:text-indent="0.318cm" fo:line-height="115%" style:writing-mode="lr-tb"/>
    </style:style>
    <style:style style:name="T160_1" style:family="text">
      <style:text-properties fo:color="#666666"/>
    </style:style>
    <style:style style:name="T160_2" style:family="text">
      <style:text-properties fo:color="#666666"/>
    </style:style>
    <style:style style:name="T160_3" style:family="text">
      <style:text-properties fo:color="#666666"/>
    </style:style>
    <style:style style:name="T160_4" style:family="text">
      <style:text-properties fo:color="#666666"/>
    </style:style>
    <style:style style:name="T160_5" style:family="text">
      <style:text-properties fo:color="#666666"/>
    </style:style>
    <style:style style:name="T160_6" style:family="text">
      <style:text-properties fo:color="#666666"/>
    </style:style>
    <style:style style:name="T160_7" style:family="text">
      <style:text-properties fo:color="#666666"/>
    </style:style>
    <style:style style:name="T160_8" style:family="text">
      <style:text-properties fo:color="#666666"/>
    </style:style>
    <style:style style:name="T160_9" style:family="text">
      <style:text-properties fo:color="#666666"/>
    </style:style>
    <style:style style:name="T160_10" style:family="text">
      <style:text-properties fo:color="#666666"/>
    </style:style>
    <style:style style:name="T160_11" style:family="text">
      <style:text-properties fo:color="#666666"/>
    </style:style>
    <style:style style:name="P161" style:family="paragraph" style:parent-style-name="Standard">
      <style:paragraph-properties fo:break-before="auto" fo:text-indent="0.318cm" fo:line-height="115%" style:writing-mode="lr-tb"/>
    </style:style>
    <style:style style:name="T161_1" style:family="text">
      <style:text-properties fo:color="#666666"/>
    </style:style>
    <style:style style:name="T161_2" style:family="text">
      <style:text-properties fo:color="#666666"/>
    </style:style>
    <style:style style:name="T161_3" style:family="text">
      <style:text-properties fo:color="#666666"/>
    </style:style>
    <style:style style:name="T161_4" style:family="text">
      <style:text-properties fo:color="#666666"/>
    </style:style>
    <style:style style:name="T161_5" style:family="text">
      <style:text-properties fo:color="#666666"/>
    </style:style>
    <style:style style:name="T161_6" style:family="text">
      <style:text-properties fo:color="#666666"/>
    </style:style>
    <style:style style:name="T161_7" style:family="text">
      <style:text-properties fo:color="#666666"/>
    </style:style>
    <style:style style:name="T161_8" style:family="text">
      <style:text-properties fo:color="#666666"/>
    </style:style>
    <style:style style:name="T161_9" style:family="text">
      <style:text-properties fo:color="#666666"/>
    </style:style>
    <style:style style:name="T161_10" style:family="text">
      <style:text-properties fo:color="#666666"/>
    </style:style>
    <style:style style:name="T161_11" style:family="text">
      <style:text-properties fo:color="#666666"/>
    </style:style>
    <style:style style:name="P162" style:family="paragraph" style:parent-style-name="Standard">
      <style:paragraph-properties fo:break-before="auto" fo:text-indent="0.318cm" fo:line-height="115%" style:writing-mode="lr-tb"/>
    </style:style>
    <style:style style:name="T162_1" style:family="text">
      <style:text-properties fo:color="#666666"/>
    </style:style>
    <style:style style:name="T162_2" style:family="text">
      <style:text-properties fo:color="#666666"/>
    </style:style>
    <style:style style:name="T162_3" style:family="text">
      <style:text-properties fo:color="#666666"/>
    </style:style>
    <style:style style:name="T162_4" style:family="text">
      <style:text-properties fo:color="#666666"/>
    </style:style>
    <style:style style:name="T162_5" style:family="text">
      <style:text-properties fo:color="#666666"/>
    </style:style>
    <style:style style:name="T162_6" style:family="text">
      <style:text-properties fo:color="#666666"/>
    </style:style>
    <style:style style:name="T162_7" style:family="text">
      <style:text-properties fo:color="#666666"/>
    </style:style>
    <style:style style:name="P163" style:family="paragraph" style:parent-style-name="Standard">
      <style:paragraph-properties fo:break-before="auto" fo:text-indent="0.318cm" fo:line-height="115%" style:writing-mode="lr-tb"/>
    </style:style>
    <style:style style:name="T163_1" style:family="text">
      <style:text-properties fo:color="#666666"/>
    </style:style>
    <style:style style:name="T163_2" style:family="text">
      <style:text-properties fo:color="#666666"/>
    </style:style>
    <style:style style:name="T163_3" style:family="text">
      <style:text-properties fo:color="#666666"/>
    </style:style>
    <style:style style:name="T163_4" style:family="text">
      <style:text-properties fo:color="#666666"/>
    </style:style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fo:font-weight="bold" style:font-weight-asian="bold" style:font-weight-complex="bold"/>
    </style:style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  <style:text-properties fo:color="#0b5394" fo:font-weight="bold" style:font-weight-asian="bold" style:font-weight-complex="bold"/>
    </style:style>
    <style:style style:name="P170" style:family="paragraph" style:parent-style-name="Standard">
      <style:paragraph-properties fo:break-before="auto" fo:line-height="115%" style:writing-mode="lr-tb"/>
      <style:text-properties fo:color="#0b5394" fo:font-weight="bold" style:font-weight-asian="bold" style:font-weight-complex="bold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fo:color="#0b5394" fo:font-weight="bold" style:font-weight-asian="bold" style:font-weight-complex="bold"/>
    </style:style>
    <style:style style:name="T171_2" style:family="text">
      <style:text-properties fo:color="#0b5394" fo:font-weight="bold" style:font-weight-asian="bold" style:font-weight-complex="bold"/>
    </style:style>
    <style:style style:name="T171_3" style:family="text">
      <style:text-properties fo:color="#0b5394" fo:font-weight="bold" style:font-weight-asian="bold" style:font-weight-complex="bold"/>
    </style:style>
    <style:style style:name="T171_4" style:family="text">
      <style:text-properties fo:color="#0b5394" fo:font-weight="bold" style:font-weight-asian="bold" style:font-weight-complex="bold"/>
    </style:style>
    <style:style style:name="T171_5" style:family="text">
      <style:text-properties fo:color="#0b5394" fo:font-weight="bold" style:font-weight-asian="bold" style:font-weight-complex="bold"/>
    </style:style>
    <style:style style:name="T171_6" style:family="text">
      <style:text-properties fo:color="#0b5394" fo:font-weight="bold" style:font-weight-asian="bold" style:font-weight-complex="bold"/>
    </style:style>
    <style:style style:name="T171_7" style:family="text">
      <style:text-properties fo:color="#0b5394" fo:font-weight="bold" style:font-weight-asian="bold" style:font-weight-complex="bold"/>
    </style:style>
    <style:style style:name="T171_8" style:family="text">
      <style:text-properties fo:color="#0b5394" fo:font-weight="bold" style:font-weight-asian="bold" style:font-weight-complex="bold"/>
    </style:style>
    <style:style style:name="T171_9" style:family="text">
      <style:text-properties fo:color="#0b5394" fo:font-weight="bold" style:font-weight-asian="bold" style:font-weight-complex="bold"/>
    </style:style>
    <style:style style:name="P172" style:family="paragraph" style:parent-style-name="Standard">
      <style:paragraph-properties fo:break-before="auto" fo:line-height="115%" style:writing-mode="lr-tb"/>
      <style:text-properties fo:color="#666666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fo:color="#666666"/>
    </style:style>
    <style:style style:name="T174_2" style:family="text">
      <style:text-properties fo:color="#666666"/>
    </style:style>
    <style:style style:name="T174_3" style:family="text">
      <style:text-properties fo:color="#666666"/>
    </style:style>
    <style:style style:name="T174_4" style:family="text">
      <style:text-properties fo:color="#666666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Standard">
      <style:paragraph-properties fo:break-before="auto" fo:line-height="115%" style:writing-mode="lr-tb"/>
      <style:text-properties fo:color="#666666"/>
    </style:style>
    <style:style style:name="P184" style:family="paragraph" style:parent-style-name="Standard">
      <style:paragraph-properties fo:break-before="auto" fo:line-height="115%" style:writing-mode="lr-tb"/>
    </style:style>
    <style:style style:name="P185" style:family="paragraph" style:parent-style-name="Standard">
      <style:paragraph-properties fo:break-before="auto" fo:line-height="115%" style:writing-mode="lr-tb"/>
      <style:text-properties fo:color="#666666"/>
    </style:style>
  </office:automatic-styles>
  <office:body>
    <office:text>
      <text:p text:style-name="P1"><text:span text:style-name="T1_1">⇒<text:s/></text:span><text:span text:style-name="T1_2">Documentation</text:span><text:span text:style-name="T1_3">:</text:span></text:p>
      <text:list text:style-name="LS1" xml:id="list0">
        <text:list-item>
          <text:p text:style-name="P2"><text:span text:style-name="T2_1"><text:a xlink:type="simple" xlink:href="http://brainvisa.info/soma/soma-workflow/index.html"><text:span text:style-name="T2_2">http</text:span></text:a></text:span><text:span text:style-name="T2_3"><text:a xlink:type="simple" xlink:href="http://brainvisa.info/soma/soma-workflow/index.html"><text:span text:style-name="T2_4">://</text:span></text:a></text:span><text:span text:style-name="T2_5"><text:a xlink:type="simple" xlink:href="http://brainvisa.info/soma/soma-workflow/index.html"><text:span text:style-name="T2_6">brainvisa</text:span></text:a></text:span><text:span text:style-name="T2_7"><text:a xlink:type="simple" xlink:href="http://brainvisa.info/soma/soma-workflow/index.html"><text:span text:style-name="T2_8">.</text:span></text:a></text:span><text:span text:style-name="T2_9"><text:a xlink:type="simple" xlink:href="http://brainvisa.info/soma/soma-workflow/index.html"><text:span text:style-name="T2_10">info</text:span></text:a></text:span><text:span text:style-name="T2_11"><text:a xlink:type="simple" xlink:href="http://brainvisa.info/soma/soma-workflow/index.html"><text:span text:style-name="T2_12">/</text:span></text:a></text:span><text:span text:style-name="T2_13"><text:a xlink:type="simple" xlink:href="http://brainvisa.info/soma/soma-workflow/index.html"><text:span text:style-name="T2_14">soma</text:span></text:a></text:span><text:span text:style-name="T2_15"><text:a xlink:type="simple" xlink:href="http://brainvisa.info/soma/soma-workflow/index.html"><text:span text:style-name="T2_16">/</text:span></text:a></text:span><text:span text:style-name="T2_17"><text:a xlink:type="simple" xlink:href="http://brainvisa.info/soma/soma-workflow/index.html"><text:span text:style-name="T2_18">soma</text:span></text:a></text:span><text:span text:style-name="T2_19"><text:a xlink:type="simple" xlink:href="http://brainvisa.info/soma/soma-workflow/index.html"><text:span text:style-name="T2_20">-</text:span></text:a></text:span><text:span text:style-name="T2_21"><text:a xlink:type="simple" xlink:href="http://brainvisa.info/soma/soma-workflow/index.html"><text:span text:style-name="T2_22">workflow</text:span></text:a></text:span><text:span text:style-name="T2_23"><text:a xlink:type="simple" xlink:href="http://brainvisa.info/soma/soma-workflow/index.html"><text:span text:style-name="T2_24">/</text:span></text:a></text:span><text:span text:style-name="T2_25"><text:a xlink:type="simple" xlink:href="http://brainvisa.info/soma/soma-workflow/index.html"><text:span text:style-name="T2_26">index</text:span></text:a></text:span><text:span text:style-name="T2_27"><text:a xlink:type="simple" xlink:href="http://brainvisa.info/soma/soma-workflow/index.html"><text:span text:style-name="T2_28">.</text:span></text:a></text:span><text:span text:style-name="T2_29"><text:a xlink:type="simple" xlink:href="http://brainvisa.info/soma/soma-workflow/index.html"><text:span text:style-name="T2_30">html</text:span></text:a></text:span></text:p>
        </text:list-item>
      </text:list>
      <text:list text:style-name="LS2" xml:id="list1">
        <text:list-item>
          <text:p text:style-name="P3"><text:span text:style-name="T3_1">for</text:span><text:span text:style-name="T3_2"><text:s/></text:span><text:span text:style-name="T3_3">Brainvisa</text:span><text:span text:style-name="T3_4"><text:s/></text:span><text:span text:style-name="T3_5">users</text:span><text:span text:style-name="T3_6">:<text:s/></text:span><text:span text:style-name="T3_7"><text:a xlink:type="simple" xlink:href="http://brainvisa.info/doc/axon-4.2/bv_man/en/html/ch06.html"><text:span text:style-name="T3_8">http</text:span></text:a></text:span><text:span text:style-name="T3_9"><text:a xlink:type="simple" xlink:href="http://brainvisa.info/doc/axon-4.2/bv_man/en/html/ch06.html"><text:span text:style-name="T3_10">://</text:span></text:a></text:span><text:span text:style-name="T3_11"><text:a xlink:type="simple" xlink:href="http://brainvisa.info/doc/axon-4.2/bv_man/en/html/ch06.html"><text:span text:style-name="T3_12">brainvisa</text:span></text:a></text:span><text:span text:style-name="T3_13"><text:a xlink:type="simple" xlink:href="http://brainvisa.info/doc/axon-4.2/bv_man/en/html/ch06.html"><text:span text:style-name="T3_14">.</text:span></text:a></text:span><text:span text:style-name="T3_15"><text:a xlink:type="simple" xlink:href="http://brainvisa.info/doc/axon-4.2/bv_man/en/html/ch06.html"><text:span text:style-name="T3_16">info</text:span></text:a></text:span><text:span text:style-name="T3_17"><text:a xlink:type="simple" xlink:href="http://brainvisa.info/doc/axon-4.2/bv_man/en/html/ch06.html"><text:span text:style-name="T3_18">/</text:span></text:a></text:span><text:span text:style-name="T3_19"><text:a xlink:type="simple" xlink:href="http://brainvisa.info/doc/axon-4.2/bv_man/en/html/ch06.html"><text:span text:style-name="T3_20">doc</text:span></text:a></text:span><text:span text:style-name="T3_21"><text:a xlink:type="simple" xlink:href="http://brainvisa.info/doc/axon-4.2/bv_man/en/html/ch06.html"><text:span text:style-name="T3_22">/</text:span></text:a></text:span><text:span text:style-name="T3_23"><text:a xlink:type="simple" xlink:href="http://brainvisa.info/doc/axon-4.2/bv_man/en/html/ch06.html"><text:span text:style-name="T3_24">axon</text:span></text:a></text:span><text:span text:style-name="T3_25"><text:a xlink:type="simple" xlink:href="http://brainvisa.info/doc/axon-4.2/bv_man/en/html/ch06.html"><text:span text:style-name="T3_26">-4.2/</text:span></text:a></text:span><text:span text:style-name="T3_27"><text:a xlink:type="simple" xlink:href="http://brainvisa.info/doc/axon-4.2/bv_man/en/html/ch06.html"><text:span text:style-name="T3_28">bv</text:span></text:a></text:span><text:span text:style-name="T3_29"><text:a xlink:type="simple" xlink:href="http://brainvisa.info/doc/axon-4.2/bv_man/en/html/ch06.html"><text:span text:style-name="T3_30">_</text:span></text:a></text:span><text:span text:style-name="T3_31"><text:a xlink:type="simple" xlink:href="http://brainvisa.info/doc/axon-4.2/bv_man/en/html/ch06.html"><text:span text:style-name="T3_32">man</text:span></text:a></text:span><text:span text:style-name="T3_33"><text:a xlink:type="simple" xlink:href="http://brainvisa.info/doc/axon-4.2/bv_man/en/html/ch06.html"><text:span text:style-name="T3_34">/</text:span></text:a></text:span><text:span text:style-name="T3_35"><text:a xlink:type="simple" xlink:href="http://brainvisa.info/doc/axon-4.2/bv_man/en/html/ch06.html"><text:span text:style-name="T3_36">en</text:span></text:a></text:span><text:span text:style-name="T3_37"><text:a xlink:type="simple" xlink:href="http://brainvisa.info/doc/axon-4.2/bv_man/en/html/ch06.html"><text:span text:style-name="T3_38">/</text:span></text:a></text:span><text:span text:style-name="T3_39"><text:a xlink:type="simple" xlink:href="http://brainvisa.info/doc/axon-4.2/bv_man/en/html/ch06.html"><text:span text:style-name="T3_40">html</text:span></text:a></text:span><text:span text:style-name="T3_41"><text:a xlink:type="simple" xlink:href="http://brainvisa.info/doc/axon-4.2/bv_man/en/html/ch06.html"><text:span text:style-name="T3_42">/</text:span></text:a></text:span><text:span text:style-name="T3_43"><text:a xlink:type="simple" xlink:href="http://brainvisa.info/doc/axon-4.2/bv_man/en/html/ch06.html"><text:span text:style-name="T3_44">ch</text:span></text:a></text:span><text:span text:style-name="T3_45"><text:a xlink:type="simple" xlink:href="http://brainvisa.info/doc/axon-4.2/bv_man/en/html/ch06.html"><text:span text:style-name="T3_46">06.</text:span></text:a></text:span><text:span text:style-name="T3_47"><text:a xlink:type="simple" xlink:href="http://brainvisa.info/doc/axon-4.2/bv_man/en/html/ch06.html"><text:span text:style-name="T3_48">html</text:span></text:a></text:span></text:p>
        </text:list-item>
      </text:list>
      <text:p text:style-name="P4"/>
      <text:p text:style-name="P5"><text:span text:style-name="T5_1">Gabriel</text:span><text:span text:style-name="T5_2">,<text:s/></text:span><text:span text:style-name="T5_3">DSV</text:span><text:span text:style-name="T5_4"><text:s/></text:span><text:span text:style-name="T5_5">cluster</text:span><text:span text:style-name="T5_6">,<text:s/></text:span><text:span text:style-name="T5_7">CATI</text:span><text:span text:style-name="T5_8"><text:s/></text:span><text:span text:style-name="T5_9">cluster</text:span><text:span text:style-name="T5_10">:</text:span></text:p>
      <text:p text:style-name="P6"><text:span text:style-name="T6_1">To</text:span><text:span text:style-name="T6_2"><text:s/></text:span><text:span text:style-name="T6_3">ask</text:span><text:span text:style-name="T6_4"><text:s/></text:span><text:span text:style-name="T6_5">for</text:span><text:span text:style-name="T6_6"><text:s/></text:span><text:span text:style-name="T6_7">an</text:span><text:span text:style-name="T6_8"><text:s/></text:span><text:span text:style-name="T6_9">account</text:span><text:span text:style-name="T6_10">:<text:s/></text:span><text:span text:style-name="T6_11"><text:a xlink:type="simple" xlink:href="http://margaux.intra.cea.fr/redmine/projects/calcul/wiki/Account"><text:span text:style-name="T6_12">http</text:span></text:a></text:span><text:span text:style-name="T6_13"><text:a xlink:type="simple" xlink:href="http://margaux.intra.cea.fr/redmine/projects/calcul/wiki/Account"><text:span text:style-name="T6_14">://</text:span></text:a></text:span><text:span text:style-name="T6_15"><text:a xlink:type="simple" xlink:href="http://margaux.intra.cea.fr/redmine/projects/calcul/wiki/Account"><text:span text:style-name="T6_16">margaux</text:span></text:a></text:span><text:span text:style-name="T6_17"><text:a xlink:type="simple" xlink:href="http://margaux.intra.cea.fr/redmine/projects/calcul/wiki/Account"><text:span text:style-name="T6_18">.</text:span></text:a></text:span><text:span text:style-name="T6_19"><text:a xlink:type="simple" xlink:href="http://margaux.intra.cea.fr/redmine/projects/calcul/wiki/Account"><text:span text:style-name="T6_20">intra</text:span></text:a></text:span><text:span text:style-name="T6_21"><text:a xlink:type="simple" xlink:href="http://margaux.intra.cea.fr/redmine/projects/calcul/wiki/Account"><text:span text:style-name="T6_22">.</text:span></text:a></text:span><text:span text:style-name="T6_23"><text:a xlink:type="simple" xlink:href="http://margaux.intra.cea.fr/redmine/projects/calcul/wiki/Account"><text:span text:style-name="T6_24">cea</text:span></text:a></text:span><text:span text:style-name="T6_25"><text:a xlink:type="simple" xlink:href="http://margaux.intra.cea.fr/redmine/projects/calcul/wiki/Account"><text:span text:style-name="T6_26">.</text:span></text:a></text:span><text:span text:style-name="T6_27"><text:a xlink:type="simple" xlink:href="http://margaux.intra.cea.fr/redmine/projects/calcul/wiki/Account"><text:span text:style-name="T6_28">fr</text:span></text:a></text:span><text:span text:style-name="T6_29"><text:a xlink:type="simple" xlink:href="http://margaux.intra.cea.fr/redmine/projects/calcul/wiki/Account"><text:span text:style-name="T6_30">/</text:span></text:a></text:span><text:span text:style-name="T6_31"><text:a xlink:type="simple" xlink:href="http://margaux.intra.cea.fr/redmine/projects/calcul/wiki/Account"><text:span text:style-name="T6_32">redmine</text:span></text:a></text:span><text:span text:style-name="T6_33"><text:a xlink:type="simple" xlink:href="http://margaux.intra.cea.fr/redmine/projects/calcul/wiki/Account"><text:span text:style-name="T6_34">/</text:span></text:a></text:span><text:span text:style-name="T6_35"><text:a xlink:type="simple" xlink:href="http://margaux.intra.cea.fr/redmine/projects/calcul/wiki/Account"><text:span text:style-name="T6_36">projects</text:span></text:a></text:span><text:span text:style-name="T6_37"><text:a xlink:type="simple" xlink:href="http://margaux.intra.cea.fr/redmine/projects/calcul/wiki/Account"><text:span text:style-name="T6_38">/</text:span></text:a></text:span><text:span text:style-name="T6_39"><text:a xlink:type="simple" xlink:href="http://margaux.intra.cea.fr/redmine/projects/calcul/wiki/Account"><text:span text:style-name="T6_40">calcul</text:span></text:a></text:span><text:span text:style-name="T6_41"><text:a xlink:type="simple" xlink:href="http://margaux.intra.cea.fr/redmine/projects/calcul/wiki/Account"><text:span text:style-name="T6_42">/</text:span></text:a></text:span><text:span text:style-name="T6_43"><text:a xlink:type="simple" xlink:href="http://margaux.intra.cea.fr/redmine/projects/calcul/wiki/Account"><text:span text:style-name="T6_44">wiki</text:span></text:a></text:span><text:span text:style-name="T6_45"><text:a xlink:type="simple" xlink:href="http://margaux.intra.cea.fr/redmine/projects/calcul/wiki/Account"><text:span text:style-name="T6_46">/</text:span></text:a></text:span><text:span text:style-name="T6_47"><text:a xlink:type="simple" xlink:href="http://margaux.intra.cea.fr/redmine/projects/calcul/wiki/Account"><text:span text:style-name="T6_48">Account</text:span></text:a></text:span></text:p>
      <text:p text:style-name="P7"><text:span text:style-name="T7_1">Info</text:span><text:span text:style-name="T7_2">,<text:s/></text:span><text:span text:style-name="T7_3">issues</text:span><text:span text:style-name="T7_4">:<text:s/></text:span><text:span text:style-name="T7_5"><text:a xlink:type="simple" xlink:href="http://margaux.intra.cea.fr/redmine/projects/calcul"><text:span text:style-name="T7_6">http</text:span></text:a></text:span><text:span text:style-name="T7_7"><text:a xlink:type="simple" xlink:href="http://margaux.intra.cea.fr/redmine/projects/calcul"><text:span text:style-name="T7_8">://</text:span></text:a></text:span><text:span text:style-name="T7_9"><text:a xlink:type="simple" xlink:href="http://margaux.intra.cea.fr/redmine/projects/calcul"><text:span text:style-name="T7_10">margaux</text:span></text:a></text:span><text:span text:style-name="T7_11"><text:a xlink:type="simple" xlink:href="http://margaux.intra.cea.fr/redmine/projects/calcul"><text:span text:style-name="T7_12">.</text:span></text:a></text:span><text:span text:style-name="T7_13"><text:a xlink:type="simple" xlink:href="http://margaux.intra.cea.fr/redmine/projects/calcul"><text:span text:style-name="T7_14">intra</text:span></text:a></text:span><text:span text:style-name="T7_15"><text:a xlink:type="simple" xlink:href="http://margaux.intra.cea.fr/redmine/projects/calcul"><text:span text:style-name="T7_16">.</text:span></text:a></text:span><text:span text:style-name="T7_17"><text:a xlink:type="simple" xlink:href="http://margaux.intra.cea.fr/redmine/projects/calcul"><text:span text:style-name="T7_18">cea</text:span></text:a></text:span><text:span text:style-name="T7_19"><text:a xlink:type="simple" xlink:href="http://margaux.intra.cea.fr/redmine/projects/calcul"><text:span text:style-name="T7_20">.</text:span></text:a></text:span><text:span text:style-name="T7_21"><text:a xlink:type="simple" xlink:href="http://margaux.intra.cea.fr/redmine/projects/calcul"><text:span text:style-name="T7_22">fr</text:span></text:a></text:span><text:span text:style-name="T7_23"><text:a xlink:type="simple" xlink:href="http://margaux.intra.cea.fr/redmine/projects/calcul"><text:span text:style-name="T7_24">/</text:span></text:a></text:span><text:span text:style-name="T7_25"><text:a xlink:type="simple" xlink:href="http://margaux.intra.cea.fr/redmine/projects/calcul"><text:span text:style-name="T7_26">redmine</text:span></text:a></text:span><text:span text:style-name="T7_27"><text:a xlink:type="simple" xlink:href="http://margaux.intra.cea.fr/redmine/projects/calcul"><text:span text:style-name="T7_28">/</text:span></text:a></text:span><text:span text:style-name="T7_29"><text:a xlink:type="simple" xlink:href="http://margaux.intra.cea.fr/redmine/projects/calcul"><text:span text:style-name="T7_30">projects</text:span></text:a></text:span><text:span text:style-name="T7_31"><text:a xlink:type="simple" xlink:href="http://margaux.intra.cea.fr/redmine/projects/calcul"><text:span text:style-name="T7_32">/</text:span></text:a></text:span><text:span text:style-name="T7_33"><text:a xlink:type="simple" xlink:href="http://margaux.intra.cea.fr/redmine/projects/calcul"><text:span text:style-name="T7_34">calcul</text:span></text:a></text:span></text:p>
      <text:p text:style-name="P8"><text:span text:style-name="T8_1">State</text:span><text:span text:style-name="T8_2"><text:s/></text:span><text:span text:style-name="T8_3">of</text:span><text:span text:style-name="T8_4"><text:s/></text:span><text:span text:style-name="T8_5">the</text:span><text:span text:style-name="T8_6"><text:s/></text:span><text:span text:style-name="T8_7">cluster</text:span><text:span text:style-name="T8_8">:<text:s/></text:span><text:span text:style-name="T8_9"><text:a xlink:type="simple" xlink:href="http://gabriel.intra.cea.fr/ganglia"><text:span text:style-name="T8_10">http</text:span></text:a></text:span><text:span text:style-name="T8_11"><text:a xlink:type="simple" xlink:href="http://gabriel.intra.cea.fr/ganglia"><text:span text:style-name="T8_12">://</text:span></text:a></text:span><text:span text:style-name="T8_13"><text:a xlink:type="simple" xlink:href="http://gabriel.intra.cea.fr/ganglia"><text:span text:style-name="T8_14">gabriel</text:span></text:a></text:span><text:span text:style-name="T8_15"><text:a xlink:type="simple" xlink:href="http://gabriel.intra.cea.fr/ganglia"><text:span text:style-name="T8_16">.</text:span></text:a></text:span><text:span text:style-name="T8_17"><text:a xlink:type="simple" xlink:href="http://gabriel.intra.cea.fr/ganglia"><text:span text:style-name="T8_18">intra</text:span></text:a></text:span><text:span text:style-name="T8_19"><text:a xlink:type="simple" xlink:href="http://gabriel.intra.cea.fr/ganglia"><text:span text:style-name="T8_20">.</text:span></text:a></text:span><text:span text:style-name="T8_21"><text:a xlink:type="simple" xlink:href="http://gabriel.intra.cea.fr/ganglia"><text:span text:style-name="T8_22">cea</text:span></text:a></text:span><text:span text:style-name="T8_23"><text:a xlink:type="simple" xlink:href="http://gabriel.intra.cea.fr/ganglia"><text:span text:style-name="T8_24">.</text:span></text:a></text:span><text:span text:style-name="T8_25"><text:a xlink:type="simple" xlink:href="http://gabriel.intra.cea.fr/ganglia"><text:span text:style-name="T8_26">fr</text:span></text:a></text:span><text:span text:style-name="T8_27"><text:a xlink:type="simple" xlink:href="http://gabriel.intra.cea.fr/ganglia"><text:span text:style-name="T8_28">/</text:span></text:a></text:span><text:span text:style-name="T8_29"><text:a xlink:type="simple" xlink:href="http://gabriel.intra.cea.fr/ganglia"><text:span text:style-name="T8_30">ganglia</text:span></text:a></text:span><text:span text:style-name="T8_31"><text:s/>+<text:s/></text:span><text:span text:style-name="T8_32">commands</text:span><text:span text:style-name="T8_33"><text:s/></text:span><text:span text:style-name="T8_34">qshow</text:span><text:span text:style-name="T8_35"><text:s/></text:span><text:span text:style-name="T8_36">and</text:span><text:span text:style-name="T8_37"><text:s/></text:span><text:span text:style-name="T8_38">qstat</text:span></text:p>
      <text:p text:style-name="P9"/>
      <text:p text:style-name="P10"><text:span text:style-name="T10_1">Python</text:span><text:span text:style-name="T10_2"><text:s/>2.7<text:s/></text:span></text:p>
      <text:p text:style-name="P11"/>
      <text:p text:style-name="P12"><text:span text:style-name="T12_1">Installation</text:span><text:span text:style-name="T12_2"><text:s/></text:span><text:span text:style-name="T12_3">procedure</text:span><text:span text:style-name="T12_4">:</text:span></text:p>
      <text:p text:style-name="P13"/>
      <text:p text:style-name="P14"><text:span text:style-name="T14_1">-&gt;<text:s/></text:span><text:span text:style-name="T14_2">gabriel</text:span><text:span text:style-name="T14_3"><text:s/></text:span><text:span text:style-name="T14_4">side</text:span><text:span text:style-name="T14_5">:</text:span></text:p>
      <text:p text:style-name="P15"/>
      <text:p text:style-name="P16"><text:span text:style-name="T16_1">1.</text:span><text:span text:style-name="T16_2"><text:s/></text:span><text:span text:style-name="T16_3">connect</text:span><text:span text:style-name="T16_4"><text:s/></text:span><text:span text:style-name="T16_5">to</text:span><text:span text:style-name="T16_6"><text:s/></text:span><text:span text:style-name="T16_7">your</text:span><text:span text:style-name="T16_8"><text:s/></text:span><text:span text:style-name="T16_9">account</text:span><text:span text:style-name="T16_10"><text:s/></text:span><text:span text:style-name="T16_11">on</text:span><text:span text:style-name="T16_12"><text:s/></text:span><text:span text:style-name="T16_13">gabriel</text:span><text:span text:style-name="T16_14"><text:s/></text:span><text:span text:style-name="T16_15">using</text:span><text:span text:style-name="T16_16"><text:s text:c="2"/>-</text:span><text:span text:style-name="T16_17">X</text:span><text:span text:style-name="T16_18"><text:s/></text:span><text:span text:style-name="T16_19">option</text:span><text:span text:style-name="T16_20"><text:s/></text:span><text:span text:style-name="T16_21">to</text:span><text:span text:style-name="T16_22"><text:s/></text:span><text:span text:style-name="T16_23">be</text:span><text:span text:style-name="T16_24"><text:s/></text:span><text:span text:style-name="T16_25">able</text:span><text:span text:style-name="T16_26"><text:s/></text:span><text:span text:style-name="T16_27">to</text:span><text:span text:style-name="T16_28"><text:s/></text:span><text:span text:style-name="T16_29">use</text:span><text:span text:style-name="T16_30"><text:s/></text:span><text:span text:style-name="T16_31">graphical</text:span><text:span text:style-name="T16_32"><text:s/></text:span><text:span text:style-name="T16_33">interfaces</text:span><text:span text:style-name="T16_34">:</text:span></text:p>
      <text:p text:style-name="P17"/>
      <text:p text:style-name="P18"><text:span text:style-name="T18_1"><text:s/>$<text:s/></text:span><text:span text:style-name="T18_2">ssh</text:span><text:span text:style-name="T18_3"><text:s/>-</text:span><text:span text:style-name="T18_4">X</text:span><text:span text:style-name="T18_5"><text:s/></text:span><text:span text:style-name="T18_6">login</text:span><text:span text:style-name="T18_7">@</text:span><text:span text:style-name="T18_8">gabriel</text:span><text:span text:style-name="T18_9">.</text:span><text:span text:style-name="T18_10">intra</text:span><text:span text:style-name="T18_11">.</text:span><text:span text:style-name="T18_12">cea</text:span><text:span text:style-name="T18_13">.</text:span><text:span text:style-name="T18_14">fr</text:span></text:p>
      <text:p text:style-name="P19"/>
      <text:p text:style-name="P20"><text:span text:style-name="T20_1">2.</text:span><text:span text:style-name="T20_2"><text:s/></text:span><text:span text:style-name="T20_3">If</text:span><text:span text:style-name="T20_4"><text:s/></text:span><text:span text:style-name="T20_5">needed</text:span><text:span text:style-name="T20_6">,<text:s/></text:span><text:span text:style-name="T20_7">add</text:span><text:span text:style-name="T20_8"><text:s/></text:span><text:span text:style-name="T20_9">the</text:span><text:span text:style-name="T20_10"><text:s/></text:span><text:span text:style-name="T20_11">following</text:span><text:span text:style-name="T20_12"><text:s/></text:span><text:span text:style-name="T20_13">lines</text:span><text:span text:style-name="T20_14"><text:s/></text:span><text:span text:style-name="T20_15">in</text:span><text:span text:style-name="T20_16"><text:s/></text:span><text:span text:style-name="T20_17">file</text:span><text:span text:style-name="T20_18"><text:s/>~/.</text:span><text:span text:style-name="T20_19">bashrc</text:span><text:span text:style-name="T20_20">:</text:span></text:p>
      <text:p text:style-name="P21"/>
      <text:p text:style-name="P22"><text:span text:style-name="T22_1">#</text:span><text:span text:style-name="T22_2">Source</text:span><text:span text:style-name="T22_3"><text:s/></text:span><text:span text:style-name="T22_4">I</text:span><text:span text:style-name="T22_5">2</text:span><text:span text:style-name="T22_6">BM</text:span><text:span text:style-name="T22_7"><text:s/></text:span><text:span text:style-name="T22_8">definitions</text:span></text:p>
      <text:p text:style-name="P23"><text:span text:style-name="T23_1">if</text:span><text:span text:style-name="T23_2"><text:s/>[<text:s/>-</text:span><text:span text:style-name="T23_3">f</text:span><text:span text:style-name="T23_4"><text:s/>/</text:span><text:span text:style-name="T23_5">i</text:span><text:span text:style-name="T23_6">2</text:span><text:span text:style-name="T23_7">bm</text:span><text:span text:style-name="T23_8">/</text:span><text:span text:style-name="T23_9">local</text:span><text:span text:style-name="T23_10">/</text:span><text:span text:style-name="T23_11">etc</text:span><text:span text:style-name="T23_12">/</text:span><text:span text:style-name="T23_13">bashrc</text:span><text:span text:style-name="T23_14"><text:s/>];<text:s/></text:span><text:span text:style-name="T23_15">then</text:span></text:p>
      <text:p text:style-name="P24"><text:span text:style-name="T24_1"><text:s text:c="3"/><text:tab/>.<text:s/>/</text:span><text:span text:style-name="T24_2">i</text:span><text:span text:style-name="T24_3">2</text:span><text:span text:style-name="T24_4">bm</text:span><text:span text:style-name="T24_5">/</text:span><text:span text:style-name="T24_6">local</text:span><text:span text:style-name="T24_7">/</text:span><text:span text:style-name="T24_8">etc</text:span><text:span text:style-name="T24_9">/</text:span><text:span text:style-name="T24_10">bashrc</text:span></text:p>
      <text:p text:style-name="P25"><text:span text:style-name="T25_1">fi</text:span></text:p>
      <text:p text:style-name="P26"/>
      <text:p text:style-name="P27"><text:span text:style-name="T27_1">if</text:span><text:span text:style-name="T27_2"><text:s/>[<text:s/>-</text:span><text:span text:style-name="T27_3">f</text:span><text:span text:style-name="T27_4"><text:s/>/</text:span><text:span text:style-name="T27_5">i</text:span><text:span text:style-name="T27_6">2</text:span><text:span text:style-name="T27_7">bm</text:span><text:span text:style-name="T27_8">/</text:span><text:span text:style-name="T27_9">local</text:span><text:span text:style-name="T27_10">/</text:span><text:span text:style-name="T27_11">etc</text:span><text:span text:style-name="T27_12">/</text:span><text:span text:style-name="T27_13">profile</text:span><text:span text:style-name="T27_14"><text:s/>];<text:s/></text:span><text:span text:style-name="T27_15">then</text:span></text:p>
      <text:p text:style-name="P28"><text:span text:style-name="T28_1"><text:s text:c="3"/><text:tab/>.<text:s/>/</text:span><text:span text:style-name="T28_2">i</text:span><text:span text:style-name="T28_3">2</text:span><text:span text:style-name="T28_4">bm</text:span><text:span text:style-name="T28_5">/</text:span><text:span text:style-name="T28_6">local</text:span><text:span text:style-name="T28_7">/</text:span><text:span text:style-name="T28_8">etc</text:span><text:span text:style-name="T28_9">/</text:span><text:span text:style-name="T28_10">profile</text:span></text:p>
      <text:p text:style-name="P29"><text:span text:style-name="T29_1">fi</text:span></text:p>
      <text:p text:style-name="P30"><text:span text:style-name="T30_1">bv</text:span><text:span text:style-name="T30_2">_</text:span><text:span text:style-name="T30_3">setup</text:span><text:span text:style-name="T30_4">_</text:span><text:span text:style-name="T30_5">devel</text:span></text:p>
      <text:p text:style-name="P31"/>
      <text:p text:style-name="P32"><text:span text:style-name="T32_1">#####################</text:span></text:p>
      <text:p text:style-name="P33"><text:span text:style-name="T33_1">#<text:s/></text:span><text:span text:style-name="T33_2">test</text:span><text:span text:style-name="T33_3"><text:s/></text:span><text:span text:style-name="T33_4">python</text:span><text:span text:style-name="T33_5"><text:s/>2.7<text:s/>(</text:span><text:span text:style-name="T33_6">temporary</text:span><text:span text:style-name="T33_7">,<text:s/></text:span><text:span text:style-name="T33_8">these</text:span><text:span text:style-name="T33_9"><text:s/></text:span><text:span text:style-name="T33_10">lines</text:span><text:span text:style-name="T33_11"><text:s/></text:span><text:span text:style-name="T33_12">won</text:span><text:span text:style-name="T33_13">’</text:span><text:span text:style-name="T33_14">t</text:span><text:span text:style-name="T33_15"><text:s/></text:span><text:span text:style-name="T33_16">be</text:span><text:span text:style-name="T33_17"><text:s/></text:span><text:span text:style-name="T33_18">needed</text:span><text:span text:style-name="T33_19"><text:s/></text:span><text:span text:style-name="T33_20">once</text:span><text:span text:style-name="T33_21"><text:s/></text:span><text:span text:style-name="T33_22">python</text:span><text:span text:style-name="T33_23"><text:s/></text:span><text:span text:style-name="T33_24">be</text:span><text:span text:style-name="T33_25"><text:s/></text:span><text:span text:style-name="T33_26">the</text:span><text:span text:style-name="T33_27"><text:s/></text:span><text:span text:style-name="T33_28">official</text:span><text:span text:style-name="T33_29"><text:s/></text:span><text:span text:style-name="T33_30">version</text:span><text:span text:style-name="T33_31">)</text:span></text:p>
      <text:p text:style-name="P34"><text:span text:style-name="T34_1">export</text:span><text:span text:style-name="T34_2"><text:s/></text:span><text:span text:style-name="T34_3">PYTHONPATH</text:span><text:span text:style-name="T34_4">=/</text:span><text:span text:style-name="T34_5">i</text:span><text:span text:style-name="T34_6">2</text:span><text:span text:style-name="T34_7">bm</text:span><text:span text:style-name="T34_8">/</text:span><text:span text:style-name="T34_9">brainvisa</text:span><text:span text:style-name="T34_10">/</text:span><text:span text:style-name="T34_11">CentOS</text:span><text:span text:style-name="T34_12">-5.3-</text:span><text:span text:style-name="T34_13">x</text:span><text:span text:style-name="T34_14">86_64/</text:span><text:span text:style-name="T34_15">python</text:span><text:span text:style-name="T34_16">-2.7.3/</text:span><text:span text:style-name="T34_17">lib</text:span><text:span text:style-name="T34_18">/</text:span><text:span text:style-name="T34_19">python</text:span><text:span text:style-name="T34_20">2.7:$</text:span><text:span text:style-name="T34_21">PYTHONPATH</text:span></text:p>
      <text:p text:style-name="P35"><text:span text:style-name="T35_1">export</text:span><text:span text:style-name="T35_2"><text:s/></text:span><text:span text:style-name="T35_3">PYTHONPATH</text:span><text:span text:style-name="T35_4">=/</text:span><text:span text:style-name="T35_5">i</text:span><text:span text:style-name="T35_6">2</text:span><text:span text:style-name="T35_7">bm</text:span><text:span text:style-name="T35_8">/</text:span><text:span text:style-name="T35_9">brainvisa</text:span><text:span text:style-name="T35_10">/</text:span><text:span text:style-name="T35_11">CentOS</text:span><text:span text:style-name="T35_12">-5.3-</text:span><text:span text:style-name="T35_13">x</text:span><text:span text:style-name="T35_14">86_64/</text:span><text:span text:style-name="T35_15">python</text:span><text:span text:style-name="T35_16">-2.7.3/</text:span><text:span text:style-name="T35_17">lib</text:span><text:span text:style-name="T35_18">/</text:span><text:span text:style-name="T35_19">python</text:span><text:span text:style-name="T35_20">2.7/</text:span><text:span text:style-name="T35_21">site</text:span><text:span text:style-name="T35_22">-</text:span><text:span text:style-name="T35_23">packages</text:span><text:span text:style-name="T35_24">:$</text:span><text:span text:style-name="T35_25">PYTHONPATH</text:span></text:p>
      <text:p text:style-name="P36"><text:span text:style-name="T36_1">export</text:span><text:span text:style-name="T36_2"><text:s/></text:span><text:span text:style-name="T36_3">PATH</text:span><text:span text:style-name="T36_4">=/</text:span><text:span text:style-name="T36_5">i</text:span><text:span text:style-name="T36_6">2</text:span><text:span text:style-name="T36_7">bm</text:span><text:span text:style-name="T36_8">/</text:span><text:span text:style-name="T36_9">brainvisa</text:span><text:span text:style-name="T36_10">/</text:span><text:span text:style-name="T36_11">CentOS</text:span><text:span text:style-name="T36_12">-5.3-</text:span><text:span text:style-name="T36_13">x</text:span><text:span text:style-name="T36_14">86_64/</text:span><text:span text:style-name="T36_15">python</text:span><text:span text:style-name="T36_16">-2.7.3/</text:span><text:span text:style-name="T36_17">bin</text:span><text:span text:style-name="T36_18">:$</text:span><text:span text:style-name="T36_19">PATH</text:span></text:p>
      <text:p text:style-name="P37"><text:span text:style-name="T37_1">export</text:span><text:span text:style-name="T37_2"><text:s/></text:span><text:span text:style-name="T37_3">LD</text:span><text:span text:style-name="T37_4">_</text:span><text:span text:style-name="T37_5">LIBRARY</text:span><text:span text:style-name="T37_6">_</text:span><text:span text:style-name="T37_7">PATH</text:span><text:span text:style-name="T37_8">=/</text:span><text:span text:style-name="T37_9">i</text:span><text:span text:style-name="T37_10">2</text:span><text:span text:style-name="T37_11">bm</text:span><text:span text:style-name="T37_12">/</text:span><text:span text:style-name="T37_13">brainvisa</text:span><text:span text:style-name="T37_14">/</text:span><text:span text:style-name="T37_15">CentOS</text:span><text:span text:style-name="T37_16">-5.3-</text:span><text:span text:style-name="T37_17">x</text:span><text:span text:style-name="T37_18">86_64/</text:span><text:span text:style-name="T37_19">python</text:span><text:span text:style-name="T37_20">-2.7.3/</text:span><text:span text:style-name="T37_21">lib</text:span><text:span text:style-name="T37_22">:$</text:span><text:span text:style-name="T37_23">LD</text:span><text:span text:style-name="T37_24">_</text:span><text:span text:style-name="T37_25">LIBRARY</text:span><text:span text:style-name="T37_26">_</text:span><text:span text:style-name="T37_27">PATH</text:span></text:p>
      <text:p text:style-name="P38"><text:span text:style-name="T38_1">export</text:span><text:span text:style-name="T38_2"><text:s/></text:span><text:span text:style-name="T38_3">LD</text:span><text:span text:style-name="T38_4">_</text:span><text:span text:style-name="T38_5">LIBRARY</text:span><text:span text:style-name="T38_6">_</text:span><text:span text:style-name="T38_7">PATH</text:span><text:span text:style-name="T38_8">=/</text:span><text:span text:style-name="T38_9">i</text:span><text:span text:style-name="T38_10">2</text:span><text:span text:style-name="T38_11">bm</text:span><text:span text:style-name="T38_12">/</text:span><text:span text:style-name="T38_13">brainvisa</text:span><text:span text:style-name="T38_14">/</text:span><text:span text:style-name="T38_15">CentOS</text:span><text:span text:style-name="T38_16">-5.3-</text:span><text:span text:style-name="T38_17">x</text:span><text:span text:style-name="T38_18">86_64/</text:span><text:span text:style-name="T38_19">pbs</text:span><text:span text:style-name="T38_20">_</text:span><text:span text:style-name="T38_21">drmaa</text:span><text:span text:style-name="T38_22">-1.0.13/</text:span><text:span text:style-name="T38_23">lib</text:span><text:span text:style-name="T38_24">/:$</text:span><text:span text:style-name="T38_25">LD</text:span><text:span text:style-name="T38_26">_</text:span><text:span text:style-name="T38_27">LIBRARY</text:span><text:span text:style-name="T38_28">_</text:span><text:span text:style-name="T38_29">PATH</text:span></text:p>
      <text:p text:style-name="P39"><text:span text:style-name="T39_1">#####################</text:span></text:p>
      <text:p text:style-name="P40"/>
      <text:p text:style-name="P41"><text:span text:style-name="T41_1">Each</text:span><text:span text:style-name="T41_2"><text:s/></text:span><text:span text:style-name="T41_3">time</text:span><text:span text:style-name="T41_4"><text:s/></text:span><text:span text:style-name="T41_5">you</text:span><text:span text:style-name="T41_6"><text:s/></text:span><text:span text:style-name="T41_7">change</text:span><text:span text:style-name="T41_8"><text:s/></text:span><text:span text:style-name="T41_9">the</text:span><text:span text:style-name="T41_10"><text:s/>~/.</text:span><text:span text:style-name="T41_11">bashrc</text:span><text:span text:style-name="T41_12"><text:s/></text:span><text:span text:style-name="T41_13">file</text:span><text:span text:style-name="T41_14">,<text:s/></text:span><text:span text:style-name="T41_15">don</text:span><text:span text:style-name="T41_16">’</text:span><text:span text:style-name="T41_17">t</text:span><text:span text:style-name="T41_18"><text:s/></text:span><text:span text:style-name="T41_19">forget</text:span><text:span text:style-name="T41_20"><text:s/></text:span><text:span text:style-name="T41_21">to</text:span><text:span text:style-name="T41_22"><text:s/></text:span><text:span text:style-name="T41_23">run</text:span><text:span text:style-name="T41_24"><text:s/></text:span><text:span text:style-name="T41_25">the</text:span><text:span text:style-name="T41_26"><text:s/></text:span><text:span text:style-name="T41_27">command</text:span></text:p>
      <text:p text:style-name="P42"><text:span text:style-name="T42_1"><text:s text:c="2"/>$<text:s/></text:span><text:span text:style-name="T42_2">source</text:span><text:span text:style-name="T42_3"><text:s/>~/.</text:span><text:span text:style-name="T42_4">bashrc</text:span></text:p>
      <text:p text:style-name="P43"><text:span text:style-name="T43_1">For</text:span><text:span text:style-name="T43_2"><text:s/></text:span><text:span text:style-name="T43_3">a</text:span><text:span text:style-name="T43_4"><text:s/></text:span><text:span text:style-name="T43_5">safer</text:span><text:span text:style-name="T43_6"><text:s/></text:span><text:span text:style-name="T43_7">result</text:span><text:span text:style-name="T43_8"><text:s/></text:span><text:span text:style-name="T43_9">you</text:span><text:span text:style-name="T43_10"><text:s/></text:span><text:span text:style-name="T43_11">can</text:span><text:span text:style-name="T43_12"><text:s/></text:span><text:span text:style-name="T43_13">even</text:span><text:span text:style-name="T43_14"><text:s/></text:span><text:span text:style-name="T43_15">exit</text:span><text:span text:style-name="T43_16"><text:s/></text:span><text:span text:style-name="T43_17">the</text:span><text:span text:style-name="T43_18"><text:s/></text:span><text:span text:style-name="T43_19">shell</text:span><text:span text:style-name="T43_20"><text:s/></text:span><text:span text:style-name="T43_21">and</text:span><text:span text:style-name="T43_22"><text:s/></text:span><text:span text:style-name="T43_23">reconnect</text:span><text:span text:style-name="T43_24">:</text:span></text:p>
      <text:p text:style-name="P44"><text:span text:style-name="T44_1"><text:s text:c="2"/>$<text:s/></text:span><text:span text:style-name="T44_2">exit</text:span></text:p>
      <text:p text:style-name="P45"><text:span text:style-name="T45_1"><text:s text:c="2"/>$<text:s/></text:span><text:span text:style-name="T45_2">ssh</text:span><text:span text:style-name="T45_3"><text:s/>-</text:span><text:span text:style-name="T45_4">X</text:span><text:span text:style-name="T45_5"><text:s/></text:span><text:span text:style-name="T45_6">login</text:span><text:span text:style-name="T45_7">@</text:span><text:span text:style-name="T45_8">gabriel</text:span><text:span text:style-name="T45_9">.</text:span><text:span text:style-name="T45_10">intra</text:span><text:span text:style-name="T45_11">.</text:span><text:span text:style-name="T45_12">cea</text:span><text:span text:style-name="T45_13">.</text:span><text:span text:style-name="T45_14">fr</text:span></text:p>
      <text:p text:style-name="P46"/>
      <text:p text:style-name="P47"><text:span text:style-name="T47_1">3.</text:span><text:span text:style-name="T47_2"><text:s/></text:span><text:span text:style-name="T47_3">Go</text:span><text:span text:style-name="T47_4"><text:s/></text:span><text:span text:style-name="T47_5">directly</text:span><text:span text:style-name="T47_6"><text:s/></text:span><text:span text:style-name="T47_7">to</text:span><text:span text:style-name="T47_8"><text:s/></text:span><text:span text:style-name="T47_9">the</text:span><text:span text:style-name="T47_10"><text:s/></text:span><text:span text:style-name="T47_11">next</text:span><text:span text:style-name="T47_12"><text:s/></text:span><text:span text:style-name="T47_13">point</text:span><text:span text:style-name="T47_14"><text:s/></text:span><text:span text:style-name="T47_15">if</text:span><text:span text:style-name="T47_16"><text:s/></text:span><text:span text:style-name="T47_17">you</text:span><text:span text:style-name="T47_18"><text:s/></text:span><text:span text:style-name="T47_19">do</text:span><text:span text:style-name="T47_20"><text:s/></text:span><text:span text:style-name="T47_21">not</text:span><text:span text:style-name="T47_22"><text:s/></text:span><text:span text:style-name="T47_23">work</text:span><text:span text:style-name="T47_24"><text:s/></text:span><text:span text:style-name="T47_25">with</text:span><text:span text:style-name="T47_26"><text:s/></text:span><text:span text:style-name="T47_27">Brainvisa</text:span><text:span text:style-name="T47_28">,<text:s/></text:span><text:span text:style-name="T47_29">if</text:span><text:span text:style-name="T47_30"><text:s/></text:span><text:span text:style-name="T47_31">you</text:span><text:span text:style-name="T47_32"><text:s/></text:span><text:span text:style-name="T47_33">work</text:span><text:span text:style-name="T47_34"><text:s/></text:span><text:span text:style-name="T47_35">with</text:span><text:span text:style-name="T47_36"><text:s/></text:span><text:span text:style-name="T47_37">the</text:span><text:span text:style-name="T47_38"><text:s/></text:span><text:span text:style-name="T47_39">stable</text:span><text:span text:style-name="T47_40"><text:s/></text:span><text:span text:style-name="T47_41">version</text:span><text:span text:style-name="T47_42"><text:s/></text:span><text:span text:style-name="T47_43">of</text:span><text:span text:style-name="T47_44"><text:s/></text:span><text:span text:style-name="T47_45">Brainvisa</text:span><text:span text:style-name="T47_46">,<text:s/></text:span><text:span text:style-name="T47_47">or</text:span><text:span text:style-name="T47_48"><text:s/></text:span><text:span text:style-name="T47_49">if</text:span><text:span text:style-name="T47_50"><text:s/></text:span><text:span text:style-name="T47_51">you</text:span><text:span text:style-name="T47_52"><text:s/></text:span><text:span text:style-name="T47_53">don</text:span><text:span text:style-name="T47_54">’</text:span><text:span text:style-name="T47_55">t</text:span><text:span text:style-name="T47_56"><text:s/></text:span><text:span text:style-name="T47_57">need</text:span><text:span text:style-name="T47_58"><text:s/></text:span><text:span text:style-name="T47_59">soma</text:span><text:span text:style-name="T47_60">-</text:span><text:span text:style-name="T47_61">workflow</text:span><text:span text:style-name="T47_62"><text:s/></text:span><text:span text:style-name="T47_63">trunk</text:span><text:span text:style-name="T47_64"><text:s/></text:span><text:span text:style-name="T47_65">version</text:span><text:span text:style-name="T47_66">.</text:span></text:p>
      <text:p text:style-name="P48"/>
      <text:p text:style-name="P49"><text:span text:style-name="T49_1">To</text:span><text:span text:style-name="T49_2"><text:s/></text:span><text:span text:style-name="T49_3">compile</text:span><text:span text:style-name="T49_4"><text:s/></text:span><text:span text:style-name="T49_5">a</text:span><text:span text:style-name="T49_6"><text:s/></text:span><text:span text:style-name="T49_7">BrainVisa</text:span><text:span text:style-name="T49_8"><text:s/></text:span><text:span text:style-name="T49_9">project</text:span><text:span text:style-name="T49_10">:<text:s/></text:span><text:span text:style-name="T49_11"><text:a xlink:type="simple" xlink:href="https://bioproj.extra.cea.fr/redmine/projects/brainvisa-devel/wiki/How_to_compile_BrainVISA_projects"><text:span text:style-name="T49_12">https</text:span></text:a></text:span><text:span text:style-name="T49_13"><text:a xlink:type="simple" xlink:href="https://bioproj.extra.cea.fr/redmine/projects/brainvisa-devel/wiki/How_to_compile_BrainVISA_projects"><text:span text:style-name="T49_14">://</text:span></text:a></text:span><text:span text:style-name="T49_15"><text:a xlink:type="simple" xlink:href="https://bioproj.extra.cea.fr/redmine/projects/brainvisa-devel/wiki/How_to_compile_BrainVISA_projects"><text:span text:style-name="T49_16">bioproj</text:span></text:a></text:span><text:span text:style-name="T49_17"><text:a xlink:type="simple" xlink:href="https://bioproj.extra.cea.fr/redmine/projects/brainvisa-devel/wiki/How_to_compile_BrainVISA_projects"><text:span text:style-name="T49_18">.</text:span></text:a></text:span><text:span text:style-name="T49_19"><text:a xlink:type="simple" xlink:href="https://bioproj.extra.cea.fr/redmine/projects/brainvisa-devel/wiki/How_to_compile_BrainVISA_projects"><text:span text:style-name="T49_20">extra</text:span></text:a></text:span><text:span text:style-name="T49_21"><text:a xlink:type="simple" xlink:href="https://bioproj.extra.cea.fr/redmine/projects/brainvisa-devel/wiki/How_to_compile_BrainVISA_projects"><text:span text:style-name="T49_22">.</text:span></text:a></text:span><text:span text:style-name="T49_23"><text:a xlink:type="simple" xlink:href="https://bioproj.extra.cea.fr/redmine/projects/brainvisa-devel/wiki/How_to_compile_BrainVISA_projects"><text:span text:style-name="T49_24">cea</text:span></text:a></text:span><text:span text:style-name="T49_25"><text:a xlink:type="simple" xlink:href="https://bioproj.extra.cea.fr/redmine/projects/brainvisa-devel/wiki/How_to_compile_BrainVISA_projects"><text:span text:style-name="T49_26">.</text:span></text:a></text:span><text:span text:style-name="T49_27"><text:a xlink:type="simple" xlink:href="https://bioproj.extra.cea.fr/redmine/projects/brainvisa-devel/wiki/How_to_compile_BrainVISA_projects"><text:span text:style-name="T49_28">fr</text:span></text:a></text:span><text:span text:style-name="T49_29"><text:a xlink:type="simple" xlink:href="https://bioproj.extra.cea.fr/redmine/projects/brainvisa-devel/wiki/How_to_compile_BrainVISA_projects"><text:span text:style-name="T49_30">/</text:span></text:a></text:span><text:span text:style-name="T49_31"><text:a xlink:type="simple" xlink:href="https://bioproj.extra.cea.fr/redmine/projects/brainvisa-devel/wiki/How_to_compile_BrainVISA_projects"><text:span text:style-name="T49_32">redmine</text:span></text:a></text:span><text:span text:style-name="T49_33"><text:a xlink:type="simple" xlink:href="https://bioproj.extra.cea.fr/redmine/projects/brainvisa-devel/wiki/How_to_compile_BrainVISA_projects"><text:span text:style-name="T49_34">/</text:span></text:a></text:span><text:span text:style-name="T49_35"><text:a xlink:type="simple" xlink:href="https://bioproj.extra.cea.fr/redmine/projects/brainvisa-devel/wiki/How_to_compile_BrainVISA_projects"><text:span text:style-name="T49_36">projects</text:span></text:a></text:span><text:span text:style-name="T49_37"><text:a xlink:type="simple" xlink:href="https://bioproj.extra.cea.fr/redmine/projects/brainvisa-devel/wiki/How_to_compile_BrainVISA_projects"><text:span text:style-name="T49_38">/</text:span></text:a></text:span><text:span text:style-name="T49_39"><text:a xlink:type="simple" xlink:href="https://bioproj.extra.cea.fr/redmine/projects/brainvisa-devel/wiki/How_to_compile_BrainVISA_projects"><text:span text:style-name="T49_40">brainvisa</text:span></text:a></text:span><text:span text:style-name="T49_41"><text:a xlink:type="simple" xlink:href="https://bioproj.extra.cea.fr/redmine/projects/brainvisa-devel/wiki/How_to_compile_BrainVISA_projects"><text:span text:style-name="T49_42">-</text:span></text:a></text:span><text:span text:style-name="T49_43"><text:a xlink:type="simple" xlink:href="https://bioproj.extra.cea.fr/redmine/projects/brainvisa-devel/wiki/How_to_compile_BrainVISA_projects"><text:span text:style-name="T49_44">devel</text:span></text:a></text:span><text:span text:style-name="T49_45"><text:a xlink:type="simple" xlink:href="https://bioproj.extra.cea.fr/redmine/projects/brainvisa-devel/wiki/How_to_compile_BrainVISA_projects"><text:span text:style-name="T49_46">/</text:span></text:a></text:span><text:span text:style-name="T49_47"><text:a xlink:type="simple" xlink:href="https://bioproj.extra.cea.fr/redmine/projects/brainvisa-devel/wiki/How_to_compile_BrainVISA_projects"><text:span text:style-name="T49_48">wiki</text:span></text:a></text:span><text:span text:style-name="T49_49"><text:a xlink:type="simple" xlink:href="https://bioproj.extra.cea.fr/redmine/projects/brainvisa-devel/wiki/How_to_compile_BrainVISA_projects"><text:span text:style-name="T49_50">/</text:span></text:a></text:span><text:span text:style-name="T49_51"><text:a xlink:type="simple" xlink:href="https://bioproj.extra.cea.fr/redmine/projects/brainvisa-devel/wiki/How_to_compile_BrainVISA_projects"><text:span text:style-name="T49_52">How</text:span></text:a></text:span><text:span text:style-name="T49_53"><text:a xlink:type="simple" xlink:href="https://bioproj.extra.cea.fr/redmine/projects/brainvisa-devel/wiki/How_to_compile_BrainVISA_projects"><text:span text:style-name="T49_54">_</text:span></text:a></text:span><text:span text:style-name="T49_55"><text:a xlink:type="simple" xlink:href="https://bioproj.extra.cea.fr/redmine/projects/brainvisa-devel/wiki/How_to_compile_BrainVISA_projects"><text:span text:style-name="T49_56">to</text:span></text:a></text:span><text:span text:style-name="T49_57"><text:a xlink:type="simple" xlink:href="https://bioproj.extra.cea.fr/redmine/projects/brainvisa-devel/wiki/How_to_compile_BrainVISA_projects"><text:span text:style-name="T49_58">_</text:span></text:a></text:span><text:span text:style-name="T49_59"><text:a xlink:type="simple" xlink:href="https://bioproj.extra.cea.fr/redmine/projects/brainvisa-devel/wiki/How_to_compile_BrainVISA_projects"><text:span text:style-name="T49_60">compile</text:span></text:a></text:span><text:span text:style-name="T49_61"><text:a xlink:type="simple" xlink:href="https://bioproj.extra.cea.fr/redmine/projects/brainvisa-devel/wiki/How_to_compile_BrainVISA_projects"><text:span text:style-name="T49_62">_</text:span></text:a></text:span><text:span text:style-name="T49_63"><text:a xlink:type="simple" xlink:href="https://bioproj.extra.cea.fr/redmine/projects/brainvisa-devel/wiki/How_to_compile_BrainVISA_projects"><text:span text:style-name="T49_64">BrainVISA</text:span></text:a></text:span><text:span text:style-name="T49_65"><text:a xlink:type="simple" xlink:href="https://bioproj.extra.cea.fr/redmine/projects/brainvisa-devel/wiki/How_to_compile_BrainVISA_projects"><text:span text:style-name="T49_66">_</text:span></text:a></text:span><text:span text:style-name="T49_67"><text:a xlink:type="simple" xlink:href="https://bioproj.extra.cea.fr/redmine/projects/brainvisa-devel/wiki/How_to_compile_BrainVISA_projects"><text:span text:style-name="T49_68">projects</text:span></text:a></text:span></text:p>
      <text:p text:style-name="P50"/>
      <text:p text:style-name="P51"><text:span text:style-name="T51_1">If</text:span><text:span text:style-name="T51_2"><text:s/></text:span><text:span text:style-name="T51_3">you</text:span><text:span text:style-name="T51_4"><text:s/></text:span><text:span text:style-name="T51_5">just</text:span><text:span text:style-name="T51_6"><text:s/></text:span><text:span text:style-name="T51_7">need</text:span><text:span text:style-name="T51_8"><text:s/></text:span><text:span text:style-name="T51_9">soma</text:span><text:span text:style-name="T51_10">-</text:span><text:span text:style-name="T51_11">workflow</text:span><text:span text:style-name="T51_12"><text:s/></text:span><text:span text:style-name="T51_13">you</text:span><text:span text:style-name="T51_14"><text:s/></text:span><text:span text:style-name="T51_15">can</text:span><text:span text:style-name="T51_16"><text:s/></text:span><text:span text:style-name="T51_17">use</text:span><text:span text:style-name="T51_18"><text:s/></text:span><text:span text:style-name="T51_19">the</text:span><text:span text:style-name="T51_20"><text:s/></text:span><text:span text:style-name="T51_21">following</text:span><text:span text:style-name="T51_22"><text:s/></text:span><text:span text:style-name="T51_23">line</text:span><text:span text:style-name="T51_24"><text:s/></text:span><text:span text:style-name="T51_25">to</text:span><text:span text:style-name="T51_26"><text:s/></text:span><text:span text:style-name="T51_27">set</text:span><text:span text:style-name="T51_28"><text:s/></text:span><text:span text:style-name="T51_29">your</text:span><text:span text:style-name="T51_30"><text:s/></text:span><text:span text:style-name="T51_31">file</text:span><text:span text:style-name="T51_32"><text:s/>~/.</text:span><text:span text:style-name="T51_33">brainvisa</text:span><text:span text:style-name="T51_34">/</text:span><text:span text:style-name="T51_35">bv</text:span><text:span text:style-name="T51_36">_</text:span><text:span text:style-name="T51_37">maker</text:span><text:span text:style-name="T51_38">.</text:span><text:span text:style-name="T51_39">cfg</text:span><text:span text:style-name="T51_40">:</text:span></text:p>
      <text:p text:style-name="P52"/>
      <text:p text:style-name="P53"><text:span text:style-name="T53_1">[</text:span><text:span text:style-name="T53_2">source</text:span><text:span text:style-name="T53_3"><text:s/>$</text:span><text:span text:style-name="T53_4">HOME</text:span><text:span text:style-name="T53_5">/</text:span><text:span text:style-name="T53_6">mypath</text:span><text:span text:style-name="T53_7">/</text:span><text:span text:style-name="T53_8">soma</text:span><text:span text:style-name="T53_9">-</text:span><text:span text:style-name="T53_10">workflow</text:span><text:span text:style-name="T53_11">/</text:span><text:span text:style-name="T53_12">source</text:span><text:span text:style-name="T53_13">]</text:span></text:p>
      <text:p text:style-name="P54"><text:span text:style-name="T54_1"><text:s text:c="2"/>+<text:s/></text:span><text:span text:style-name="T54_2">soma</text:span><text:span text:style-name="T54_3">-</text:span><text:span text:style-name="T54_4">workflow</text:span><text:span text:style-name="T54_5"><text:s/></text:span><text:span text:style-name="T54_6">trunk</text:span></text:p>
      <text:p text:style-name="P55"/>
      <text:p text:style-name="P56"><text:span text:style-name="T56_1">[</text:span><text:span text:style-name="T56_2">build</text:span><text:span text:style-name="T56_3"><text:s/>$</text:span><text:span text:style-name="T56_4">HOME</text:span><text:span text:style-name="T56_5">/</text:span><text:span text:style-name="T56_6">mypath</text:span><text:span text:style-name="T56_7">/</text:span><text:span text:style-name="T56_8">soma</text:span><text:span text:style-name="T56_9">-</text:span><text:span text:style-name="T56_10">workflow</text:span><text:span text:style-name="T56_11">/</text:span><text:span text:style-name="T56_12">build</text:span><text:span text:style-name="T56_13">]</text:span></text:p>
      <text:p text:style-name="P57"><text:span text:style-name="T57_1"><text:s text:c="2"/></text:span><text:span text:style-name="T57_2">soma</text:span><text:span text:style-name="T57_3">-</text:span><text:span text:style-name="T57_4">workflow</text:span><text:span text:style-name="T57_5"><text:s/></text:span><text:span text:style-name="T57_6">trunk</text:span><text:span text:style-name="T57_7"><text:s/>$</text:span><text:span text:style-name="T57_8">HOME</text:span><text:span text:style-name="T57_9">/</text:span><text:span text:style-name="T57_10">mypath</text:span><text:span text:style-name="T57_11">/</text:span><text:span text:style-name="T57_12">soma</text:span><text:span text:style-name="T57_13">-</text:span><text:span text:style-name="T57_14">workflow</text:span><text:span text:style-name="T57_15">/</text:span><text:span text:style-name="T57_16">source</text:span></text:p>
      <text:p text:style-name="P58"/>
      <text:p text:style-name="P59"><text:span text:style-name="T59_1">The</text:span><text:span text:style-name="T59_2"><text:s/></text:span><text:span text:style-name="T59_3">first</text:span><text:span text:style-name="T59_4"><text:s/></text:span><text:span text:style-name="T59_5">configuration</text:span><text:span text:style-name="T59_6"><text:s/>(</text:span><text:span text:style-name="T59_7">using</text:span><text:span text:style-name="T59_8"><text:s/></text:span><text:span text:style-name="T59_9">the</text:span><text:span text:style-name="T59_10"><text:s/></text:span><text:span text:style-name="T59_11">command</text:span><text:span text:style-name="T59_12"><text:s/>$<text:s/>/</text:span><text:span text:style-name="T59_13">mypath</text:span><text:span text:style-name="T59_14">/</text:span><text:span text:style-name="T59_15">bv</text:span><text:span text:style-name="T59_16">_</text:span><text:span text:style-name="T59_17">maker</text:span><text:span text:style-name="T59_18"><text:s/></text:span><text:span text:style-name="T59_19">configure</text:span><text:span text:style-name="T59_20">)<text:s/></text:span><text:span text:style-name="T59_21">will</text:span><text:span text:style-name="T59_22"><text:s/></text:span><text:span text:style-name="T59_23">fail</text:span><text:span text:style-name="T59_24">.</text:span></text:p>
      <text:p text:style-name="P60"/>
      <text:p text:style-name="P61"><text:span text:style-name="T61_1">Move</text:span><text:span text:style-name="T61_2"><text:s/></text:span><text:span text:style-name="T61_3">to</text:span><text:span text:style-name="T61_4"><text:s/></text:span><text:span text:style-name="T61_5">the</text:span><text:span text:style-name="T61_6"><text:s/></text:span><text:span text:style-name="T61_7">build</text:span><text:span text:style-name="T61_8"><text:s/></text:span><text:span text:style-name="T61_9">directory</text:span><text:span text:style-name="T61_10"><text:s/></text:span><text:span text:style-name="T61_11">and</text:span><text:span text:style-name="T61_12"><text:s/></text:span><text:span text:style-name="T61_13">use</text:span><text:span text:style-name="T61_14"><text:s/></text:span><text:span text:style-name="T61_15">ccmake</text:span><text:span text:style-name="T61_16"><text:s/></text:span><text:span text:style-name="T61_17">to</text:span><text:span text:style-name="T61_18"><text:s/></text:span><text:span text:style-name="T61_19">check</text:span><text:span text:style-name="T61_20"><text:s/></text:span><text:span text:style-name="T61_21">and</text:span><text:span text:style-name="T61_22"><text:s/></text:span><text:span text:style-name="T61_23">modify</text:span><text:span text:style-name="T61_24"><text:s/></text:span><text:span text:style-name="T61_25">the</text:span><text:span text:style-name="T61_26"><text:s/></text:span><text:span text:style-name="T61_27">cmake</text:span><text:span text:style-name="T61_28"><text:s/></text:span><text:span text:style-name="T61_29">variable</text:span><text:span text:style-name="T61_30">.</text:span></text:p>
      <text:p text:style-name="P62"><text:span text:style-name="T62_1">$<text:s/></text:span><text:span text:style-name="T62_2">cd</text:span><text:span text:style-name="T62_3"><text:s/></text:span><text:span text:style-name="T62_4">mybuildpath</text:span></text:p>
      <text:p text:style-name="P63"><text:span text:style-name="T63_1">$<text:s/></text:span><text:span text:style-name="T63_2">ccmake</text:span><text:span text:style-name="T63_3"><text:s/>.</text:span></text:p>
      <text:p text:style-name="P64"/>
      <text:p text:style-name="P65"><text:span text:style-name="T65_1">Then</text:span><text:span text:style-name="T65_2"><text:s/></text:span><text:span text:style-name="T65_3">press</text:span><text:span text:style-name="T65_4"><text:s/>[</text:span><text:span text:style-name="T65_5">t</text:span><text:span text:style-name="T65_6">]<text:s/></text:span><text:span text:style-name="T65_7">key</text:span><text:span text:style-name="T65_8"><text:s/></text:span><text:span text:style-name="T65_9">to</text:span><text:span text:style-name="T65_10"><text:s/></text:span><text:span text:style-name="T65_11">toggle</text:span><text:span text:style-name="T65_12"><text:s/></text:span><text:span text:style-name="T65_13">advanced</text:span><text:span text:style-name="T65_14"><text:s/></text:span><text:span text:style-name="T65_15">mode</text:span><text:span text:style-name="T65_16">.</text:span></text:p>
      <text:p text:style-name="P66"/>
      <text:p text:style-name="P67"><text:span text:style-name="T67_1">In</text:span><text:span text:style-name="T67_2"><text:s/></text:span><text:span text:style-name="T67_3">ccmake</text:span><text:span text:style-name="T67_4">,<text:s/></text:span><text:span text:style-name="T67_5">change</text:span><text:span text:style-name="T67_6"><text:s/></text:span><text:span text:style-name="T67_7">the</text:span><text:span text:style-name="T67_8"><text:s/></text:span><text:span text:style-name="T67_9">variables</text:span><text:span text:style-name="T67_10"><text:s/></text:span><text:span text:style-name="T67_11">which</text:span><text:span text:style-name="T67_12"><text:s/></text:span><text:span text:style-name="T67_13">concern</text:span><text:span text:style-name="T67_14"><text:s/></text:span><text:span text:style-name="T67_15">Python</text:span><text:span text:style-name="T67_16"><text:s/></text:span><text:span text:style-name="T67_17">to</text:span><text:span text:style-name="T67_18"><text:s/>:</text:span></text:p>
      <text:p text:style-name="P68"><text:span text:style-name="T68_1"><text:s/></text:span><text:span text:style-name="T68_2">PYTHON</text:span><text:span text:style-name="T68_3">_</text:span><text:span text:style-name="T68_4">EXECUTABLE</text:span><text:span text:style-name="T68_5"><text:s text:c="14"/>/</text:span><text:span text:style-name="T68_6">i</text:span><text:span text:style-name="T68_7">2</text:span><text:span text:style-name="T68_8">bm</text:span><text:span text:style-name="T68_9">/</text:span><text:span text:style-name="T68_10">brainvisa</text:span><text:span text:style-name="T68_11">/</text:span><text:span text:style-name="T68_12">CentOS</text:span><text:span text:style-name="T68_13">-5.3-</text:span><text:span text:style-name="T68_14">x</text:span><text:span text:style-name="T68_15">86_64/</text:span><text:span text:style-name="T68_16">python</text:span><text:span text:style-name="T68_17">-2.7.3/</text:span><text:span text:style-name="T68_18">bin</text:span><text:span text:style-name="T68_19">/</text:span><text:span text:style-name="T68_20">python</text:span><text:span text:style-name="T68_21"><text:s text:c="111"/></text:span></text:p>
      <text:p text:style-name="P69"><text:span text:style-name="T69_1"><text:s/></text:span><text:span text:style-name="T69_2">PYTHON</text:span><text:span text:style-name="T69_3">_</text:span><text:span text:style-name="T69_4">INCLUDE</text:span><text:span text:style-name="T69_5">_</text:span><text:span text:style-name="T69_6">PATH</text:span><text:span text:style-name="T69_7"><text:s text:c="10"/><text:tab/>/</text:span><text:span text:style-name="T69_8">i</text:span><text:span text:style-name="T69_9">2</text:span><text:span text:style-name="T69_10">bm</text:span><text:span text:style-name="T69_11">/</text:span><text:span text:style-name="T69_12">brainvisa</text:span><text:span text:style-name="T69_13">/</text:span><text:span text:style-name="T69_14">CentOS</text:span><text:span text:style-name="T69_15">-5.3-</text:span><text:span text:style-name="T69_16">x</text:span><text:span text:style-name="T69_17">86_64/</text:span><text:span text:style-name="T69_18">python</text:span><text:span text:style-name="T69_19">-2.7.3/</text:span><text:span text:style-name="T69_20">include</text:span><text:span text:style-name="T69_21">/</text:span><text:span text:style-name="T69_22">python</text:span><text:span text:style-name="T69_23">2.7<text:s text:c="104"/></text:span></text:p>
      <text:p text:style-name="P70"><text:span text:style-name="T70_1"><text:s/></text:span><text:span text:style-name="T70_2">PYTHON</text:span><text:span text:style-name="T70_3">_</text:span><text:span text:style-name="T70_4">LIBRARY</text:span><text:span text:style-name="T70_5"><text:s text:c="15"/><text:tab/>/</text:span><text:span text:style-name="T70_6">i</text:span><text:span text:style-name="T70_7">2</text:span><text:span text:style-name="T70_8">bm</text:span><text:span text:style-name="T70_9">/</text:span><text:span text:style-name="T70_10">brainvisa</text:span><text:span text:style-name="T70_11">/</text:span><text:span text:style-name="T70_12">CentOS</text:span><text:span text:style-name="T70_13">-5.3-</text:span><text:span text:style-name="T70_14">x</text:span><text:span text:style-name="T70_15">86_64/</text:span><text:span text:style-name="T70_16">python</text:span><text:span text:style-name="T70_17">-2.7.3/</text:span><text:span text:style-name="T70_18">lib</text:span><text:span text:style-name="T70_19">/</text:span><text:span text:style-name="T70_20">libpython</text:span><text:span text:style-name="T70_21">2.7.</text:span><text:span text:style-name="T70_22">so</text:span><text:span text:style-name="T70_23"><text:s text:c="102"/></text:span></text:p>
      <text:p text:style-name="P71"><text:span text:style-name="T71_1"><text:s/></text:span><text:span text:style-name="T71_2">PYTHON</text:span><text:span text:style-name="T71_3">_</text:span><text:span text:style-name="T71_4">MODULES</text:span><text:span text:style-name="T71_5">_</text:span><text:span text:style-name="T71_6">PATH</text:span><text:span text:style-name="T71_7"><text:s text:c="8"/>/</text:span><text:span text:style-name="T71_8">i</text:span><text:span text:style-name="T71_9">2</text:span><text:span text:style-name="T71_10">bm</text:span><text:span text:style-name="T71_11">/</text:span><text:span text:style-name="T71_12">brainvisa</text:span><text:span text:style-name="T71_13">/</text:span><text:span text:style-name="T71_14">CentOS</text:span><text:span text:style-name="T71_15">-5.3-</text:span><text:span text:style-name="T71_16">x</text:span><text:span text:style-name="T71_17">86_64/</text:span><text:span text:style-name="T71_18">python</text:span><text:span text:style-name="T71_19">-2.7.3/</text:span><text:span text:style-name="T71_20">lib</text:span><text:span text:style-name="T71_21">/</text:span><text:span text:style-name="T71_22">python</text:span><text:span text:style-name="T71_23">2.7<text:s text:c="108"/></text:span></text:p>
      <text:p text:style-name="P72"><text:span text:style-name="T72_1"><text:s/></text:span><text:span text:style-name="T72_2">PYTHON</text:span><text:span text:style-name="T72_3">_</text:span><text:span text:style-name="T72_4">SHORT</text:span><text:span text:style-name="T72_5">_</text:span><text:span text:style-name="T72_6">VERSION</text:span><text:span text:style-name="T72_7"><text:s text:c="6"/>2.7<text:s text:c="165"/></text:span></text:p>
      <text:p text:style-name="P73"><text:span text:style-name="T73_1"><text:s/></text:span><text:span text:style-name="T73_2">PYTHON</text:span><text:span text:style-name="T73_3">_</text:span><text:span text:style-name="T73_4">VERSION</text:span><text:span text:style-name="T73_5"><text:s text:c="15"/><text:tab/>2.7.3<text:s text:c="16"/></text:span><text:span text:style-name="T73_6"><text:s text:c="3"/></text:span><text:span text:style-name="T73_7"><text:s text:c="2"/><text:tab/></text:span></text:p>
      <text:p text:style-name="P74"><text:span text:style-name="T74_1">Check</text:span><text:span text:style-name="T74_2"><text:s/></text:span><text:span text:style-name="T74_3">also</text:span><text:span text:style-name="T74_4"><text:s/></text:span><text:span text:style-name="T74_5">the</text:span><text:span text:style-name="T74_6"><text:s/></text:span><text:span text:style-name="T74_7">DRMAA</text:span><text:span text:style-name="T74_8"><text:s/></text:span><text:span text:style-name="T74_9">library</text:span><text:span text:style-name="T74_10"><text:s/></text:span><text:span text:style-name="T74_11">variable</text:span><text:span text:style-name="T74_12">,<text:s/></text:span><text:span text:style-name="T74_13">it</text:span><text:span text:style-name="T74_14"><text:s/></text:span><text:span text:style-name="T74_15">should</text:span><text:span text:style-name="T74_16"><text:s/></text:span><text:span text:style-name="T74_17">be</text:span><text:span text:style-name="T74_18"><text:s/>:</text:span></text:p>
      <text:p text:style-name="P75"><text:span text:style-name="T75_1"><text:s/></text:span><text:span text:style-name="T75_2">LIBDRMAA</text:span><text:span text:style-name="T75_3">_</text:span><text:span text:style-name="T75_4">LIBRARIES</text:span><text:span text:style-name="T75_5"><text:s text:c="12"/>/</text:span><text:span text:style-name="T75_6">i</text:span><text:span text:style-name="T75_7">2</text:span><text:span text:style-name="T75_8">bm</text:span><text:span text:style-name="T75_9">/</text:span><text:span text:style-name="T75_10">brainvisa</text:span><text:span text:style-name="T75_11">/</text:span><text:span text:style-name="T75_12">CentOS</text:span><text:span text:style-name="T75_13">-5.3-</text:span><text:span text:style-name="T75_14">x</text:span><text:span text:style-name="T75_15">86_64/</text:span><text:span text:style-name="T75_16">pbs</text:span><text:span text:style-name="T75_17">_</text:span><text:span text:style-name="T75_18">drmaa</text:span><text:span text:style-name="T75_19">-1.0.13/</text:span><text:span text:style-name="T75_20">lib</text:span><text:span text:style-name="T75_21">/</text:span><text:span text:style-name="T75_22">libdrmaa</text:span><text:span text:style-name="T75_23">.</text:span><text:span text:style-name="T75_24">so</text:span></text:p>
      <text:p text:style-name="P76"/>
      <text:p text:style-name="P77"><text:span text:style-name="T77_1">In</text:span><text:span text:style-name="T77_2"><text:s/></text:span><text:span text:style-name="T77_3">ccmake</text:span><text:span text:style-name="T77_4"><text:s/></text:span><text:span text:style-name="T77_5">run</text:span><text:span text:style-name="T77_6"><text:s/></text:span><text:span text:style-name="T77_7">the</text:span><text:span text:style-name="T77_8"><text:s/></text:span><text:span text:style-name="T77_9">configuration</text:span><text:span text:style-name="T77_10"><text:s/></text:span><text:span text:style-name="T77_11">with</text:span><text:span text:style-name="T77_12"><text:s/></text:span><text:span text:style-name="T77_13">the</text:span><text:span text:style-name="T77_14"><text:s/>“</text:span><text:span text:style-name="T77_15">c</text:span><text:span text:style-name="T77_16">”<text:s/></text:span><text:span text:style-name="T77_17">key</text:span><text:span text:style-name="T77_18"><text:s/>(</text:span><text:span text:style-name="T77_19">two</text:span><text:span text:style-name="T77_20"><text:s/></text:span><text:span text:style-name="T77_21">times</text:span><text:span text:style-name="T77_22"><text:s/></text:span><text:span text:style-name="T77_23">if</text:span><text:span text:style-name="T77_24"><text:s/></text:span><text:span text:style-name="T77_25">needed</text:span><text:span text:style-name="T77_26">)<text:s/></text:span><text:span text:style-name="T77_27">and</text:span><text:span text:style-name="T77_28"><text:s/></text:span><text:span text:style-name="T77_29">generation</text:span><text:span text:style-name="T77_30"><text:s/></text:span><text:span text:style-name="T77_31">with</text:span><text:span text:style-name="T77_32"><text:s/></text:span><text:span text:style-name="T77_33">the</text:span><text:span text:style-name="T77_34"><text:s/>“</text:span><text:span text:style-name="T77_35">g</text:span><text:span text:style-name="T77_36">”<text:s/></text:span><text:span text:style-name="T77_37">key</text:span><text:span text:style-name="T77_38">.</text:span></text:p>
      <text:p text:style-name="P78"/>
      <text:p text:style-name="P79"><text:span text:style-name="T79_1">You</text:span><text:span text:style-name="T79_2"><text:s/></text:span><text:span text:style-name="T79_3">can</text:span><text:span text:style-name="T79_4"><text:s/></text:span><text:span text:style-name="T79_5">then</text:span><text:span text:style-name="T79_6"><text:s/></text:span><text:span text:style-name="T79_7">compile</text:span><text:span text:style-name="T79_8"><text:s/></text:span><text:span text:style-name="T79_9">with</text:span><text:span text:style-name="T79_10"><text:s/></text:span><text:span text:style-name="T79_11">$<text:s/>/</text:span><text:span text:style-name="T79_12">mypath</text:span><text:span text:style-name="T79_13">/</text:span><text:span text:style-name="T79_14">bv</text:span><text:span text:style-name="T79_15">_</text:span><text:span text:style-name="T79_16">maker</text:span><text:span text:style-name="T79_17"><text:s/></text:span><text:span text:style-name="T79_18">build</text:span><text:span text:style-name="T79_19">.</text:span></text:p>
      <text:p text:style-name="P80"/>
      <text:p text:style-name="P81"><text:span text:style-name="T81_1">Add</text:span><text:span text:style-name="T81_2"><text:s/></text:span><text:span text:style-name="T81_3">this</text:span><text:span text:style-name="T81_4"><text:s/></text:span><text:span text:style-name="T81_5">lines</text:span><text:span text:style-name="T81_6"><text:s/></text:span><text:span text:style-name="T81_7">to</text:span><text:span text:style-name="T81_8"><text:s/></text:span><text:span text:style-name="T81_9">your</text:span><text:span text:style-name="T81_10"><text:s/>~/.</text:span><text:span text:style-name="T81_11">bashrc</text:span><text:span text:style-name="T81_12"><text:s/></text:span><text:span text:style-name="T81_13">file</text:span><text:span text:style-name="T81_14"><text:s/></text:span><text:span text:style-name="T81_15">to</text:span><text:span text:style-name="T81_16"><text:s/></text:span><text:span text:style-name="T81_17">set</text:span><text:span text:style-name="T81_18"><text:s/></text:span><text:span text:style-name="T81_19">the</text:span><text:span text:style-name="T81_20"><text:s/></text:span><text:span text:style-name="T81_21">path</text:span><text:span text:style-name="T81_22"><text:s/></text:span><text:span text:style-name="T81_23">to</text:span><text:span text:style-name="T81_24"><text:s/></text:span><text:span text:style-name="T81_25">your</text:span><text:span text:style-name="T81_26"><text:s/></text:span><text:span text:style-name="T81_27">build</text:span><text:span text:style-name="T81_28"><text:s/></text:span><text:span text:style-name="T81_29">directory</text:span><text:span text:style-name="T81_30">:</text:span></text:p>
      <text:p text:style-name="P82"/>
      <text:p text:style-name="P83"><text:span text:style-name="T83_1"><text:s text:c="2"/></text:span><text:span text:style-name="T83_2">build</text:span><text:span text:style-name="T83_3">_</text:span><text:span text:style-name="T83_4">dir</text:span><text:span text:style-name="T83_5">=/</text:span><text:span text:style-name="T83_6">mybuildpath</text:span><text:span text:style-name="T83_7">/</text:span><text:span text:style-name="T83_8">trunk</text:span></text:p>
      <text:p text:style-name="P84"><text:span text:style-name="T84_1"><text:s text:c="2"/></text:span><text:span text:style-name="T84_2">source</text:span><text:span text:style-name="T84_3"><text:s/>$</text:span><text:span text:style-name="T84_4">build</text:span><text:span text:style-name="T84_5">_</text:span><text:span text:style-name="T84_6">dir</text:span><text:span text:style-name="T84_7">/</text:span><text:span text:style-name="T84_8">bin</text:span><text:span text:style-name="T84_9">/</text:span><text:span text:style-name="T84_10">bv</text:span><text:span text:style-name="T84_11">_</text:span><text:span text:style-name="T84_12">env</text:span><text:span text:style-name="T84_13">.</text:span><text:span text:style-name="T84_14">sh</text:span><text:span text:style-name="T84_15"><text:s/>$</text:span><text:span text:style-name="T84_16">build</text:span><text:span text:style-name="T84_17">_</text:span><text:span text:style-name="T84_18">dir</text:span></text:p>
      <text:p text:style-name="P85"/>
      <text:p text:style-name="P86"><text:span text:style-name="T86_1">Don</text:span><text:span text:style-name="T86_2">’</text:span><text:span text:style-name="T86_3">t</text:span><text:span text:style-name="T86_4"><text:s/></text:span><text:span text:style-name="T86_5">forget</text:span><text:span text:style-name="T86_6"><text:s/></text:span><text:span text:style-name="T86_7">to</text:span><text:span text:style-name="T86_8"><text:s/></text:span><text:span text:style-name="T86_9">execute</text:span><text:span text:style-name="T86_10">:</text:span></text:p>
      <text:p text:style-name="P87"><text:span text:style-name="T87_1"><text:s/></text:span><text:span text:style-name="T87_2"><text:s/>$<text:s/></text:span><text:span text:style-name="T87_3">source</text:span><text:span text:style-name="T87_4"><text:s/>~/.</text:span><text:span text:style-name="T87_5">bashrc</text:span></text:p>
      <text:p text:style-name="P88"/>
      <text:p text:style-name="P89"><text:span text:style-name="T89_1">4.<text:s/></text:span><text:span text:style-name="T89_2">Configure</text:span><text:span text:style-name="T89_3"><text:s/></text:span><text:span text:style-name="T89_4">soma</text:span><text:span text:style-name="T89_5">-</text:span><text:span text:style-name="T89_6">workflow</text:span><text:span text:style-name="T89_7">.</text:span></text:p>
      <text:p text:style-name="P90"><text:span text:style-name="T90_1">Warning</text:span><text:span text:style-name="T90_2">:</text:span><text:span text:style-name="T90_3"><text:s/></text:span><text:span text:style-name="T90_4">if</text:span><text:span text:style-name="T90_5"><text:s/></text:span><text:span text:style-name="T90_6">you</text:span><text:span text:style-name="T90_7"><text:s/></text:span><text:span text:style-name="T90_8">already</text:span><text:span text:style-name="T90_9"><text:s/></text:span><text:span text:style-name="T90_10">have</text:span><text:span text:style-name="T90_11"><text:s/></text:span><text:span text:style-name="T90_12">a</text:span><text:span text:style-name="T90_13"><text:s/></text:span><text:span text:style-name="T90_14">configuration</text:span><text:span text:style-name="T90_15"><text:s/></text:span><text:span text:style-name="T90_16">file</text:span><text:span text:style-name="T90_17">,<text:s/></text:span><text:span text:style-name="T90_18">don</text:span><text:span text:style-name="T90_19">’</text:span><text:span text:style-name="T90_20">t</text:span><text:span text:style-name="T90_21"><text:s/></text:span><text:span text:style-name="T90_22">forget</text:span><text:span text:style-name="T90_23"><text:s/></text:span><text:span text:style-name="T90_24">to</text:span><text:span text:style-name="T90_25"><text:s/></text:span><text:span text:style-name="T90_26">remove</text:span><text:span text:style-name="T90_27"><text:s/></text:span><text:span text:style-name="T90_28">the</text:span><text:span text:style-name="T90_29"><text:s/></text:span><text:span text:style-name="T90_30">line</text:span></text:p>
      <text:p text:style-name="P91"><text:span text:style-name="T91_1">DRMAA</text:span><text:span text:style-name="T91_2">_</text:span><text:span text:style-name="T91_3">IMPLEMENTATION</text:span><text:span text:style-name="T91_4"><text:s/>=<text:s/></text:span><text:span text:style-name="T91_5">PBS</text:span></text:p>
      <text:p text:style-name="P92"><text:span text:style-name="T92_1">It</text:span><text:span text:style-name="T92_2"><text:s/></text:span><text:span text:style-name="T92_3">activates</text:span><text:span text:style-name="T92_4"><text:s/></text:span><text:span text:style-name="T92_5">a</text:span><text:span text:style-name="T92_6"><text:s/></text:span><text:span text:style-name="T92_7">patch</text:span><text:span text:style-name="T92_8"><text:s/></text:span><text:span text:style-name="T92_9">which</text:span><text:span text:style-name="T92_10"><text:s/></text:span><text:span text:style-name="T92_11">was</text:span><text:span text:style-name="T92_12"><text:s/></text:span><text:span text:style-name="T92_13">needed</text:span><text:span text:style-name="T92_14"><text:s/></text:span><text:span text:style-name="T92_15">for</text:span><text:span text:style-name="T92_16"><text:s/></text:span><text:span text:style-name="T92_17">the</text:span><text:span text:style-name="T92_18"><text:s/></text:span><text:span text:style-name="T92_19">previous</text:span><text:span text:style-name="T92_20"><text:s/></text:span><text:span text:style-name="T92_21">version</text:span><text:span text:style-name="T92_22"><text:s/></text:span><text:span text:style-name="T92_23">of</text:span><text:span text:style-name="T92_24"><text:s/></text:span><text:span text:style-name="T92_25">DRMAA</text:span><text:span text:style-name="T92_26">.</text:span></text:p>
      <text:p text:style-name="P93"><text:span text:style-name="T93_1">If</text:span><text:span text:style-name="T93_2"><text:s/></text:span><text:span text:style-name="T93_3">you</text:span><text:span text:style-name="T93_4"><text:s/></text:span><text:span text:style-name="T93_5">keep</text:span><text:span text:style-name="T93_6"><text:s/></text:span><text:span text:style-name="T93_7">it</text:span><text:span text:style-name="T93_8">,<text:s/></text:span><text:span text:style-name="T93_9">it</text:span><text:span text:style-name="T93_10"><text:s/></text:span><text:span text:style-name="T93_11">will</text:span><text:span text:style-name="T93_12"><text:s/></text:span><text:span text:style-name="T93_13">produce</text:span><text:span text:style-name="T93_14"><text:s/></text:span><text:span text:style-name="T93_15">errors</text:span><text:span text:style-name="T93_16">.</text:span></text:p>
      <text:p text:style-name="P94"><text:span text:style-name="T94_1">Create</text:span><text:span text:style-name="T94_2"><text:s/></text:span><text:span text:style-name="T94_3">a</text:span><text:span text:style-name="T94_4"><text:s/></text:span><text:span text:style-name="T94_5">file</text:span><text:span text:style-name="T94_6"><text:s/>~/.</text:span><text:span text:style-name="T94_7">soma</text:span><text:span text:style-name="T94_8">-</text:span><text:span text:style-name="T94_9">workflow</text:span><text:span text:style-name="T94_10">.</text:span><text:span text:style-name="T94_11">cfg</text:span><text:span text:style-name="T94_12"><text:s/></text:span><text:span text:style-name="T94_13">with</text:span><text:span text:style-name="T94_14"><text:s/></text:span><text:span text:style-name="T94_15">the</text:span><text:span text:style-name="T94_16"><text:s/></text:span><text:span text:style-name="T94_17">following</text:span><text:span text:style-name="T94_18"><text:s/></text:span><text:span text:style-name="T94_19">lines</text:span><text:span text:style-name="T94_20">:<text:s/></text:span></text:p>
      <text:p text:style-name="P95"/>
      <text:p text:style-name="P96"><text:span text:style-name="T96_1">[</text:span><text:span text:style-name="T96_2">DSV</text:span><text:span text:style-name="T96_3">_</text:span><text:span text:style-name="T96_4">cluster</text:span><text:span text:style-name="T96_5">_</text:span><text:span text:style-name="T96_6">sl</text:span><text:span text:style-name="T96_7">231636]</text:span></text:p>
      <text:p text:style-name="P97"><text:span text:style-name="T97_1">DATABASE</text:span><text:span text:style-name="T97_2">_</text:span><text:span text:style-name="T97_3">FILE</text:span><text:span text:style-name="T97_4"><text:s text:c="2"/>=<text:s/>/</text:span><text:span text:style-name="T97_5">home</text:span><text:span text:style-name="T97_6">/</text:span><text:span text:style-name="T97_7">sl</text:span><text:span text:style-name="T97_8">231636/</text:span><text:span text:style-name="T97_9">soma</text:span><text:span text:style-name="T97_10">-</text:span><text:span text:style-name="T97_11">workflow</text:span><text:span text:style-name="T97_12">/</text:span><text:span text:style-name="T97_13">soma</text:span><text:span text:style-name="T97_14">_</text:span><text:span text:style-name="T97_15">workflow</text:span><text:span text:style-name="T97_16">.</text:span><text:span text:style-name="T97_17">db</text:span></text:p>
      <text:p text:style-name="P98"><text:span text:style-name="T98_1">TRANSFERED</text:span><text:span text:style-name="T98_2">_</text:span><text:span text:style-name="T98_3">FILES</text:span><text:span text:style-name="T98_4">_</text:span><text:span text:style-name="T98_5">DIR</text:span><text:span text:style-name="T98_6"><text:s/>=<text:s/>/</text:span><text:span text:style-name="T98_7">home</text:span><text:span text:style-name="T98_8">/</text:span><text:span text:style-name="T98_9">sl</text:span><text:span text:style-name="T98_10">231636/</text:span><text:span text:style-name="T98_11">soma</text:span><text:span text:style-name="T98_12">-</text:span><text:span text:style-name="T98_13">workflow</text:span><text:span text:style-name="T98_14">/</text:span><text:span text:style-name="T98_15">transfered</text:span><text:span text:style-name="T98_16">-</text:span><text:span text:style-name="T98_17">files</text:span><text:span text:style-name="T98_18">/</text:span></text:p>
      <text:p text:style-name="P99"><text:span text:style-name="T99_1">NAME</text:span><text:span text:style-name="T99_2">_</text:span><text:span text:style-name="T99_3">SERVER</text:span><text:span text:style-name="T99_4">_</text:span><text:span text:style-name="T99_5">HOST</text:span><text:span text:style-name="T99_6"><text:s text:c="2"/>=<text:s/></text:span><text:span text:style-name="T99_7">gabriel</text:span><text:span text:style-name="T99_8">.</text:span><text:span text:style-name="T99_9">intra</text:span><text:span text:style-name="T99_10">.</text:span><text:span text:style-name="T99_11">cea</text:span><text:span text:style-name="T99_12">.</text:span><text:span text:style-name="T99_13">fr</text:span></text:p>
      <text:p text:style-name="P100"><text:span text:style-name="T100_1">SERVER</text:span><text:span text:style-name="T100_2">_</text:span><text:span text:style-name="T100_3">NAME</text:span><text:span text:style-name="T100_4"><text:s/>=<text:s/></text:span><text:span text:style-name="T100_5">soma</text:span><text:span text:style-name="T100_6">_</text:span><text:span text:style-name="T100_7">workflow</text:span><text:span text:style-name="T100_8">_</text:span><text:span text:style-name="T100_9">database</text:span><text:span text:style-name="T100_10">_</text:span><text:span text:style-name="T100_11">sl</text:span><text:span text:style-name="T100_12">231636</text:span></text:p>
      <text:p text:style-name="P101"/>
      <text:p text:style-name="P102"><text:span text:style-name="T102_1">SERVER</text:span><text:span text:style-name="T102_2">_</text:span><text:span text:style-name="T102_3">LOG</text:span><text:span text:style-name="T102_4">_</text:span><text:span text:style-name="T102_5">FILE</text:span><text:span text:style-name="T102_6"><text:s text:c="3"/>=<text:s/>/</text:span><text:span text:style-name="T102_7">home</text:span><text:span text:style-name="T102_8">/</text:span><text:span text:style-name="T102_9">sl</text:span><text:span text:style-name="T102_10">231636/</text:span><text:span text:style-name="T102_11">soma</text:span><text:span text:style-name="T102_12">-</text:span><text:span text:style-name="T102_13">workflow</text:span><text:span text:style-name="T102_14">/</text:span><text:span text:style-name="T102_15">logs</text:span><text:span text:style-name="T102_16">/</text:span><text:span text:style-name="T102_17">log</text:span><text:span text:style-name="T102_18">_</text:span><text:span text:style-name="T102_19">server</text:span></text:p>
      <text:p text:style-name="P103"><text:span text:style-name="T103_1">SERVER</text:span><text:span text:style-name="T103_2">_</text:span><text:span text:style-name="T103_3">LOG</text:span><text:span text:style-name="T103_4">_</text:span><text:span text:style-name="T103_5">FORMAT</text:span><text:span text:style-name="T103_6"><text:s/>=<text:s/>%(</text:span><text:span text:style-name="T103_7">asctime</text:span><text:span text:style-name="T103_8">)</text:span><text:span text:style-name="T103_9">s</text:span><text:span text:style-name="T103_10"><text:s/>=&gt;<text:s/></text:span><text:span text:style-name="T103_11">line</text:span><text:span text:style-name="T103_12"><text:s/>%(</text:span><text:span text:style-name="T103_13">lineno</text:span><text:span text:style-name="T103_14">)</text:span><text:span text:style-name="T103_15">s</text:span><text:span text:style-name="T103_16">:<text:s/>%(</text:span><text:span text:style-name="T103_17">message</text:span><text:span text:style-name="T103_18">)</text:span><text:span text:style-name="T103_19">s</text:span></text:p>
      <text:p text:style-name="P104"><text:span text:style-name="T104_1">SERVER</text:span><text:span text:style-name="T104_2">_</text:span><text:span text:style-name="T104_3">LOG</text:span><text:span text:style-name="T104_4">_</text:span><text:span text:style-name="T104_5">LEVEL</text:span><text:span text:style-name="T104_6"><text:s text:c="2"/>=<text:s/></text:span><text:span text:style-name="T104_7">ERROR</text:span></text:p>
      <text:p text:style-name="P105"><text:span text:style-name="T105_1">ENGINE</text:span><text:span text:style-name="T105_2">_</text:span><text:span text:style-name="T105_3">LOG</text:span><text:span text:style-name="T105_4">_</text:span><text:span text:style-name="T105_5">DIR</text:span><text:span text:style-name="T105_6"><text:s text:c="2"/>=<text:s/>/</text:span><text:span text:style-name="T105_7">home</text:span><text:span text:style-name="T105_8">/</text:span><text:span text:style-name="T105_9">sl</text:span><text:span text:style-name="T105_10">231636/</text:span><text:span text:style-name="T105_11">soma</text:span><text:span text:style-name="T105_12">-</text:span><text:span text:style-name="T105_13">workflow</text:span><text:span text:style-name="T105_14">/</text:span><text:span text:style-name="T105_15">logs</text:span></text:p>
      <text:p text:style-name="P106"><text:span text:style-name="T106_1">ENGINE</text:span><text:span text:style-name="T106_2">_</text:span><text:span text:style-name="T106_3">LOG</text:span><text:span text:style-name="T106_4">_</text:span><text:span text:style-name="T106_5">FORMAT</text:span><text:span text:style-name="T106_6"><text:s/>=<text:s/>%(</text:span><text:span text:style-name="T106_7">asctime</text:span><text:span text:style-name="T106_8">)</text:span><text:span text:style-name="T106_9">s</text:span><text:span text:style-name="T106_10"><text:s/>=&gt;<text:s/>%(</text:span><text:span text:style-name="T106_11">module</text:span><text:span text:style-name="T106_12">)</text:span><text:span text:style-name="T106_13">s</text:span><text:span text:style-name="T106_14"><text:s/></text:span><text:span text:style-name="T106_15">line</text:span><text:span text:style-name="T106_16"><text:s/>%(</text:span><text:span text:style-name="T106_17">lineno</text:span><text:span text:style-name="T106_18">)</text:span><text:span text:style-name="T106_19">s</text:span><text:span text:style-name="T106_20">:<text:s/>%(</text:span><text:span text:style-name="T106_21">message</text:span><text:span text:style-name="T106_22">)</text:span><text:span text:style-name="T106_23">s</text:span><text:span text:style-name="T106_24"><text:s text:c="13"/><text:tab/>%(</text:span><text:span text:style-name="T106_25">threadName</text:span><text:span text:style-name="T106_26">)</text:span><text:span text:style-name="T106_27">s</text:span></text:p>
      <text:p text:style-name="P107"><text:span text:style-name="T107_1">ENGINE</text:span><text:span text:style-name="T107_2">_</text:span><text:span text:style-name="T107_3">LOG</text:span><text:span text:style-name="T107_4">_</text:span><text:span text:style-name="T107_5">LEVEL</text:span><text:span text:style-name="T107_6"><text:s text:c="2"/>=<text:s/></text:span><text:span text:style-name="T107_7">ERROR</text:span></text:p>
      <text:p text:style-name="P108"/>
      <text:p text:style-name="P109"><text:span text:style-name="T109_1">MAX</text:span><text:span text:style-name="T109_2">_</text:span><text:span text:style-name="T109_3">JOB</text:span><text:span text:style-name="T109_4">_</text:span><text:span text:style-name="T109_5">IN</text:span><text:span text:style-name="T109_6">_</text:span><text:span text:style-name="T109_7">QUEUE</text:span><text:span text:style-name="T109_8"><text:s/>=<text:s/>{15}<text:s/></text:span><text:span text:style-name="T109_9">run</text:span><text:span text:style-name="T109_10">32{15}<text:s/></text:span><text:span text:style-name="T109_11">Global</text:span><text:span text:style-name="T109_12">_</text:span><text:span text:style-name="T109_13">long</text:span><text:span text:style-name="T109_14">{10}</text:span></text:p>
      <text:p text:style-name="P110"/>
      <text:p text:style-name="P111"><text:span text:style-name="T111_1"><text:s text:c="4"/>#<text:s/></text:span><text:span text:style-name="T111_2">for</text:span><text:span text:style-name="T111_3"><text:s/></text:span><text:span text:style-name="T111_4">brainvisa</text:span><text:span text:style-name="T111_5"><text:s/></text:span><text:span text:style-name="T111_6">users</text:span><text:span text:style-name="T111_7"><text:s/></text:span><text:span text:style-name="T111_8">only</text:span><text:span text:style-name="T111_9">:</text:span></text:p>
      <text:p text:style-name="P112"><text:span text:style-name="T112_1"><text:s text:c="2"/></text:span><text:span text:style-name="T112_2"><text:s text:c="2"/></text:span><text:span text:style-name="T112_3">PATH</text:span><text:span text:style-name="T112_4">_</text:span><text:span text:style-name="T112_5">TRANSLATION</text:span><text:span text:style-name="T112_6">_</text:span><text:span text:style-name="T112_7">FILES</text:span><text:span text:style-name="T112_8"><text:s/>=<text:s/></text:span><text:span text:style-name="T112_9">brainvisa</text:span><text:span text:style-name="T112_10">{/</text:span><text:span text:style-name="T112_11">home</text:span><text:span text:style-name="T112_12">/</text:span><text:span text:style-name="T112_13">sl</text:span><text:span text:style-name="T112_14">231636/.</text:span><text:span text:style-name="T112_15">brainvisa</text:span><text:span text:style-name="T112_16">/</text:span><text:span text:style-name="T112_17">soma</text:span><text:span text:style-name="T112_18">-</text:span><text:span text:style-name="T112_19">workflow</text:span><text:span text:style-name="T112_20">.</text:span><text:span text:style-name="T112_21">translation</text:span><text:span text:style-name="T112_22">}</text:span></text:p>
      <text:p text:style-name="P113"/>
      <text:p text:style-name="P114"><text:span text:style-name="T114_1">Replace</text:span><text:span text:style-name="T114_2"><text:s/>“</text:span><text:span text:style-name="T114_3">sl</text:span><text:span text:style-name="T114_4">231636”<text:s/></text:span><text:span text:style-name="T114_5">by</text:span><text:span text:style-name="T114_6"><text:s/></text:span><text:span text:style-name="T114_7">your</text:span><text:span text:style-name="T114_8"><text:s/></text:span><text:span text:style-name="T114_9">own</text:span><text:span text:style-name="T114_10"><text:s/></text:span><text:span text:style-name="T114_11">login</text:span><text:span text:style-name="T114_12"><text:s/></text:span><text:span text:style-name="T114_13">on</text:span><text:span text:style-name="T114_14"><text:s/></text:span><text:span text:style-name="T114_15">gabriel</text:span><text:span text:style-name="T114_16">.<text:s/></text:span></text:p>
      <text:p text:style-name="P115"><text:span text:style-name="T115_1">Create</text:span><text:span text:style-name="T115_2"><text:s/></text:span><text:span text:style-name="T115_3">soma</text:span><text:span text:style-name="T115_4">-</text:span><text:span text:style-name="T115_5">workflow</text:span><text:span text:style-name="T115_6"><text:s/></text:span><text:span text:style-name="T115_7">directories</text:span><text:span text:style-name="T115_8">:</text:span></text:p>
      <text:p text:style-name="P116"><text:span text:style-name="T116_1">$<text:s/></text:span><text:span text:style-name="T116_2">mkdir</text:span><text:span text:style-name="T116_3"><text:s/>~/</text:span><text:span text:style-name="T116_4">soma</text:span><text:span text:style-name="T116_5">-</text:span><text:span text:style-name="T116_6">workflow</text:span></text:p>
      <text:p text:style-name="P117"><text:span text:style-name="T117_1">$<text:s/></text:span><text:span text:style-name="T117_2">mkdir</text:span><text:span text:style-name="T117_3"><text:s/>~/</text:span><text:span text:style-name="T117_4">soma</text:span><text:span text:style-name="T117_5">-</text:span><text:span text:style-name="T117_6">workflow</text:span><text:span text:style-name="T117_7">/</text:span><text:span text:style-name="T117_8">logs</text:span></text:p>
      <text:p text:style-name="P118"><text:span text:style-name="T118_1">$<text:s/></text:span><text:span text:style-name="T118_2">mkdir</text:span><text:span text:style-name="T118_3"><text:s/>~/</text:span><text:span text:style-name="T118_4">soma</text:span><text:span text:style-name="T118_5">-</text:span><text:span text:style-name="T118_6">workflow</text:span><text:span text:style-name="T118_7">/</text:span><text:span text:style-name="T118_8">transfered</text:span><text:span text:style-name="T118_9">-</text:span><text:span text:style-name="T118_10">files</text:span></text:p>
      <text:p text:style-name="P119"/>
      <text:p text:style-name="P120"><text:span text:style-name="T120_1">5.</text:span><text:span text:style-name="T120_2"><text:s/></text:span><text:span text:style-name="T120_3">Start</text:span><text:span text:style-name="T120_4"><text:s/></text:span><text:span text:style-name="T120_5">soma</text:span><text:span text:style-name="T120_6">-</text:span><text:span text:style-name="T120_7">workflow</text:span><text:span text:style-name="T120_8"><text:s/></text:span><text:span text:style-name="T120_9">database</text:span><text:span text:style-name="T120_10"><text:s/></text:span><text:span text:style-name="T120_11">server</text:span><text:span text:style-name="T120_12"><text:s/></text:span><text:span text:style-name="T120_13">with</text:span><text:span text:style-name="T120_14"><text:s/></text:span><text:span text:style-name="T120_15">the</text:span><text:span text:style-name="T120_16"><text:s/></text:span><text:span text:style-name="T120_17">command</text:span><text:span text:style-name="T120_18"><text:s/>(</text:span><text:span text:style-name="T120_19">replace</text:span><text:span text:style-name="T120_20"><text:s/>“</text:span><text:span text:style-name="T120_21">sl</text:span><text:span text:style-name="T120_22">231636”<text:s/></text:span><text:span text:style-name="T120_23">by</text:span><text:span text:style-name="T120_24"><text:s/></text:span><text:span text:style-name="T120_25">your</text:span><text:span text:style-name="T120_26"><text:s/></text:span><text:span text:style-name="T120_27">own</text:span><text:span text:style-name="T120_28"><text:s/></text:span><text:span text:style-name="T120_29">login</text:span><text:span text:style-name="T120_30">):<text:s/></text:span></text:p>
      <text:p text:style-name="P121"><text:span text:style-name="T121_1"><text:s text:c="2"/></text:span><text:span text:style-name="T121_2">$<text:s/></text:span><text:span text:style-name="T121_3">python</text:span><text:span text:style-name="T121_4"><text:s/>-</text:span><text:span text:style-name="T121_5">m</text:span><text:span text:style-name="T121_6"><text:s/></text:span><text:span text:style-name="T121_7">soma</text:span><text:span text:style-name="T121_8">.</text:span><text:span text:style-name="T121_9">workflow</text:span><text:span text:style-name="T121_10">.</text:span><text:span text:style-name="T121_11">start</text:span><text:span text:style-name="T121_12">_</text:span><text:span text:style-name="T121_13">database</text:span><text:span text:style-name="T121_14">_</text:span><text:span text:style-name="T121_15">server</text:span><text:span text:style-name="T121_16"><text:s/></text:span><text:span text:style-name="T121_17">DSV</text:span><text:span text:style-name="T121_18">_</text:span><text:span text:style-name="T121_19">cluster</text:span><text:span text:style-name="T121_20">_</text:span><text:span text:style-name="T121_21">sl</text:span><text:span text:style-name="T121_22">231636</text:span></text:p>
      <text:p text:style-name="P122"><text:span text:style-name="T122_1">You</text:span><text:span text:style-name="T122_2"><text:s/></text:span><text:span text:style-name="T122_3">can</text:span><text:span text:style-name="T122_4"><text:s/></text:span><text:span text:style-name="T122_5">then</text:span><text:span text:style-name="T122_6"><text:s/></text:span><text:span text:style-name="T122_7">set</text:span><text:span text:style-name="T122_8"><text:s/></text:span><text:span text:style-name="T122_9">it</text:span><text:span text:style-name="T122_10"><text:s/></text:span><text:span text:style-name="T122_11">to</text:span><text:span text:style-name="T122_12"><text:s/></text:span><text:span text:style-name="T122_13">run</text:span><text:span text:style-name="T122_14"><text:s/></text:span><text:span text:style-name="T122_15">in</text:span><text:span text:style-name="T122_16"><text:s/></text:span><text:span text:style-name="T122_17">the</text:span><text:span text:style-name="T122_18"><text:s/></text:span><text:span text:style-name="T122_19">background</text:span><text:span text:style-name="T122_20">:<text:s/></text:span><text:span text:style-name="T122_21">use</text:span><text:span text:style-name="T122_22"><text:s/></text:span><text:span text:style-name="T122_23">ctrl</text:span><text:span text:style-name="T122_24"><text:s/>+<text:s/></text:span><text:span text:style-name="T122_25">Z</text:span><text:span text:style-name="T122_26"><text:s/></text:span><text:span text:style-name="T122_27">then</text:span><text:span text:style-name="T122_28"><text:s/></text:span><text:span text:style-name="T122_29">the</text:span><text:span text:style-name="T122_30"><text:s/></text:span><text:span text:style-name="T122_31">commande</text:span></text:p>
      <text:p text:style-name="P123"><text:span text:style-name="T123_1"><text:s/></text:span><text:span text:style-name="T123_2"><text:s/>$<text:s/></text:span><text:span text:style-name="T123_3">bg</text:span></text:p>
      <text:p text:style-name="P124"><text:span text:style-name="T124_1">This</text:span><text:span text:style-name="T124_2"><text:s/></text:span><text:span text:style-name="T124_3">process</text:span><text:span text:style-name="T124_4"><text:s/></text:span><text:span text:style-name="T124_5">have</text:span><text:span text:style-name="T124_6"><text:s/></text:span><text:span text:style-name="T124_7">to</text:span><text:span text:style-name="T124_8"><text:s/></text:span><text:span text:style-name="T124_9">run</text:span><text:span text:style-name="T124_10"><text:s/></text:span><text:span text:style-name="T124_11">on</text:span><text:span text:style-name="T124_12"><text:s/></text:span><text:span text:style-name="T124_13">gabriel</text:span><text:span text:style-name="T124_14"><text:s/></text:span><text:span text:style-name="T124_15">to</text:span><text:span text:style-name="T124_16"><text:s/></text:span><text:span text:style-name="T124_17">use</text:span><text:span text:style-name="T124_18"><text:s/></text:span><text:span text:style-name="T124_19">soma</text:span><text:span text:style-name="T124_20">-</text:span><text:span text:style-name="T124_21">workflow</text:span><text:span text:style-name="T124_22">,<text:s/></text:span><text:span text:style-name="T124_23">so</text:span><text:span text:style-name="T124_24"><text:s/></text:span><text:span text:style-name="T124_25">don</text:span><text:span text:style-name="T124_26">’</text:span><text:span text:style-name="T124_27">t</text:span><text:span text:style-name="T124_28"><text:s/></text:span><text:span text:style-name="T124_29">close</text:span><text:span text:style-name="T124_30"><text:s/></text:span><text:span text:style-name="T124_31">it</text:span><text:span text:style-name="T124_32">.<text:s/></text:span><text:span text:style-name="T124_33">You</text:span><text:span text:style-name="T124_34"><text:s/></text:span><text:span text:style-name="T124_35">must</text:span><text:span text:style-name="T124_36"><text:s/></text:span><text:span text:style-name="T124_37">only</text:span><text:span text:style-name="T124_38"><text:s/></text:span><text:span text:style-name="T124_39">have</text:span><text:span text:style-name="T124_40"><text:s/></text:span><text:span text:style-name="T124_41">one</text:span><text:span text:style-name="T124_42"><text:s/></text:span><text:span text:style-name="T124_43">instance</text:span><text:span text:style-name="T124_44"><text:s/></text:span><text:span text:style-name="T124_45">of</text:span><text:span text:style-name="T124_46"><text:s/></text:span><text:span text:style-name="T124_47">this</text:span><text:span text:style-name="T124_48"><text:s/></text:span><text:span text:style-name="T124_49">process</text:span><text:span text:style-name="T124_50"><text:s/></text:span><text:span text:style-name="T124_51">running</text:span><text:span text:style-name="T124_52"><text:s/></text:span><text:span text:style-name="T124_53">on</text:span><text:span text:style-name="T124_54"><text:s/></text:span><text:span text:style-name="T124_55">gabriel</text:span><text:span text:style-name="T124_56">.<text:s/></text:span><text:span text:style-name="T124_57">You</text:span><text:span text:style-name="T124_58"><text:s/></text:span><text:span text:style-name="T124_59">can</text:span><text:span text:style-name="T124_60"><text:s/></text:span></text:p>
      <text:p text:style-name="P125"><text:span text:style-name="T125_1">You</text:span><text:span text:style-name="T125_2"><text:s/></text:span><text:span text:style-name="T125_3">will</text:span><text:span text:style-name="T125_4"><text:s/></text:span><text:span text:style-name="T125_5">have</text:span><text:span text:style-name="T125_6"><text:s/></text:span><text:span text:style-name="T125_7">to</text:span><text:span text:style-name="T125_8"><text:s/></text:span><text:span text:style-name="T125_9">restart</text:span><text:span text:style-name="T125_10"><text:s/></text:span><text:span text:style-name="T125_11">it</text:span><text:span text:style-name="T125_12"><text:s/></text:span><text:span text:style-name="T125_13">if</text:span><text:span text:style-name="T125_14"><text:s/></text:span><text:span text:style-name="T125_15">the</text:span><text:span text:style-name="T125_16"><text:s/></text:span><text:span text:style-name="T125_17">cluster</text:span><text:span text:style-name="T125_18"><text:s/></text:span><text:span text:style-name="T125_19">is</text:span><text:span text:style-name="T125_20"><text:s/></text:span><text:span text:style-name="T125_21">shut</text:span><text:span text:style-name="T125_22"><text:s/></text:span><text:span text:style-name="T125_23">down</text:span><text:span text:style-name="T125_24"><text:s/></text:span><text:span text:style-name="T125_25">or</text:span><text:span text:style-name="T125_26"><text:s/></text:span><text:span text:style-name="T125_27">after</text:span><text:span text:style-name="T125_28"><text:s/></text:span><text:span text:style-name="T125_29">a</text:span><text:span text:style-name="T125_30"><text:s/></text:span><text:span text:style-name="T125_31">problem</text:span><text:span text:style-name="T125_32"><text:s/></text:span><text:span text:style-name="T125_33">or</text:span><text:span text:style-name="T125_34"><text:s/></text:span><text:span text:style-name="T125_35">maintenance</text:span><text:span text:style-name="T125_36">.<text:s/></text:span></text:p>
      <text:p text:style-name="P126"/>
      <text:p text:style-name="P127"><text:span text:style-name="T127_1">6</text:span><text:span text:style-name="T127_2">.<text:s/></text:span><text:span text:style-name="T127_3">For</text:span><text:span text:style-name="T127_4"><text:s/></text:span><text:span text:style-name="T127_5">the</text:span><text:span text:style-name="T127_6"><text:s/></text:span><text:span text:style-name="T127_7">Brainvisa</text:span><text:span text:style-name="T127_8"><text:s/></text:span><text:span text:style-name="T127_9">users</text:span><text:span text:style-name="T127_10">:<text:s/></text:span></text:p>
      <text:p text:style-name="P128"><text:span text:style-name="T128_1">Start</text:span><text:span text:style-name="T128_2"><text:s/></text:span><text:span text:style-name="T128_3">at</text:span><text:span text:style-name="T128_4"><text:s/></text:span><text:span text:style-name="T128_5">least</text:span><text:span text:style-name="T128_6"><text:s/></text:span><text:span text:style-name="T128_7">once</text:span><text:span text:style-name="T128_8"><text:s/></text:span><text:span text:style-name="T128_9">Brainvisa</text:span><text:span text:style-name="T128_10"><text:s/></text:span><text:span text:style-name="T128_11">directly</text:span><text:span text:style-name="T128_12"><text:s/></text:span><text:span text:style-name="T128_13">on</text:span><text:span text:style-name="T128_14"><text:s/></text:span><text:span text:style-name="T128_15">gabriel</text:span><text:span text:style-name="T128_16"><text:s/>(</text:span><text:span text:style-name="T128_17">you</text:span><text:span text:style-name="T128_18"><text:s/></text:span><text:span text:style-name="T128_19">don</text:span><text:span text:style-name="T128_20">’</text:span><text:span text:style-name="T128_21">t</text:span><text:span text:style-name="T128_22"><text:s/></text:span><text:span text:style-name="T128_23">need</text:span><text:span text:style-name="T128_24"><text:s/></text:span><text:span text:style-name="T128_25">to</text:span><text:span text:style-name="T128_26"><text:s/></text:span><text:span text:style-name="T128_27">add</text:span><text:span text:style-name="T128_28"><text:s/></text:span><text:span text:style-name="T128_29">a</text:span><text:span text:style-name="T128_30"><text:s/></text:span><text:span text:style-name="T128_31">database</text:span><text:span text:style-name="T128_32">).</text:span></text:p>
      <text:p text:style-name="P129"><text:span text:style-name="T129_1">$<text:s/></text:span><text:span text:style-name="T129_2">brainvisa</text:span></text:p>
      <text:p text:style-name="P130"/>
      <text:p text:style-name="P131"><text:span text:style-name="T131_1">Configure</text:span><text:span text:style-name="T131_2"><text:s/></text:span><text:span text:style-name="T131_3">Brainvisa</text:span><text:span text:style-name="T131_4"><text:s/></text:span><text:span text:style-name="T131_5">to</text:span><text:span text:style-name="T131_6"><text:s/></text:span><text:span text:style-name="T131_7">use</text:span><text:span text:style-name="T131_8"><text:s/></text:span><text:span text:style-name="T131_9">spm</text:span><text:span text:style-name="T131_10">:</text:span></text:p>
      <text:p text:style-name="P132"><text:span text:style-name="T132_1">BrainVISA</text:span><text:span text:style-name="T132_2">/</text:span><text:span text:style-name="T132_3">Preferences</text:span><text:span text:style-name="T132_4"><text:s/></text:span><text:span text:style-name="T132_5">menu</text:span><text:span text:style-name="T132_6"><text:s/></text:span></text:p>
      <text:p text:style-name="P133"><text:span text:style-name="T133_1">“</text:span><text:span text:style-name="T133_2">SPM</text:span><text:span text:style-name="T133_3">”<text:s/></text:span><text:span text:style-name="T133_4">section</text:span></text:p>
      <text:p text:style-name="P134"><text:span text:style-name="T134_1">use</text:span><text:span text:style-name="T134_2"><text:s/></text:span><text:span text:style-name="T134_3">the</text:span><text:span text:style-name="T134_4"><text:s/>“</text:span><text:span text:style-name="T134_5">Auto</text:span><text:span text:style-name="T134_6"><text:s/></text:span><text:span text:style-name="T134_7">detect</text:span><text:span text:style-name="T134_8">”<text:s/></text:span><text:span text:style-name="T134_9">button</text:span><text:span text:style-name="T134_10">.<text:s/></text:span></text:p>
      <text:p text:style-name="P135"><text:span text:style-name="T135_1">Close</text:span><text:span text:style-name="T135_2"><text:s/></text:span><text:span text:style-name="T135_3">brainvisa</text:span><text:span text:style-name="T135_4">.</text:span></text:p>
      <text:p text:style-name="P136"/>
      <text:p text:style-name="P137"><text:span text:style-name="T137_1">-&gt;<text:s/></text:span><text:span text:style-name="T137_2">on</text:span><text:span text:style-name="T137_3"><text:s/></text:span><text:span text:style-name="T137_4">your</text:span><text:span text:style-name="T137_5"><text:s/></text:span><text:span text:style-name="T137_6">machine</text:span><text:span text:style-name="T137_7">:</text:span></text:p>
      <text:p text:style-name="P138"/>
      <text:p text:style-name="P139"><text:span text:style-name="T139_1">1.</text:span><text:span text:style-name="T139_2"><text:s/></text:span><text:span text:style-name="T139_3">if</text:span><text:span text:style-name="T139_4"><text:s/></text:span><text:span text:style-name="T139_5">needed</text:span><text:span text:style-name="T139_6">,<text:s/></text:span><text:span text:style-name="T139_7">add</text:span><text:span text:style-name="T139_8"><text:s/></text:span><text:span text:style-name="T139_9">the</text:span><text:span text:style-name="T139_10"><text:s/></text:span><text:span text:style-name="T139_11">following</text:span><text:span text:style-name="T139_12"><text:s/></text:span><text:span text:style-name="T139_13">lines</text:span><text:span text:style-name="T139_14"><text:s/></text:span><text:span text:style-name="T139_15">in</text:span><text:span text:style-name="T139_16"><text:s/></text:span><text:span text:style-name="T139_17">file</text:span><text:span text:style-name="T139_18"><text:s/>~/.</text:span><text:span text:style-name="T139_19">bashrc</text:span><text:span text:style-name="T139_20">:</text:span></text:p>
      <text:p text:style-name="P140"/>
      <text:p text:style-name="P141"><text:span text:style-name="T141_1">#<text:s/></text:span><text:span text:style-name="T141_2">Source</text:span><text:span text:style-name="T141_3"><text:s/></text:span><text:span text:style-name="T141_4">global</text:span><text:span text:style-name="T141_5"><text:s/></text:span><text:span text:style-name="T141_6">definitions</text:span></text:p>
      <text:p text:style-name="P142"><text:span text:style-name="T142_1">if</text:span><text:span text:style-name="T142_2"><text:s/>[<text:s/>-</text:span><text:span text:style-name="T142_3">f</text:span><text:span text:style-name="T142_4"><text:s/>/</text:span><text:span text:style-name="T142_5">etc</text:span><text:span text:style-name="T142_6">/</text:span><text:span text:style-name="T142_7">bashrc</text:span><text:span text:style-name="T142_8"><text:s/>];<text:s/></text:span><text:span text:style-name="T142_9">then</text:span></text:p>
      <text:p text:style-name="P143"><text:span text:style-name="T143_1"><text:s text:c="4"/><text:tab/>.<text:s/>/</text:span><text:span text:style-name="T143_2">etc</text:span><text:span text:style-name="T143_3">/</text:span><text:span text:style-name="T143_4">bashrc</text:span></text:p>
      <text:p text:style-name="P144"><text:span text:style-name="T144_1">fi</text:span></text:p>
      <text:p text:style-name="P145"/>
      <text:p text:style-name="P146"><text:span text:style-name="T146_1">#<text:s/></text:span><text:span text:style-name="T146_2">Source</text:span><text:span text:style-name="T146_3"><text:s/></text:span><text:span text:style-name="T146_4">I</text:span><text:span text:style-name="T146_5">2</text:span><text:span text:style-name="T146_6">BM</text:span><text:span text:style-name="T146_7"><text:s/></text:span><text:span text:style-name="T146_8">definitions</text:span></text:p>
      <text:p text:style-name="P147"><text:span text:style-name="T147_1">if</text:span><text:span text:style-name="T147_2"><text:s/>[<text:s/>-</text:span><text:span text:style-name="T147_3">f</text:span><text:span text:style-name="T147_4"><text:s/>/</text:span><text:span text:style-name="T147_5">i</text:span><text:span text:style-name="T147_6">2</text:span><text:span text:style-name="T147_7">bm</text:span><text:span text:style-name="T147_8">/</text:span><text:span text:style-name="T147_9">local</text:span><text:span text:style-name="T147_10">/</text:span><text:span text:style-name="T147_11">etc</text:span><text:span text:style-name="T147_12">/</text:span><text:span text:style-name="T147_13">bashrc</text:span><text:span text:style-name="T147_14"><text:s/>];<text:s/></text:span><text:span text:style-name="T147_15">then</text:span></text:p>
      <text:p text:style-name="P148"><text:span text:style-name="T148_1"><text:s text:c="2"/>.<text:s/>/</text:span><text:span text:style-name="T148_2">i</text:span><text:span text:style-name="T148_3">2</text:span><text:span text:style-name="T148_4">bm</text:span><text:span text:style-name="T148_5">/</text:span><text:span text:style-name="T148_6">local</text:span><text:span text:style-name="T148_7">/</text:span><text:span text:style-name="T148_8">etc</text:span><text:span text:style-name="T148_9">/</text:span><text:span text:style-name="T148_10">bashrc</text:span></text:p>
      <text:p text:style-name="P149"><text:span text:style-name="T149_1"><text:s/></text:span><text:span text:style-name="T149_2">fi</text:span></text:p>
      <text:p text:style-name="P150"><text:span text:style-name="T150_1">bv</text:span><text:span text:style-name="T150_2">_</text:span><text:span text:style-name="T150_3">setup</text:span><text:span text:style-name="T150_4">_</text:span><text:span text:style-name="T150_5">devel</text:span></text:p>
      <text:p text:style-name="P151"/>
      <text:p text:style-name="P152"><text:span text:style-name="T152_1">Each</text:span><text:span text:style-name="T152_2"><text:s/></text:span><text:span text:style-name="T152_3">time</text:span><text:span text:style-name="T152_4"><text:s/></text:span><text:span text:style-name="T152_5">you</text:span><text:span text:style-name="T152_6"><text:s/></text:span><text:span text:style-name="T152_7">change</text:span><text:span text:style-name="T152_8"><text:s/></text:span><text:span text:style-name="T152_9">the</text:span><text:span text:style-name="T152_10"><text:s/>~/.</text:span><text:span text:style-name="T152_11">bashrc</text:span><text:span text:style-name="T152_12"><text:s/></text:span><text:span text:style-name="T152_13">file</text:span><text:span text:style-name="T152_14">,<text:s/></text:span><text:span text:style-name="T152_15">don</text:span><text:span text:style-name="T152_16">’</text:span><text:span text:style-name="T152_17">t</text:span><text:span text:style-name="T152_18"><text:s/></text:span><text:span text:style-name="T152_19">forget</text:span><text:span text:style-name="T152_20"><text:s/></text:span><text:span text:style-name="T152_21">to</text:span><text:span text:style-name="T152_22"><text:s/></text:span><text:span text:style-name="T152_23">run</text:span><text:span text:style-name="T152_24"><text:s/></text:span><text:span text:style-name="T152_25">the</text:span><text:span text:style-name="T152_26"><text:s/></text:span><text:span text:style-name="T152_27">command</text:span></text:p>
      <text:p text:style-name="P153"><text:span text:style-name="T153_1"><text:s text:c="2"/>$<text:s/></text:span><text:span text:style-name="T153_2">source</text:span><text:span text:style-name="T153_3"><text:s/>~/.</text:span><text:span text:style-name="T153_4">bashrc</text:span></text:p>
      <text:p text:style-name="P154"><text:span text:style-name="T154_1">For</text:span><text:span text:style-name="T154_2"><text:s/></text:span><text:span text:style-name="T154_3">a</text:span><text:span text:style-name="T154_4"><text:s/></text:span><text:span text:style-name="T154_5">safer</text:span><text:span text:style-name="T154_6"><text:s/></text:span><text:span text:style-name="T154_7">result</text:span><text:span text:style-name="T154_8"><text:s/></text:span><text:span text:style-name="T154_9">you</text:span><text:span text:style-name="T154_10"><text:s/></text:span><text:span text:style-name="T154_11">can</text:span><text:span text:style-name="T154_12"><text:s/></text:span><text:span text:style-name="T154_13">even</text:span><text:span text:style-name="T154_14"><text:s/></text:span><text:span text:style-name="T154_15">exit</text:span><text:span text:style-name="T154_16"><text:s/></text:span><text:span text:style-name="T154_17">the</text:span><text:span text:style-name="T154_18"><text:s/></text:span><text:span text:style-name="T154_19">shell</text:span><text:span text:style-name="T154_20"><text:s/></text:span><text:span text:style-name="T154_21">and</text:span><text:span text:style-name="T154_22"><text:s/></text:span><text:span text:style-name="T154_23">open</text:span><text:span text:style-name="T154_24"><text:s/></text:span><text:span text:style-name="T154_25">a</text:span><text:span text:style-name="T154_26"><text:s/></text:span><text:span text:style-name="T154_27">new</text:span><text:span text:style-name="T154_28"><text:s/></text:span><text:span text:style-name="T154_29">one</text:span><text:span text:style-name="T154_30">.</text:span></text:p>
      <text:p text:style-name="P155"/>
      <text:p text:style-name="P156"><text:span text:style-name="T156_1">2.</text:span><text:span text:style-name="T156_2"><text:s/></text:span><text:span text:style-name="T156_3">Configure</text:span><text:span text:style-name="T156_4"><text:s/></text:span><text:span text:style-name="T156_5">the</text:span><text:span text:style-name="T156_6"><text:s/></text:span><text:span text:style-name="T156_7">connection</text:span><text:span text:style-name="T156_8"><text:s/></text:span><text:span text:style-name="T156_9">to</text:span><text:span text:style-name="T156_10"><text:s/></text:span><text:span text:style-name="T156_11">the</text:span><text:span text:style-name="T156_12"><text:s/></text:span><text:span text:style-name="T156_13">cluster</text:span><text:span text:style-name="T156_14"><text:s/></text:span><text:span text:style-name="T156_15">in</text:span><text:span text:style-name="T156_16"><text:s/></text:span><text:span text:style-name="T156_17">soma</text:span><text:span text:style-name="T156_18">-</text:span><text:span text:style-name="T156_19">workflow</text:span><text:span text:style-name="T156_20">.</text:span></text:p>
      <text:p text:style-name="P157"><text:span text:style-name="T157_1">Add</text:span><text:span text:style-name="T157_2"><text:s/></text:span><text:span text:style-name="T157_3">the</text:span><text:span text:style-name="T157_4"><text:s/></text:span><text:span text:style-name="T157_5">following</text:span><text:span text:style-name="T157_6"><text:s/></text:span><text:span text:style-name="T157_7">line</text:span><text:span text:style-name="T157_8"><text:s/></text:span><text:span text:style-name="T157_9">to</text:span><text:span text:style-name="T157_10"><text:s/></text:span><text:span text:style-name="T157_11">the</text:span><text:span text:style-name="T157_12"><text:s/></text:span><text:span text:style-name="T157_13">file</text:span><text:span text:style-name="T157_14"><text:s/>~/.</text:span><text:span text:style-name="T157_15">soma</text:span><text:span text:style-name="T157_16">-</text:span><text:span text:style-name="T157_17">workflow</text:span><text:span text:style-name="T157_18">.</text:span><text:span text:style-name="T157_19">cfg</text:span><text:span text:style-name="T157_20"><text:s/>(</text:span><text:span text:style-name="T157_21">create</text:span><text:span text:style-name="T157_22"><text:s/></text:span><text:span text:style-name="T157_23">the</text:span><text:span text:style-name="T157_24"><text:s/></text:span><text:span text:style-name="T157_25">file</text:span><text:span text:style-name="T157_26"><text:s/></text:span><text:span text:style-name="T157_27">if</text:span><text:span text:style-name="T157_28"><text:s/></text:span><text:span text:style-name="T157_29">it</text:span><text:span text:style-name="T157_30"><text:s/></text:span><text:span text:style-name="T157_31">does</text:span><text:span text:style-name="T157_32"><text:s/></text:span><text:span text:style-name="T157_33">not</text:span><text:span text:style-name="T157_34"><text:s/></text:span><text:span text:style-name="T157_35">exist</text:span><text:span text:style-name="T157_36">):<text:s/></text:span></text:p>
      <text:p text:style-name="P158"/>
      <text:p text:style-name="P159"><text:span text:style-name="T159_1">[</text:span><text:span text:style-name="T159_2">DSV</text:span><text:span text:style-name="T159_3">_</text:span><text:span text:style-name="T159_4">cluster</text:span><text:span text:style-name="T159_5">_</text:span><text:span text:style-name="T159_6">sl</text:span><text:span text:style-name="T159_7">231636]</text:span></text:p>
      <text:p text:style-name="P160"><text:span text:style-name="T160_1">CLUSTER</text:span><text:span text:style-name="T160_2">_</text:span><text:span text:style-name="T160_3">ADDRESS</text:span><text:span text:style-name="T160_4"><text:s/><text:tab/>=<text:s/></text:span><text:span text:style-name="T160_5">gabriel</text:span><text:span text:style-name="T160_6">.</text:span><text:span text:style-name="T160_7">intra</text:span><text:span text:style-name="T160_8">.</text:span><text:span text:style-name="T160_9">cea</text:span><text:span text:style-name="T160_10">.</text:span><text:span text:style-name="T160_11">fr</text:span></text:p>
      <text:p text:style-name="P161"><text:span text:style-name="T161_1">SUBMITTING</text:span><text:span text:style-name="T161_2">_</text:span><text:span text:style-name="T161_3">MACHINES</text:span><text:span text:style-name="T161_4"><text:s/>=<text:s/></text:span><text:span text:style-name="T161_5">gabriel</text:span><text:span text:style-name="T161_6">.</text:span><text:span text:style-name="T161_7">intra</text:span><text:span text:style-name="T161_8">.</text:span><text:span text:style-name="T161_9">cea</text:span><text:span text:style-name="T161_10">.</text:span><text:span text:style-name="T161_11">fr</text:span></text:p>
      <text:p text:style-name="P162"><text:span text:style-name="T162_1">QUEUES</text:span><text:span text:style-name="T162_2"><text:s/>=<text:s/></text:span><text:span text:style-name="T162_3">run</text:span><text:span text:style-name="T162_4">32<text:s/></text:span><text:span text:style-name="T162_5">Global</text:span><text:span text:style-name="T162_6">_</text:span><text:span text:style-name="T162_7">long</text:span></text:p>
      <text:p text:style-name="P163"><text:span text:style-name="T163_1">LOGIN</text:span><text:span text:style-name="T163_2"><text:s/>=<text:s/></text:span><text:span text:style-name="T163_3">sl</text:span><text:span text:style-name="T163_4">231636</text:span></text:p>
      <text:p text:style-name="P164"/>
      <text:p text:style-name="P165"><text:span text:style-name="T165_1">3.</text:span><text:span text:style-name="T165_2"><text:s/></text:span><text:span text:style-name="T165_3">To</text:span><text:span text:style-name="T165_4"><text:s/></text:span><text:span text:style-name="T165_5">connect</text:span><text:span text:style-name="T165_6"><text:s/></text:span><text:span text:style-name="T165_7">to</text:span><text:span text:style-name="T165_8"><text:s/></text:span><text:span text:style-name="T165_9">the</text:span><text:span text:style-name="T165_10"><text:s/></text:span><text:span text:style-name="T165_11">cluster</text:span><text:span text:style-name="T165_12"><text:s/></text:span><text:span text:style-name="T165_13">without</text:span><text:span text:style-name="T165_14"><text:s/></text:span><text:span text:style-name="T165_15">typing</text:span><text:span text:style-name="T165_16"><text:s/></text:span><text:span text:style-name="T165_17">your</text:span><text:span text:style-name="T165_18"><text:s/></text:span><text:span text:style-name="T165_19">password</text:span><text:span text:style-name="T165_20"><text:s/></text:span><text:span text:style-name="T165_21">use</text:span><text:span text:style-name="T165_22"><text:s/></text:span><text:span text:style-name="T165_23">a</text:span><text:span text:style-name="T165_24"><text:s/></text:span><text:span text:style-name="T165_25">RSA</text:span><text:span text:style-name="T165_26"><text:s/></text:span><text:span text:style-name="T165_27">key</text:span><text:span text:style-name="T165_28"><text:s/></text:span><text:span text:style-name="T165_29">authentication</text:span><text:span text:style-name="T165_30">:<text:s/></text:span><text:span text:style-name="T165_31">see</text:span><text:span text:style-name="T165_32"><text:s/></text:span><text:span text:style-name="T165_33">the</text:span><text:span text:style-name="T165_34"><text:s/></text:span><text:span text:style-name="T165_35">following</text:span><text:span text:style-name="T165_36"><text:s/></text:span><text:span text:style-name="T165_37">section</text:span><text:span text:style-name="T165_38">.<text:s/></text:span></text:p>
      <text:p text:style-name="P166"/>
      <text:p text:style-name="P167"/>
      <text:p text:style-name="P168"/>
      <text:p text:style-name="P169"/>
      <text:p text:style-name="P170"/>
      <text:p text:style-name="P171"><text:span text:style-name="T171_1">Configuration</text:span><text:span text:style-name="T171_2"><text:s/></text:span><text:span text:style-name="T171_3">of</text:span><text:span text:style-name="T171_4"><text:s/></text:span><text:span text:style-name="T171_5">a</text:span><text:span text:style-name="T171_6"><text:s/></text:span><text:span text:style-name="T171_7">RSA</text:span><text:span text:style-name="T171_8"><text:s/></text:span><text:span text:style-name="T171_9">key</text:span></text:p>
      <text:p text:style-name="P172"/>
      <text:p text:style-name="P173"><text:span text:style-name="T173_1">1.<text:s/></text:span><text:span text:style-name="T173_2">If</text:span><text:span text:style-name="T173_3"><text:s/></text:span><text:span text:style-name="T173_4">there</text:span><text:span text:style-name="T173_5"><text:s/></text:span><text:span text:style-name="T173_6">are</text:span><text:span text:style-name="T173_7"><text:s/></text:span><text:span text:style-name="T173_8">no</text:span><text:span text:style-name="T173_9"><text:s/></text:span><text:span text:style-name="T173_10">file</text:span><text:span text:style-name="T173_11"><text:s/>“</text:span><text:span text:style-name="T173_12">id</text:span><text:span text:style-name="T173_13">_</text:span><text:span text:style-name="T173_14">rsa</text:span><text:span text:style-name="T173_15">.</text:span><text:span text:style-name="T173_16">pub</text:span><text:span text:style-name="T173_17">”<text:s/></text:span><text:span text:style-name="T173_18">in</text:span><text:span text:style-name="T173_19"><text:s/></text:span><text:span text:style-name="T173_20">the</text:span><text:span text:style-name="T173_21"><text:s/></text:span><text:span text:style-name="T173_22">directory</text:span><text:span text:style-name="T173_23">:<text:s/>$</text:span><text:span text:style-name="T173_24">HOME</text:span><text:span text:style-name="T173_25">/.</text:span><text:span text:style-name="T173_26">ssh</text:span><text:span text:style-name="T173_27">,<text:s/></text:span><text:span text:style-name="T173_28">use</text:span><text:span text:style-name="T173_29"><text:s/></text:span><text:span text:style-name="T173_30">the</text:span><text:span text:style-name="T173_31"><text:s/></text:span><text:span text:style-name="T173_32">next</text:span><text:span text:style-name="T173_33"><text:s/></text:span><text:span text:style-name="T173_34">command</text:span><text:span text:style-name="T173_35"><text:s/></text:span><text:span text:style-name="T173_36">to</text:span><text:span text:style-name="T173_37"><text:s/></text:span><text:span text:style-name="T173_38">generate</text:span><text:span text:style-name="T173_39"><text:s/></text:span><text:span text:style-name="T173_40">it</text:span><text:span text:style-name="T173_41">:</text:span></text:p>
      <text:p text:style-name="P174"><text:span text:style-name="T174_1"><text:s text:c="2"/>$<text:s/></text:span><text:span text:style-name="T174_2">ssh</text:span><text:span text:style-name="T174_3">-</text:span><text:span text:style-name="T174_4">keygen</text:span></text:p>
      <text:p text:style-name="P175"><text:span text:style-name="T175_1">It</text:span><text:span text:style-name="T175_2">’</text:span><text:span text:style-name="T175_3">s</text:span><text:span text:style-name="T175_4"><text:s/></text:span><text:span text:style-name="T175_5">better</text:span><text:span text:style-name="T175_6"><text:s/></text:span><text:span text:style-name="T175_7">not</text:span><text:span text:style-name="T175_8"><text:s/></text:span><text:span text:style-name="T175_9">to</text:span><text:span text:style-name="T175_10"><text:s/></text:span><text:span text:style-name="T175_11">type</text:span><text:span text:style-name="T175_12"><text:s/></text:span><text:span text:style-name="T175_13">password</text:span><text:span text:style-name="T175_14">,<text:s/></text:span><text:span text:style-name="T175_15">otherwise</text:span><text:span text:style-name="T175_16"><text:s/></text:span><text:span text:style-name="T175_17">you</text:span><text:span text:style-name="T175_18"><text:s/></text:span><text:span text:style-name="T175_19">will</text:span><text:span text:style-name="T175_20"><text:s/></text:span><text:span text:style-name="T175_21">have</text:span><text:span text:style-name="T175_22"><text:s/></text:span><text:span text:style-name="T175_23">to</text:span><text:span text:style-name="T175_24"><text:s/></text:span><text:span text:style-name="T175_25">type</text:span><text:span text:style-name="T175_26"><text:s/></text:span><text:span text:style-name="T175_27">it</text:span><text:span text:style-name="T175_28"><text:s/></text:span><text:span text:style-name="T175_29">each</text:span><text:span text:style-name="T175_30"><text:s/></text:span><text:span text:style-name="T175_31">time</text:span><text:span text:style-name="T175_32"><text:s/></text:span><text:span text:style-name="T175_33">you</text:span><text:span text:style-name="T175_34"><text:s/></text:span><text:span text:style-name="T175_35">use</text:span><text:span text:style-name="T175_36"><text:s/></text:span><text:span text:style-name="T175_37">the</text:span><text:span text:style-name="T175_38"><text:s/></text:span><text:span text:style-name="T175_39">key</text:span><text:span text:style-name="T175_40">.</text:span></text:p>
      <text:p text:style-name="P176"><text:span text:style-name="T176_1">2.<text:s/></text:span><text:span text:style-name="T176_2">Copy</text:span><text:span text:style-name="T176_3"><text:s/></text:span><text:span text:style-name="T176_4">the</text:span><text:span text:style-name="T176_5"><text:s/></text:span><text:span text:style-name="T176_6">content</text:span><text:span text:style-name="T176_7"><text:s/></text:span><text:span text:style-name="T176_8">of</text:span><text:span text:style-name="T176_9"><text:s/></text:span><text:span text:style-name="T176_10">the</text:span><text:span text:style-name="T176_11"><text:s/></text:span><text:span text:style-name="T176_12">file</text:span><text:span text:style-name="T176_13"><text:s/></text:span><text:span text:style-name="T176_14">id</text:span><text:span text:style-name="T176_15">_</text:span><text:span text:style-name="T176_16">rsa</text:span><text:span text:style-name="T176_17">.</text:span><text:span text:style-name="T176_18">pub</text:span></text:p>
      <text:p text:style-name="P177"><text:span text:style-name="T177_1">3.<text:s/></text:span><text:span text:style-name="T177_2">Connect</text:span><text:span text:style-name="T177_3"><text:s/></text:span><text:span text:style-name="T177_4">to</text:span><text:span text:style-name="T177_5"><text:s/></text:span><text:span text:style-name="T177_6">the</text:span><text:span text:style-name="T177_7"><text:s/></text:span><text:span text:style-name="T177_8">remote</text:span><text:span text:style-name="T177_9"><text:s/></text:span><text:span text:style-name="T177_10">machine</text:span><text:span text:style-name="T177_11"><text:s/></text:span><text:span text:style-name="T177_12">using</text:span><text:span text:style-name="T177_13"><text:s/></text:span><text:span text:style-name="T177_14">ssh</text:span><text:span text:style-name="T177_15"><text:s/></text:span><text:span text:style-name="T177_16">and</text:span><text:span text:style-name="T177_17"><text:s/></text:span><text:span text:style-name="T177_18">paste</text:span><text:span text:style-name="T177_19"><text:s/></text:span><text:span text:style-name="T177_20">the</text:span><text:span text:style-name="T177_21"><text:s/></text:span><text:span text:style-name="T177_22">content</text:span><text:span text:style-name="T177_23"><text:s/></text:span><text:span text:style-name="T177_24">of</text:span><text:span text:style-name="T177_25"><text:s/></text:span><text:span text:style-name="T177_26">the</text:span><text:span text:style-name="T177_27"><text:s/></text:span><text:span text:style-name="T177_28">file</text:span><text:span text:style-name="T177_29"><text:s/></text:span><text:span text:style-name="T177_30">after</text:span><text:span text:style-name="T177_31"><text:s/></text:span><text:span text:style-name="T177_32">the</text:span><text:span text:style-name="T177_33"><text:s/></text:span><text:span text:style-name="T177_34">last</text:span><text:span text:style-name="T177_35"><text:s/></text:span><text:span text:style-name="T177_36">line</text:span><text:span text:style-name="T177_37"><text:s/></text:span><text:span text:style-name="T177_38">of</text:span><text:span text:style-name="T177_39"><text:s/></text:span><text:span text:style-name="T177_40">the</text:span><text:span text:style-name="T177_41"><text:s/></text:span><text:span text:style-name="T177_42">file</text:span><text:span text:style-name="T177_43">:<text:s/>~/.</text:span><text:span text:style-name="T177_44">ssh</text:span><text:span text:style-name="T177_45">/</text:span><text:span text:style-name="T177_46">authorized</text:span><text:span text:style-name="T177_47">_</text:span><text:span text:style-name="T177_48">keys</text:span></text:p>
      <text:p text:style-name="P178"/>
      <text:p text:style-name="P179"><text:span text:style-name="T179_1">It</text:span><text:span text:style-name="T179_2"><text:s/></text:span><text:span text:style-name="T179_3">should</text:span><text:span text:style-name="T179_4"><text:s/></text:span><text:span text:style-name="T179_5">be</text:span><text:span text:style-name="T179_6"><text:s/></text:span><text:span text:style-name="T179_7">now</text:span><text:span text:style-name="T179_8"><text:s/></text:span><text:span text:style-name="T179_9">possible</text:span><text:span text:style-name="T179_10"><text:s/></text:span><text:span text:style-name="T179_11">to</text:span><text:span text:style-name="T179_12"><text:s/></text:span><text:span text:style-name="T179_13">connect</text:span><text:span text:style-name="T179_14"><text:s/></text:span><text:span text:style-name="T179_15">to</text:span><text:span text:style-name="T179_16"><text:s/></text:span><text:span text:style-name="T179_17">the</text:span><text:span text:style-name="T179_18"><text:s/></text:span><text:span text:style-name="T179_19">remote</text:span><text:span text:style-name="T179_20"><text:s/></text:span><text:span text:style-name="T179_21">machine</text:span><text:span text:style-name="T179_22"><text:s/></text:span><text:span text:style-name="T179_23">without</text:span><text:span text:style-name="T179_24"><text:s/></text:span><text:span text:style-name="T179_25">typing</text:span><text:span text:style-name="T179_26"><text:s/></text:span><text:span text:style-name="T179_27">a</text:span><text:span text:style-name="T179_28"><text:s/></text:span><text:span text:style-name="T179_29">password</text:span><text:span text:style-name="T179_30">.</text:span></text:p>
      <text:p text:style-name="P180"/>
      <text:p text:style-name="P181"/>
      <text:p text:style-name="P182"/>
      <text:p text:style-name="P183"/>
      <text:p text:style-name="P184"/>
      <text:p text:style-name="P18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